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rt_20_1">
      <style:table-properties table:display="true" style:writing-mode="lr-tb"/>
    </style:style>
    <style:style style:name="ta2" style:family="table" style:master-page-name="PageStyle_5f_Part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Fuel Req.</text:p>
          </table:table-cell>
          <table:table-cell table:style-name="ce1" office:value-type="string" calcext:value-type="string">
            <text:p>Total:</text:p>
          </table:table-cell>
          <table:table-cell table:style-name="ce3" table:formula="of:=SUM([.B$1:.B$1048576]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2" office:value-type="float" office:value="63455" calcext:value-type="float">
            <text:p>63455</text:p>
          </table:table-cell>
          <table:table-cell table:style-name="ce3" table:formula="of:=COM.MICROSOFT.FLOOR([.A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7371" calcext:value-type="float">
            <text:p>147371</text:p>
          </table:table-cell>
          <table:table-cell table:style-name="ce3" table:formula="of:=COM.MICROSOFT.FLOOR([.A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3071" calcext:value-type="float">
            <text:p>83071</text:p>
          </table:table-cell>
          <table:table-cell table:style-name="ce3" table:formula="of:=COM.MICROSOFT.FLOOR([.A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57460" calcext:value-type="float">
            <text:p>57460</text:p>
          </table:table-cell>
          <table:table-cell table:style-name="ce3" table:formula="of:=COM.MICROSOFT.FLOOR([.A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74392" calcext:value-type="float">
            <text:p>74392</text:p>
          </table:table-cell>
          <table:table-cell table:style-name="ce3" table:formula="of:=COM.MICROSOFT.FLOOR([.A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5303" calcext:value-type="float">
            <text:p>145303</text:p>
          </table:table-cell>
          <table:table-cell table:style-name="ce3" table:formula="of:=COM.MICROSOFT.FLOOR([.A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0181" calcext:value-type="float">
            <text:p>130181</text:p>
          </table:table-cell>
          <table:table-cell table:style-name="ce3" table:formula="of:=COM.MICROSOFT.FLOOR([.A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53102" calcext:value-type="float">
            <text:p>53102</text:p>
          </table:table-cell>
          <table:table-cell table:style-name="ce3" table:formula="of:=COM.MICROSOFT.FLOOR([.A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0073" calcext:value-type="float">
            <text:p>120073</text:p>
          </table:table-cell>
          <table:table-cell table:style-name="ce3" table:formula="of:=COM.MICROSOFT.FLOOR([.A1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3111" calcext:value-type="float">
            <text:p>93111</text:p>
          </table:table-cell>
          <table:table-cell table:style-name="ce3" table:formula="of:=COM.MICROSOFT.FLOOR([.A1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4471" calcext:value-type="float">
            <text:p>144471</text:p>
          </table:table-cell>
          <table:table-cell table:style-name="ce3" table:formula="of:=COM.MICROSOFT.FLOOR([.A1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5327" calcext:value-type="float">
            <text:p>105327</text:p>
          </table:table-cell>
          <table:table-cell table:style-name="ce3" table:formula="of:=COM.MICROSOFT.FLOOR([.A1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6466" calcext:value-type="float">
            <text:p>116466</text:p>
          </table:table-cell>
          <table:table-cell table:style-name="ce3" table:formula="of:=COM.MICROSOFT.FLOOR([.A1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7222" calcext:value-type="float">
            <text:p>67222</text:p>
          </table:table-cell>
          <table:table-cell table:style-name="ce3" table:formula="of:=COM.MICROSOFT.FLOOR([.A1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2845" calcext:value-type="float">
            <text:p>122845</text:p>
          </table:table-cell>
          <table:table-cell table:style-name="ce3" table:formula="of:=COM.MICROSOFT.FLOOR([.A1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6097" calcext:value-type="float">
            <text:p>146097</text:p>
          </table:table-cell>
          <table:table-cell table:style-name="ce3" table:formula="of:=COM.MICROSOFT.FLOOR([.A1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2014" calcext:value-type="float">
            <text:p>92014</text:p>
          </table:table-cell>
          <table:table-cell table:style-name="ce3" table:formula="of:=COM.MICROSOFT.FLOOR([.A1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4428" calcext:value-type="float">
            <text:p>114428</text:p>
          </table:table-cell>
          <table:table-cell table:style-name="ce3" table:formula="of:=COM.MICROSOFT.FLOOR([.A1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6796" calcext:value-type="float">
            <text:p>96796</text:p>
          </table:table-cell>
          <table:table-cell table:style-name="ce3" table:formula="of:=COM.MICROSOFT.FLOOR([.A2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1140" calcext:value-type="float">
            <text:p>131140</text:p>
          </table:table-cell>
          <table:table-cell table:style-name="ce3" table:formula="of:=COM.MICROSOFT.FLOOR([.A2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1481" calcext:value-type="float">
            <text:p>101481</text:p>
          </table:table-cell>
          <table:table-cell table:style-name="ce3" table:formula="of:=COM.MICROSOFT.FLOOR([.A2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7953" calcext:value-type="float">
            <text:p>87953</text:p>
          </table:table-cell>
          <table:table-cell table:style-name="ce3" table:formula="of:=COM.MICROSOFT.FLOOR([.A2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1415" calcext:value-type="float">
            <text:p>101415</text:p>
          </table:table-cell>
          <table:table-cell table:style-name="ce3" table:formula="of:=COM.MICROSOFT.FLOOR([.A2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75739" calcext:value-type="float">
            <text:p>75739</text:p>
          </table:table-cell>
          <table:table-cell table:style-name="ce3" table:formula="of:=COM.MICROSOFT.FLOOR([.A2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4263" calcext:value-type="float">
            <text:p>64263</text:p>
          </table:table-cell>
          <table:table-cell table:style-name="ce3" table:formula="of:=COM.MICROSOFT.FLOOR([.A2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4257" calcext:value-type="float">
            <text:p>94257</text:p>
          </table:table-cell>
          <table:table-cell table:style-name="ce3" table:formula="of:=COM.MICROSOFT.FLOOR([.A2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0426" calcext:value-type="float">
            <text:p>140426</text:p>
          </table:table-cell>
          <table:table-cell table:style-name="ce3" table:formula="of:=COM.MICROSOFT.FLOOR([.A2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2387" calcext:value-type="float">
            <text:p>62387</text:p>
          </table:table-cell>
          <table:table-cell table:style-name="ce3" table:formula="of:=COM.MICROSOFT.FLOOR([.A2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4464" calcext:value-type="float">
            <text:p>84464</text:p>
          </table:table-cell>
          <table:table-cell table:style-name="ce3" table:formula="of:=COM.MICROSOFT.FLOOR([.A3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4547" calcext:value-type="float">
            <text:p>104547</text:p>
          </table:table-cell>
          <table:table-cell table:style-name="ce3" table:formula="of:=COM.MICROSOFT.FLOOR([.A3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3581" calcext:value-type="float">
            <text:p>103581</text:p>
          </table:table-cell>
          <table:table-cell table:style-name="ce3" table:formula="of:=COM.MICROSOFT.FLOOR([.A3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9121" calcext:value-type="float">
            <text:p>89121</text:p>
          </table:table-cell>
          <table:table-cell table:style-name="ce3" table:formula="of:=COM.MICROSOFT.FLOOR([.A3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3301" calcext:value-type="float">
            <text:p>123301</text:p>
          </table:table-cell>
          <table:table-cell table:style-name="ce3" table:formula="of:=COM.MICROSOFT.FLOOR([.A3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4993" calcext:value-type="float">
            <text:p>64993</text:p>
          </table:table-cell>
          <table:table-cell table:style-name="ce3" table:formula="of:=COM.MICROSOFT.FLOOR([.A3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3555" calcext:value-type="float">
            <text:p>143555</text:p>
          </table:table-cell>
          <table:table-cell table:style-name="ce3" table:formula="of:=COM.MICROSOFT.FLOOR([.A3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55246" calcext:value-type="float">
            <text:p>55246</text:p>
          </table:table-cell>
          <table:table-cell table:style-name="ce3" table:formula="of:=COM.MICROSOFT.FLOOR([.A3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0986" calcext:value-type="float">
            <text:p>120986</text:p>
          </table:table-cell>
          <table:table-cell table:style-name="ce3" table:formula="of:=COM.MICROSOFT.FLOOR([.A3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7596" calcext:value-type="float">
            <text:p>67596</text:p>
          </table:table-cell>
          <table:table-cell table:style-name="ce3" table:formula="of:=COM.MICROSOFT.FLOOR([.A3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6173" calcext:value-type="float">
            <text:p>146173</text:p>
          </table:table-cell>
          <table:table-cell table:style-name="ce3" table:formula="of:=COM.MICROSOFT.FLOOR([.A4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9707" calcext:value-type="float">
            <text:p>149707</text:p>
          </table:table-cell>
          <table:table-cell table:style-name="ce3" table:formula="of:=COM.MICROSOFT.FLOOR([.A4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0285" calcext:value-type="float">
            <text:p>60285</text:p>
          </table:table-cell>
          <table:table-cell table:style-name="ce3" table:formula="of:=COM.MICROSOFT.FLOOR([.A4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3517" calcext:value-type="float">
            <text:p>83517</text:p>
          </table:table-cell>
          <table:table-cell table:style-name="ce3" table:formula="of:=COM.MICROSOFT.FLOOR([.A4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73782" calcext:value-type="float">
            <text:p>73782</text:p>
          </table:table-cell>
          <table:table-cell table:style-name="ce3" table:formula="of:=COM.MICROSOFT.FLOOR([.A4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3464" calcext:value-type="float">
            <text:p>103464</text:p>
          </table:table-cell>
          <table:table-cell table:style-name="ce3" table:formula="of:=COM.MICROSOFT.FLOOR([.A4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0506" calcext:value-type="float">
            <text:p>140506</text:p>
          </table:table-cell>
          <table:table-cell table:style-name="ce3" table:formula="of:=COM.MICROSOFT.FLOOR([.A4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78400" calcext:value-type="float">
            <text:p>78400</text:p>
          </table:table-cell>
          <table:table-cell table:style-name="ce3" table:formula="of:=COM.MICROSOFT.FLOOR([.A4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0672" calcext:value-type="float">
            <text:p>140672</text:p>
          </table:table-cell>
          <table:table-cell table:style-name="ce3" table:formula="of:=COM.MICROSOFT.FLOOR([.A4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1638" calcext:value-type="float">
            <text:p>141638</text:p>
          </table:table-cell>
          <table:table-cell table:style-name="ce3" table:formula="of:=COM.MICROSOFT.FLOOR([.A4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4470" calcext:value-type="float">
            <text:p>84470</text:p>
          </table:table-cell>
          <table:table-cell table:style-name="ce3" table:formula="of:=COM.MICROSOFT.FLOOR([.A5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6879" calcext:value-type="float">
            <text:p>116879</text:p>
          </table:table-cell>
          <table:table-cell table:style-name="ce3" table:formula="of:=COM.MICROSOFT.FLOOR([.A5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0701" calcext:value-type="float">
            <text:p>100701</text:p>
          </table:table-cell>
          <table:table-cell table:style-name="ce3" table:formula="of:=COM.MICROSOFT.FLOOR([.A5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3976" calcext:value-type="float">
            <text:p>63976</text:p>
          </table:table-cell>
          <table:table-cell table:style-name="ce3" table:formula="of:=COM.MICROSOFT.FLOOR([.A5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5748" calcext:value-type="float">
            <text:p>135748</text:p>
          </table:table-cell>
          <table:table-cell table:style-name="ce3" table:formula="of:=COM.MICROSOFT.FLOOR([.A5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5021" calcext:value-type="float">
            <text:p>65021</text:p>
          </table:table-cell>
          <table:table-cell table:style-name="ce3" table:formula="of:=COM.MICROSOFT.FLOOR([.A5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0086" calcext:value-type="float">
            <text:p>120086</text:p>
          </table:table-cell>
          <table:table-cell table:style-name="ce3" table:formula="of:=COM.MICROSOFT.FLOOR([.A5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7249" calcext:value-type="float">
            <text:p>147249</text:p>
          </table:table-cell>
          <table:table-cell table:style-name="ce3" table:formula="of:=COM.MICROSOFT.FLOOR([.A5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55441" calcext:value-type="float">
            <text:p>55441</text:p>
          </table:table-cell>
          <table:table-cell table:style-name="ce3" table:formula="of:=COM.MICROSOFT.FLOOR([.A5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5315" calcext:value-type="float">
            <text:p>135315</text:p>
          </table:table-cell>
          <table:table-cell table:style-name="ce3" table:formula="of:=COM.MICROSOFT.FLOOR([.A5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7426" calcext:value-type="float">
            <text:p>147426</text:p>
          </table:table-cell>
          <table:table-cell table:style-name="ce3" table:formula="of:=COM.MICROSOFT.FLOOR([.A6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3676" calcext:value-type="float">
            <text:p>93676</text:p>
          </table:table-cell>
          <table:table-cell table:style-name="ce3" table:formula="of:=COM.MICROSOFT.FLOOR([.A6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1384" calcext:value-type="float">
            <text:p>91384</text:p>
          </table:table-cell>
          <table:table-cell table:style-name="ce3" table:formula="of:=COM.MICROSOFT.FLOOR([.A6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0918" calcext:value-type="float">
            <text:p>110918</text:p>
          </table:table-cell>
          <table:table-cell table:style-name="ce3" table:formula="of:=COM.MICROSOFT.FLOOR([.A6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3368" calcext:value-type="float">
            <text:p>123368</text:p>
          </table:table-cell>
          <table:table-cell table:style-name="ce3" table:formula="of:=COM.MICROSOFT.FLOOR([.A6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2430" calcext:value-type="float">
            <text:p>102430</text:p>
          </table:table-cell>
          <table:table-cell table:style-name="ce3" table:formula="of:=COM.MICROSOFT.FLOOR([.A6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4807" calcext:value-type="float">
            <text:p>144807</text:p>
          </table:table-cell>
          <table:table-cell table:style-name="ce3" table:formula="of:=COM.MICROSOFT.FLOOR([.A6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2761" calcext:value-type="float">
            <text:p>82761</text:p>
          </table:table-cell>
          <table:table-cell table:style-name="ce3" table:formula="of:=COM.MICROSOFT.FLOOR([.A6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4357" calcext:value-type="float">
            <text:p>134357</text:p>
          </table:table-cell>
          <table:table-cell table:style-name="ce3" table:formula="of:=COM.MICROSOFT.FLOOR([.A6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2990" calcext:value-type="float">
            <text:p>62990</text:p>
          </table:table-cell>
          <table:table-cell table:style-name="ce3" table:formula="of:=COM.MICROSOFT.FLOOR([.A6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5171" calcext:value-type="float">
            <text:p>85171</text:p>
          </table:table-cell>
          <table:table-cell table:style-name="ce3" table:formula="of:=COM.MICROSOFT.FLOOR([.A7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4886" calcext:value-type="float">
            <text:p>134886</text:p>
          </table:table-cell>
          <table:table-cell table:style-name="ce3" table:formula="of:=COM.MICROSOFT.FLOOR([.A7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69166" calcext:value-type="float">
            <text:p>69166</text:p>
          </table:table-cell>
          <table:table-cell table:style-name="ce3" table:formula="of:=COM.MICROSOFT.FLOOR([.A7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9744" calcext:value-type="float">
            <text:p>119744</text:p>
          </table:table-cell>
          <table:table-cell table:style-name="ce3" table:formula="of:=COM.MICROSOFT.FLOOR([.A7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0648" calcext:value-type="float">
            <text:p>80648</text:p>
          </table:table-cell>
          <table:table-cell table:style-name="ce3" table:formula="of:=COM.MICROSOFT.FLOOR([.A7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6752" calcext:value-type="float">
            <text:p>96752</text:p>
          </table:table-cell>
          <table:table-cell table:style-name="ce3" table:formula="of:=COM.MICROSOFT.FLOOR([.A7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9379" calcext:value-type="float">
            <text:p>89379</text:p>
          </table:table-cell>
          <table:table-cell table:style-name="ce3" table:formula="of:=COM.MICROSOFT.FLOOR([.A7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6178" calcext:value-type="float">
            <text:p>136178</text:p>
          </table:table-cell>
          <table:table-cell table:style-name="ce3" table:formula="of:=COM.MICROSOFT.FLOOR([.A7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5175" calcext:value-type="float">
            <text:p>95175</text:p>
          </table:table-cell>
          <table:table-cell table:style-name="ce3" table:formula="of:=COM.MICROSOFT.FLOOR([.A7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4306" calcext:value-type="float">
            <text:p>124306</text:p>
          </table:table-cell>
          <table:table-cell table:style-name="ce3" table:formula="of:=COM.MICROSOFT.FLOOR([.A7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51990" calcext:value-type="float">
            <text:p>51990</text:p>
          </table:table-cell>
          <table:table-cell table:style-name="ce3" table:formula="of:=COM.MICROSOFT.FLOOR([.A8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57564" calcext:value-type="float">
            <text:p>57564</text:p>
          </table:table-cell>
          <table:table-cell table:style-name="ce3" table:formula="of:=COM.MICROSOFT.FLOOR([.A8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1347" calcext:value-type="float">
            <text:p>111347</text:p>
          </table:table-cell>
          <table:table-cell table:style-name="ce3" table:formula="of:=COM.MICROSOFT.FLOOR([.A8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79317" calcext:value-type="float">
            <text:p>79317</text:p>
          </table:table-cell>
          <table:table-cell table:style-name="ce3" table:formula="of:=COM.MICROSOFT.FLOOR([.A8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5357" calcext:value-type="float">
            <text:p>95357</text:p>
          </table:table-cell>
          <table:table-cell table:style-name="ce3" table:formula="of:=COM.MICROSOFT.FLOOR([.A8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85765" calcext:value-type="float">
            <text:p>85765</text:p>
          </table:table-cell>
          <table:table-cell table:style-name="ce3" table:formula="of:=COM.MICROSOFT.FLOOR([.A8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7827" calcext:value-type="float">
            <text:p>137827</text:p>
          </table:table-cell>
          <table:table-cell table:style-name="ce3" table:formula="of:=COM.MICROSOFT.FLOOR([.A8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5014" calcext:value-type="float">
            <text:p>105014</text:p>
          </table:table-cell>
          <table:table-cell table:style-name="ce3" table:formula="of:=COM.MICROSOFT.FLOOR([.A8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0742" calcext:value-type="float">
            <text:p>110742</text:p>
          </table:table-cell>
          <table:table-cell table:style-name="ce3" table:formula="of:=COM.MICROSOFT.FLOOR([.A8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5014" calcext:value-type="float">
            <text:p>105014</text:p>
          </table:table-cell>
          <table:table-cell table:style-name="ce3" table:formula="of:=COM.MICROSOFT.FLOOR([.A8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9330" calcext:value-type="float">
            <text:p>149330</text:p>
          </table:table-cell>
          <table:table-cell table:style-name="ce3" table:formula="of:=COM.MICROSOFT.FLOOR([.A9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78437" calcext:value-type="float">
            <text:p>78437</text:p>
          </table:table-cell>
          <table:table-cell table:style-name="ce3" table:formula="of:=COM.MICROSOFT.FLOOR([.A9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7908" calcext:value-type="float">
            <text:p>107908</text:p>
          </table:table-cell>
          <table:table-cell table:style-name="ce3" table:formula="of:=COM.MICROSOFT.FLOOR([.A92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9044" calcext:value-type="float">
            <text:p>139044</text:p>
          </table:table-cell>
          <table:table-cell table:style-name="ce3" table:formula="of:=COM.MICROSOFT.FLOOR([.A93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3304" calcext:value-type="float">
            <text:p>143304</text:p>
          </table:table-cell>
          <table:table-cell table:style-name="ce3" table:formula="of:=COM.MICROSOFT.FLOOR([.A94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90614" calcext:value-type="float">
            <text:p>90614</text:p>
          </table:table-cell>
          <table:table-cell table:style-name="ce3" table:formula="of:=COM.MICROSOFT.FLOOR([.A95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52119" calcext:value-type="float">
            <text:p>52119</text:p>
          </table:table-cell>
          <table:table-cell table:style-name="ce3" table:formula="of:=COM.MICROSOFT.FLOOR([.A96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47113" calcext:value-type="float">
            <text:p>147113</text:p>
          </table:table-cell>
          <table:table-cell table:style-name="ce3" table:formula="of:=COM.MICROSOFT.FLOOR([.A97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19815" calcext:value-type="float">
            <text:p>119815</text:p>
          </table:table-cell>
          <table:table-cell table:style-name="ce3" table:formula="of:=COM.MICROSOFT.FLOOR([.A98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25634" calcext:value-type="float">
            <text:p>125634</text:p>
          </table:table-cell>
          <table:table-cell table:style-name="ce3" table:formula="of:=COM.MICROSOFT.FLOOR([.A99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04335" calcext:value-type="float">
            <text:p>104335</text:p>
          </table:table-cell>
          <table:table-cell table:style-name="ce3" table:formula="of:=COM.MICROSOFT.FLOOR([.A100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1">
          <table:table-cell table:style-name="ce2" office:value-type="float" office:value="138295" calcext:value-type="float">
            <text:p>138295</text:p>
          </table:table-cell>
          <table:table-cell table:style-name="ce3" table:formula="of:=COM.MICROSOFT.FLOOR([.A101]/3)-2" office:value-type="string" office:string-value="" calcext:value-type="error">
            <text:p>Err:511</text:p>
          </table:table-cell>
          <table:table-cell table:number-columns-repeated="102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Fuel Req.</text:p>
          </table:table-cell>
          <table:table-cell table:number-columns-repeated="8"/>
          <table:table-cell table:style-name="ce1" office:value-type="string" calcext:value-type="string">
            <text:p>Total:</text:p>
          </table:table-cell>
          <table:table-cell table:style-name="ce3" table:formula="of:=SUM([.B$1:.K$1048576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 table:style-name="ce2" office:value-type="float" office:value="63455" calcext:value-type="float">
            <text:p>63455</text:p>
          </table:table-cell>
          <table:table-cell table:style-name="ce3" table:formula="of:=IF(COM.MICROSOFT.FLOOR([.A2]/3)-2 &gt; 0; COM.MICROSOFT.FLOOR([.A2]/3)-2; 0)" office:value-type="string" office:string-value="" calcext:value-type="error">
            <text:p>Err:511</text:p>
          </table:table-cell>
          <table:table-cell table:style-name="ce3" table:formula="of:=IF(COM.MICROSOFT.FLOOR([.B2]/3)-2 &gt; 0; COM.MICROSOFT.FLOOR([.B2]/3)-2; 0)" office:value-type="string" office:string-value="" calcext:value-type="error">
            <text:p>Err:511</text:p>
          </table:table-cell>
          <table:table-cell table:style-name="ce3" table:formula="of:=IF(COM.MICROSOFT.FLOOR([.C2]/3)-2 &gt; 0; COM.MICROSOFT.FLOOR([.C2]/3)-2; 0)" office:value-type="string" office:string-value="" calcext:value-type="error">
            <text:p>Err:511</text:p>
          </table:table-cell>
          <table:table-cell table:style-name="ce3" table:formula="of:=IF(COM.MICROSOFT.FLOOR([.D2]/3)-2 &gt; 0; COM.MICROSOFT.FLOOR([.D2]/3)-2; 0)" office:value-type="string" office:string-value="" calcext:value-type="error">
            <text:p>Err:511</text:p>
          </table:table-cell>
          <table:table-cell table:style-name="ce3" table:formula="of:=IF(COM.MICROSOFT.FLOOR([.E2]/3)-2 &gt; 0; COM.MICROSOFT.FLOOR([.E2]/3)-2; 0)" office:value-type="string" office:string-value="" calcext:value-type="error">
            <text:p>Err:511</text:p>
          </table:table-cell>
          <table:table-cell table:style-name="ce3" table:formula="of:=IF(COM.MICROSOFT.FLOOR([.F2]/3)-2 &gt; 0; COM.MICROSOFT.FLOOR([.F2]/3)-2; 0)" office:value-type="string" office:string-value="" calcext:value-type="error">
            <text:p>Err:511</text:p>
          </table:table-cell>
          <table:table-cell table:style-name="ce3" table:formula="of:=IF(COM.MICROSOFT.FLOOR([.G2]/3)-2 &gt; 0; COM.MICROSOFT.FLOOR([.G2]/3)-2; 0)" office:value-type="string" office:string-value="" calcext:value-type="error">
            <text:p>Err:511</text:p>
          </table:table-cell>
          <table:table-cell table:style-name="ce3" table:formula="of:=IF(COM.MICROSOFT.FLOOR([.H2]/3)-2 &gt; 0; COM.MICROSOFT.FLOOR([.H2]/3)-2; 0)" office:value-type="string" office:string-value="" calcext:value-type="error">
            <text:p>Err:511</text:p>
          </table:table-cell>
          <table:table-cell table:style-name="ce3" table:formula="of:=IF(COM.MICROSOFT.FLOOR([.I2]/3)-2 &gt; 0; COM.MICROSOFT.FLOOR([.I2]/3)-2; 0)" office:value-type="string" office:string-value="" calcext:value-type="error">
            <text:p>Err:511</text:p>
          </table:table-cell>
          <table:table-cell table:style-name="ce3" table:formula="of:=IF(COM.MICROSOFT.FLOOR([.J2]/3)-2 &gt; 0; COM.MICROSOFT.FLOOR([.J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7371" calcext:value-type="float">
            <text:p>147371</text:p>
          </table:table-cell>
          <table:table-cell table:style-name="ce3" table:formula="of:=IF(COM.MICROSOFT.FLOOR([.A3]/3)-2 &gt; 0; COM.MICROSOFT.FLOOR([.A3]/3)-2; 0)" office:value-type="string" office:string-value="" calcext:value-type="error">
            <text:p>Err:511</text:p>
          </table:table-cell>
          <table:table-cell table:style-name="ce3" table:formula="of:=IF(COM.MICROSOFT.FLOOR([.B3]/3)-2 &gt; 0; COM.MICROSOFT.FLOOR([.B3]/3)-2; 0)" office:value-type="string" office:string-value="" calcext:value-type="error">
            <text:p>Err:511</text:p>
          </table:table-cell>
          <table:table-cell table:style-name="ce3" table:formula="of:=IF(COM.MICROSOFT.FLOOR([.C3]/3)-2 &gt; 0; COM.MICROSOFT.FLOOR([.C3]/3)-2; 0)" office:value-type="string" office:string-value="" calcext:value-type="error">
            <text:p>Err:511</text:p>
          </table:table-cell>
          <table:table-cell table:style-name="ce3" table:formula="of:=IF(COM.MICROSOFT.FLOOR([.D3]/3)-2 &gt; 0; COM.MICROSOFT.FLOOR([.D3]/3)-2; 0)" office:value-type="string" office:string-value="" calcext:value-type="error">
            <text:p>Err:511</text:p>
          </table:table-cell>
          <table:table-cell table:style-name="ce3" table:formula="of:=IF(COM.MICROSOFT.FLOOR([.E3]/3)-2 &gt; 0; COM.MICROSOFT.FLOOR([.E3]/3)-2; 0)" office:value-type="string" office:string-value="" calcext:value-type="error">
            <text:p>Err:511</text:p>
          </table:table-cell>
          <table:table-cell table:style-name="ce3" table:formula="of:=IF(COM.MICROSOFT.FLOOR([.F3]/3)-2 &gt; 0; COM.MICROSOFT.FLOOR([.F3]/3)-2; 0)" office:value-type="string" office:string-value="" calcext:value-type="error">
            <text:p>Err:511</text:p>
          </table:table-cell>
          <table:table-cell table:style-name="ce3" table:formula="of:=IF(COM.MICROSOFT.FLOOR([.G3]/3)-2 &gt; 0; COM.MICROSOFT.FLOOR([.G3]/3)-2; 0)" office:value-type="string" office:string-value="" calcext:value-type="error">
            <text:p>Err:511</text:p>
          </table:table-cell>
          <table:table-cell table:style-name="ce3" table:formula="of:=IF(COM.MICROSOFT.FLOOR([.H3]/3)-2 &gt; 0; COM.MICROSOFT.FLOOR([.H3]/3)-2; 0)" office:value-type="string" office:string-value="" calcext:value-type="error">
            <text:p>Err:511</text:p>
          </table:table-cell>
          <table:table-cell table:style-name="ce3" table:formula="of:=IF(COM.MICROSOFT.FLOOR([.I3]/3)-2 &gt; 0; COM.MICROSOFT.FLOOR([.I3]/3)-2; 0)" office:value-type="string" office:string-value="" calcext:value-type="error">
            <text:p>Err:511</text:p>
          </table:table-cell>
          <table:table-cell table:style-name="ce3" table:formula="of:=IF(COM.MICROSOFT.FLOOR([.J3]/3)-2 &gt; 0; COM.MICROSOFT.FLOOR([.J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3071" calcext:value-type="float">
            <text:p>83071</text:p>
          </table:table-cell>
          <table:table-cell table:style-name="ce3" table:formula="of:=IF(COM.MICROSOFT.FLOOR([.A4]/3)-2 &gt; 0; COM.MICROSOFT.FLOOR([.A4]/3)-2; 0)" office:value-type="string" office:string-value="" calcext:value-type="error">
            <text:p>Err:511</text:p>
          </table:table-cell>
          <table:table-cell table:style-name="ce3" table:formula="of:=IF(COM.MICROSOFT.FLOOR([.B4]/3)-2 &gt; 0; COM.MICROSOFT.FLOOR([.B4]/3)-2; 0)" office:value-type="string" office:string-value="" calcext:value-type="error">
            <text:p>Err:511</text:p>
          </table:table-cell>
          <table:table-cell table:style-name="ce3" table:formula="of:=IF(COM.MICROSOFT.FLOOR([.C4]/3)-2 &gt; 0; COM.MICROSOFT.FLOOR([.C4]/3)-2; 0)" office:value-type="string" office:string-value="" calcext:value-type="error">
            <text:p>Err:511</text:p>
          </table:table-cell>
          <table:table-cell table:style-name="ce3" table:formula="of:=IF(COM.MICROSOFT.FLOOR([.D4]/3)-2 &gt; 0; COM.MICROSOFT.FLOOR([.D4]/3)-2; 0)" office:value-type="string" office:string-value="" calcext:value-type="error">
            <text:p>Err:511</text:p>
          </table:table-cell>
          <table:table-cell table:style-name="ce3" table:formula="of:=IF(COM.MICROSOFT.FLOOR([.E4]/3)-2 &gt; 0; COM.MICROSOFT.FLOOR([.E4]/3)-2; 0)" office:value-type="string" office:string-value="" calcext:value-type="error">
            <text:p>Err:511</text:p>
          </table:table-cell>
          <table:table-cell table:style-name="ce3" table:formula="of:=IF(COM.MICROSOFT.FLOOR([.F4]/3)-2 &gt; 0; COM.MICROSOFT.FLOOR([.F4]/3)-2; 0)" office:value-type="string" office:string-value="" calcext:value-type="error">
            <text:p>Err:511</text:p>
          </table:table-cell>
          <table:table-cell table:style-name="ce3" table:formula="of:=IF(COM.MICROSOFT.FLOOR([.G4]/3)-2 &gt; 0; COM.MICROSOFT.FLOOR([.G4]/3)-2; 0)" office:value-type="string" office:string-value="" calcext:value-type="error">
            <text:p>Err:511</text:p>
          </table:table-cell>
          <table:table-cell table:style-name="ce3" table:formula="of:=IF(COM.MICROSOFT.FLOOR([.H4]/3)-2 &gt; 0; COM.MICROSOFT.FLOOR([.H4]/3)-2; 0)" office:value-type="string" office:string-value="" calcext:value-type="error">
            <text:p>Err:511</text:p>
          </table:table-cell>
          <table:table-cell table:style-name="ce3" table:formula="of:=IF(COM.MICROSOFT.FLOOR([.I4]/3)-2 &gt; 0; COM.MICROSOFT.FLOOR([.I4]/3)-2; 0)" office:value-type="string" office:string-value="" calcext:value-type="error">
            <text:p>Err:511</text:p>
          </table:table-cell>
          <table:table-cell table:style-name="ce3" table:formula="of:=IF(COM.MICROSOFT.FLOOR([.J4]/3)-2 &gt; 0; COM.MICROSOFT.FLOOR([.J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57460" calcext:value-type="float">
            <text:p>57460</text:p>
          </table:table-cell>
          <table:table-cell table:style-name="ce3" table:formula="of:=IF(COM.MICROSOFT.FLOOR([.A5]/3)-2 &gt; 0; COM.MICROSOFT.FLOOR([.A5]/3)-2; 0)" office:value-type="string" office:string-value="" calcext:value-type="error">
            <text:p>Err:511</text:p>
          </table:table-cell>
          <table:table-cell table:style-name="ce3" table:formula="of:=IF(COM.MICROSOFT.FLOOR([.B5]/3)-2 &gt; 0; COM.MICROSOFT.FLOOR([.B5]/3)-2; 0)" office:value-type="string" office:string-value="" calcext:value-type="error">
            <text:p>Err:511</text:p>
          </table:table-cell>
          <table:table-cell table:style-name="ce3" table:formula="of:=IF(COM.MICROSOFT.FLOOR([.C5]/3)-2 &gt; 0; COM.MICROSOFT.FLOOR([.C5]/3)-2; 0)" office:value-type="string" office:string-value="" calcext:value-type="error">
            <text:p>Err:511</text:p>
          </table:table-cell>
          <table:table-cell table:style-name="ce3" table:formula="of:=IF(COM.MICROSOFT.FLOOR([.D5]/3)-2 &gt; 0; COM.MICROSOFT.FLOOR([.D5]/3)-2; 0)" office:value-type="string" office:string-value="" calcext:value-type="error">
            <text:p>Err:511</text:p>
          </table:table-cell>
          <table:table-cell table:style-name="ce3" table:formula="of:=IF(COM.MICROSOFT.FLOOR([.E5]/3)-2 &gt; 0; COM.MICROSOFT.FLOOR([.E5]/3)-2; 0)" office:value-type="string" office:string-value="" calcext:value-type="error">
            <text:p>Err:511</text:p>
          </table:table-cell>
          <table:table-cell table:style-name="ce3" table:formula="of:=IF(COM.MICROSOFT.FLOOR([.F5]/3)-2 &gt; 0; COM.MICROSOFT.FLOOR([.F5]/3)-2; 0)" office:value-type="string" office:string-value="" calcext:value-type="error">
            <text:p>Err:511</text:p>
          </table:table-cell>
          <table:table-cell table:style-name="ce3" table:formula="of:=IF(COM.MICROSOFT.FLOOR([.G5]/3)-2 &gt; 0; COM.MICROSOFT.FLOOR([.G5]/3)-2; 0)" office:value-type="string" office:string-value="" calcext:value-type="error">
            <text:p>Err:511</text:p>
          </table:table-cell>
          <table:table-cell table:style-name="ce3" table:formula="of:=IF(COM.MICROSOFT.FLOOR([.H5]/3)-2 &gt; 0; COM.MICROSOFT.FLOOR([.H5]/3)-2; 0)" office:value-type="string" office:string-value="" calcext:value-type="error">
            <text:p>Err:511</text:p>
          </table:table-cell>
          <table:table-cell table:style-name="ce3" table:formula="of:=IF(COM.MICROSOFT.FLOOR([.I5]/3)-2 &gt; 0; COM.MICROSOFT.FLOOR([.I5]/3)-2; 0)" office:value-type="string" office:string-value="" calcext:value-type="error">
            <text:p>Err:511</text:p>
          </table:table-cell>
          <table:table-cell table:style-name="ce3" table:formula="of:=IF(COM.MICROSOFT.FLOOR([.J5]/3)-2 &gt; 0; COM.MICROSOFT.FLOOR([.J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74392" calcext:value-type="float">
            <text:p>74392</text:p>
          </table:table-cell>
          <table:table-cell table:style-name="ce3" table:formula="of:=IF(COM.MICROSOFT.FLOOR([.A6]/3)-2 &gt; 0; COM.MICROSOFT.FLOOR([.A6]/3)-2; 0)" office:value-type="string" office:string-value="" calcext:value-type="error">
            <text:p>Err:511</text:p>
          </table:table-cell>
          <table:table-cell table:style-name="ce3" table:formula="of:=IF(COM.MICROSOFT.FLOOR([.B6]/3)-2 &gt; 0; COM.MICROSOFT.FLOOR([.B6]/3)-2; 0)" office:value-type="string" office:string-value="" calcext:value-type="error">
            <text:p>Err:511</text:p>
          </table:table-cell>
          <table:table-cell table:style-name="ce3" table:formula="of:=IF(COM.MICROSOFT.FLOOR([.C6]/3)-2 &gt; 0; COM.MICROSOFT.FLOOR([.C6]/3)-2; 0)" office:value-type="string" office:string-value="" calcext:value-type="error">
            <text:p>Err:511</text:p>
          </table:table-cell>
          <table:table-cell table:style-name="ce3" table:formula="of:=IF(COM.MICROSOFT.FLOOR([.D6]/3)-2 &gt; 0; COM.MICROSOFT.FLOOR([.D6]/3)-2; 0)" office:value-type="string" office:string-value="" calcext:value-type="error">
            <text:p>Err:511</text:p>
          </table:table-cell>
          <table:table-cell table:style-name="ce3" table:formula="of:=IF(COM.MICROSOFT.FLOOR([.E6]/3)-2 &gt; 0; COM.MICROSOFT.FLOOR([.E6]/3)-2; 0)" office:value-type="string" office:string-value="" calcext:value-type="error">
            <text:p>Err:511</text:p>
          </table:table-cell>
          <table:table-cell table:style-name="ce3" table:formula="of:=IF(COM.MICROSOFT.FLOOR([.F6]/3)-2 &gt; 0; COM.MICROSOFT.FLOOR([.F6]/3)-2; 0)" office:value-type="string" office:string-value="" calcext:value-type="error">
            <text:p>Err:511</text:p>
          </table:table-cell>
          <table:table-cell table:style-name="ce3" table:formula="of:=IF(COM.MICROSOFT.FLOOR([.G6]/3)-2 &gt; 0; COM.MICROSOFT.FLOOR([.G6]/3)-2; 0)" office:value-type="string" office:string-value="" calcext:value-type="error">
            <text:p>Err:511</text:p>
          </table:table-cell>
          <table:table-cell table:style-name="ce3" table:formula="of:=IF(COM.MICROSOFT.FLOOR([.H6]/3)-2 &gt; 0; COM.MICROSOFT.FLOOR([.H6]/3)-2; 0)" office:value-type="string" office:string-value="" calcext:value-type="error">
            <text:p>Err:511</text:p>
          </table:table-cell>
          <table:table-cell table:style-name="ce3" table:formula="of:=IF(COM.MICROSOFT.FLOOR([.I6]/3)-2 &gt; 0; COM.MICROSOFT.FLOOR([.I6]/3)-2; 0)" office:value-type="string" office:string-value="" calcext:value-type="error">
            <text:p>Err:511</text:p>
          </table:table-cell>
          <table:table-cell table:style-name="ce3" table:formula="of:=IF(COM.MICROSOFT.FLOOR([.J6]/3)-2 &gt; 0; COM.MICROSOFT.FLOOR([.J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5303" calcext:value-type="float">
            <text:p>145303</text:p>
          </table:table-cell>
          <table:table-cell table:style-name="ce3" table:formula="of:=IF(COM.MICROSOFT.FLOOR([.A7]/3)-2 &gt; 0; COM.MICROSOFT.FLOOR([.A7]/3)-2; 0)" office:value-type="string" office:string-value="" calcext:value-type="error">
            <text:p>Err:511</text:p>
          </table:table-cell>
          <table:table-cell table:style-name="ce3" table:formula="of:=IF(COM.MICROSOFT.FLOOR([.B7]/3)-2 &gt; 0; COM.MICROSOFT.FLOOR([.B7]/3)-2; 0)" office:value-type="string" office:string-value="" calcext:value-type="error">
            <text:p>Err:511</text:p>
          </table:table-cell>
          <table:table-cell table:style-name="ce3" table:formula="of:=IF(COM.MICROSOFT.FLOOR([.C7]/3)-2 &gt; 0; COM.MICROSOFT.FLOOR([.C7]/3)-2; 0)" office:value-type="string" office:string-value="" calcext:value-type="error">
            <text:p>Err:511</text:p>
          </table:table-cell>
          <table:table-cell table:style-name="ce3" table:formula="of:=IF(COM.MICROSOFT.FLOOR([.D7]/3)-2 &gt; 0; COM.MICROSOFT.FLOOR([.D7]/3)-2; 0)" office:value-type="string" office:string-value="" calcext:value-type="error">
            <text:p>Err:511</text:p>
          </table:table-cell>
          <table:table-cell table:style-name="ce3" table:formula="of:=IF(COM.MICROSOFT.FLOOR([.E7]/3)-2 &gt; 0; COM.MICROSOFT.FLOOR([.E7]/3)-2; 0)" office:value-type="string" office:string-value="" calcext:value-type="error">
            <text:p>Err:511</text:p>
          </table:table-cell>
          <table:table-cell table:style-name="ce3" table:formula="of:=IF(COM.MICROSOFT.FLOOR([.F7]/3)-2 &gt; 0; COM.MICROSOFT.FLOOR([.F7]/3)-2; 0)" office:value-type="string" office:string-value="" calcext:value-type="error">
            <text:p>Err:511</text:p>
          </table:table-cell>
          <table:table-cell table:style-name="ce3" table:formula="of:=IF(COM.MICROSOFT.FLOOR([.G7]/3)-2 &gt; 0; COM.MICROSOFT.FLOOR([.G7]/3)-2; 0)" office:value-type="string" office:string-value="" calcext:value-type="error">
            <text:p>Err:511</text:p>
          </table:table-cell>
          <table:table-cell table:style-name="ce3" table:formula="of:=IF(COM.MICROSOFT.FLOOR([.H7]/3)-2 &gt; 0; COM.MICROSOFT.FLOOR([.H7]/3)-2; 0)" office:value-type="string" office:string-value="" calcext:value-type="error">
            <text:p>Err:511</text:p>
          </table:table-cell>
          <table:table-cell table:style-name="ce3" table:formula="of:=IF(COM.MICROSOFT.FLOOR([.I7]/3)-2 &gt; 0; COM.MICROSOFT.FLOOR([.I7]/3)-2; 0)" office:value-type="string" office:string-value="" calcext:value-type="error">
            <text:p>Err:511</text:p>
          </table:table-cell>
          <table:table-cell table:style-name="ce3" table:formula="of:=IF(COM.MICROSOFT.FLOOR([.J7]/3)-2 &gt; 0; COM.MICROSOFT.FLOOR([.J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0181" calcext:value-type="float">
            <text:p>130181</text:p>
          </table:table-cell>
          <table:table-cell table:style-name="ce3" table:formula="of:=IF(COM.MICROSOFT.FLOOR([.A8]/3)-2 &gt; 0; COM.MICROSOFT.FLOOR([.A8]/3)-2; 0)" office:value-type="string" office:string-value="" calcext:value-type="error">
            <text:p>Err:511</text:p>
          </table:table-cell>
          <table:table-cell table:style-name="ce3" table:formula="of:=IF(COM.MICROSOFT.FLOOR([.B8]/3)-2 &gt; 0; COM.MICROSOFT.FLOOR([.B8]/3)-2; 0)" office:value-type="string" office:string-value="" calcext:value-type="error">
            <text:p>Err:511</text:p>
          </table:table-cell>
          <table:table-cell table:style-name="ce3" table:formula="of:=IF(COM.MICROSOFT.FLOOR([.C8]/3)-2 &gt; 0; COM.MICROSOFT.FLOOR([.C8]/3)-2; 0)" office:value-type="string" office:string-value="" calcext:value-type="error">
            <text:p>Err:511</text:p>
          </table:table-cell>
          <table:table-cell table:style-name="ce3" table:formula="of:=IF(COM.MICROSOFT.FLOOR([.D8]/3)-2 &gt; 0; COM.MICROSOFT.FLOOR([.D8]/3)-2; 0)" office:value-type="string" office:string-value="" calcext:value-type="error">
            <text:p>Err:511</text:p>
          </table:table-cell>
          <table:table-cell table:style-name="ce3" table:formula="of:=IF(COM.MICROSOFT.FLOOR([.E8]/3)-2 &gt; 0; COM.MICROSOFT.FLOOR([.E8]/3)-2; 0)" office:value-type="string" office:string-value="" calcext:value-type="error">
            <text:p>Err:511</text:p>
          </table:table-cell>
          <table:table-cell table:style-name="ce3" table:formula="of:=IF(COM.MICROSOFT.FLOOR([.F8]/3)-2 &gt; 0; COM.MICROSOFT.FLOOR([.F8]/3)-2; 0)" office:value-type="string" office:string-value="" calcext:value-type="error">
            <text:p>Err:511</text:p>
          </table:table-cell>
          <table:table-cell table:style-name="ce3" table:formula="of:=IF(COM.MICROSOFT.FLOOR([.G8]/3)-2 &gt; 0; COM.MICROSOFT.FLOOR([.G8]/3)-2; 0)" office:value-type="string" office:string-value="" calcext:value-type="error">
            <text:p>Err:511</text:p>
          </table:table-cell>
          <table:table-cell table:style-name="ce3" table:formula="of:=IF(COM.MICROSOFT.FLOOR([.H8]/3)-2 &gt; 0; COM.MICROSOFT.FLOOR([.H8]/3)-2; 0)" office:value-type="string" office:string-value="" calcext:value-type="error">
            <text:p>Err:511</text:p>
          </table:table-cell>
          <table:table-cell table:style-name="ce3" table:formula="of:=IF(COM.MICROSOFT.FLOOR([.I8]/3)-2 &gt; 0; COM.MICROSOFT.FLOOR([.I8]/3)-2; 0)" office:value-type="string" office:string-value="" calcext:value-type="error">
            <text:p>Err:511</text:p>
          </table:table-cell>
          <table:table-cell table:style-name="ce3" table:formula="of:=IF(COM.MICROSOFT.FLOOR([.J8]/3)-2 &gt; 0; COM.MICROSOFT.FLOOR([.J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53102" calcext:value-type="float">
            <text:p>53102</text:p>
          </table:table-cell>
          <table:table-cell table:style-name="ce3" table:formula="of:=IF(COM.MICROSOFT.FLOOR([.A9]/3)-2 &gt; 0; COM.MICROSOFT.FLOOR([.A9]/3)-2; 0)" office:value-type="string" office:string-value="" calcext:value-type="error">
            <text:p>Err:511</text:p>
          </table:table-cell>
          <table:table-cell table:style-name="ce3" table:formula="of:=IF(COM.MICROSOFT.FLOOR([.B9]/3)-2 &gt; 0; COM.MICROSOFT.FLOOR([.B9]/3)-2; 0)" office:value-type="string" office:string-value="" calcext:value-type="error">
            <text:p>Err:511</text:p>
          </table:table-cell>
          <table:table-cell table:style-name="ce3" table:formula="of:=IF(COM.MICROSOFT.FLOOR([.C9]/3)-2 &gt; 0; COM.MICROSOFT.FLOOR([.C9]/3)-2; 0)" office:value-type="string" office:string-value="" calcext:value-type="error">
            <text:p>Err:511</text:p>
          </table:table-cell>
          <table:table-cell table:style-name="ce3" table:formula="of:=IF(COM.MICROSOFT.FLOOR([.D9]/3)-2 &gt; 0; COM.MICROSOFT.FLOOR([.D9]/3)-2; 0)" office:value-type="string" office:string-value="" calcext:value-type="error">
            <text:p>Err:511</text:p>
          </table:table-cell>
          <table:table-cell table:style-name="ce3" table:formula="of:=IF(COM.MICROSOFT.FLOOR([.E9]/3)-2 &gt; 0; COM.MICROSOFT.FLOOR([.E9]/3)-2; 0)" office:value-type="string" office:string-value="" calcext:value-type="error">
            <text:p>Err:511</text:p>
          </table:table-cell>
          <table:table-cell table:style-name="ce3" table:formula="of:=IF(COM.MICROSOFT.FLOOR([.F9]/3)-2 &gt; 0; COM.MICROSOFT.FLOOR([.F9]/3)-2; 0)" office:value-type="string" office:string-value="" calcext:value-type="error">
            <text:p>Err:511</text:p>
          </table:table-cell>
          <table:table-cell table:style-name="ce3" table:formula="of:=IF(COM.MICROSOFT.FLOOR([.G9]/3)-2 &gt; 0; COM.MICROSOFT.FLOOR([.G9]/3)-2; 0)" office:value-type="string" office:string-value="" calcext:value-type="error">
            <text:p>Err:511</text:p>
          </table:table-cell>
          <table:table-cell table:style-name="ce3" table:formula="of:=IF(COM.MICROSOFT.FLOOR([.H9]/3)-2 &gt; 0; COM.MICROSOFT.FLOOR([.H9]/3)-2; 0)" office:value-type="string" office:string-value="" calcext:value-type="error">
            <text:p>Err:511</text:p>
          </table:table-cell>
          <table:table-cell table:style-name="ce3" table:formula="of:=IF(COM.MICROSOFT.FLOOR([.I9]/3)-2 &gt; 0; COM.MICROSOFT.FLOOR([.I9]/3)-2; 0)" office:value-type="string" office:string-value="" calcext:value-type="error">
            <text:p>Err:511</text:p>
          </table:table-cell>
          <table:table-cell table:style-name="ce3" table:formula="of:=IF(COM.MICROSOFT.FLOOR([.J9]/3)-2 &gt; 0; COM.MICROSOFT.FLOOR([.J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0073" calcext:value-type="float">
            <text:p>120073</text:p>
          </table:table-cell>
          <table:table-cell table:style-name="ce3" table:formula="of:=IF(COM.MICROSOFT.FLOOR([.A10]/3)-2 &gt; 0; COM.MICROSOFT.FLOOR([.A10]/3)-2; 0)" office:value-type="string" office:string-value="" calcext:value-type="error">
            <text:p>Err:511</text:p>
          </table:table-cell>
          <table:table-cell table:style-name="ce3" table:formula="of:=IF(COM.MICROSOFT.FLOOR([.B10]/3)-2 &gt; 0; COM.MICROSOFT.FLOOR([.B10]/3)-2; 0)" office:value-type="string" office:string-value="" calcext:value-type="error">
            <text:p>Err:511</text:p>
          </table:table-cell>
          <table:table-cell table:style-name="ce3" table:formula="of:=IF(COM.MICROSOFT.FLOOR([.C10]/3)-2 &gt; 0; COM.MICROSOFT.FLOOR([.C10]/3)-2; 0)" office:value-type="string" office:string-value="" calcext:value-type="error">
            <text:p>Err:511</text:p>
          </table:table-cell>
          <table:table-cell table:style-name="ce3" table:formula="of:=IF(COM.MICROSOFT.FLOOR([.D10]/3)-2 &gt; 0; COM.MICROSOFT.FLOOR([.D10]/3)-2; 0)" office:value-type="string" office:string-value="" calcext:value-type="error">
            <text:p>Err:511</text:p>
          </table:table-cell>
          <table:table-cell table:style-name="ce3" table:formula="of:=IF(COM.MICROSOFT.FLOOR([.E10]/3)-2 &gt; 0; COM.MICROSOFT.FLOOR([.E10]/3)-2; 0)" office:value-type="string" office:string-value="" calcext:value-type="error">
            <text:p>Err:511</text:p>
          </table:table-cell>
          <table:table-cell table:style-name="ce3" table:formula="of:=IF(COM.MICROSOFT.FLOOR([.F10]/3)-2 &gt; 0; COM.MICROSOFT.FLOOR([.F10]/3)-2; 0)" office:value-type="string" office:string-value="" calcext:value-type="error">
            <text:p>Err:511</text:p>
          </table:table-cell>
          <table:table-cell table:style-name="ce3" table:formula="of:=IF(COM.MICROSOFT.FLOOR([.G10]/3)-2 &gt; 0; COM.MICROSOFT.FLOOR([.G10]/3)-2; 0)" office:value-type="string" office:string-value="" calcext:value-type="error">
            <text:p>Err:511</text:p>
          </table:table-cell>
          <table:table-cell table:style-name="ce3" table:formula="of:=IF(COM.MICROSOFT.FLOOR([.H10]/3)-2 &gt; 0; COM.MICROSOFT.FLOOR([.H10]/3)-2; 0)" office:value-type="string" office:string-value="" calcext:value-type="error">
            <text:p>Err:511</text:p>
          </table:table-cell>
          <table:table-cell table:style-name="ce3" table:formula="of:=IF(COM.MICROSOFT.FLOOR([.I10]/3)-2 &gt; 0; COM.MICROSOFT.FLOOR([.I10]/3)-2; 0)" office:value-type="string" office:string-value="" calcext:value-type="error">
            <text:p>Err:511</text:p>
          </table:table-cell>
          <table:table-cell table:style-name="ce3" table:formula="of:=IF(COM.MICROSOFT.FLOOR([.J10]/3)-2 &gt; 0; COM.MICROSOFT.FLOOR([.J1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3111" calcext:value-type="float">
            <text:p>93111</text:p>
          </table:table-cell>
          <table:table-cell table:style-name="ce3" table:formula="of:=IF(COM.MICROSOFT.FLOOR([.A11]/3)-2 &gt; 0; COM.MICROSOFT.FLOOR([.A11]/3)-2; 0)" office:value-type="string" office:string-value="" calcext:value-type="error">
            <text:p>Err:511</text:p>
          </table:table-cell>
          <table:table-cell table:style-name="ce3" table:formula="of:=IF(COM.MICROSOFT.FLOOR([.B11]/3)-2 &gt; 0; COM.MICROSOFT.FLOOR([.B11]/3)-2; 0)" office:value-type="string" office:string-value="" calcext:value-type="error">
            <text:p>Err:511</text:p>
          </table:table-cell>
          <table:table-cell table:style-name="ce3" table:formula="of:=IF(COM.MICROSOFT.FLOOR([.C11]/3)-2 &gt; 0; COM.MICROSOFT.FLOOR([.C11]/3)-2; 0)" office:value-type="string" office:string-value="" calcext:value-type="error">
            <text:p>Err:511</text:p>
          </table:table-cell>
          <table:table-cell table:style-name="ce3" table:formula="of:=IF(COM.MICROSOFT.FLOOR([.D11]/3)-2 &gt; 0; COM.MICROSOFT.FLOOR([.D11]/3)-2; 0)" office:value-type="string" office:string-value="" calcext:value-type="error">
            <text:p>Err:511</text:p>
          </table:table-cell>
          <table:table-cell table:style-name="ce3" table:formula="of:=IF(COM.MICROSOFT.FLOOR([.E11]/3)-2 &gt; 0; COM.MICROSOFT.FLOOR([.E11]/3)-2; 0)" office:value-type="string" office:string-value="" calcext:value-type="error">
            <text:p>Err:511</text:p>
          </table:table-cell>
          <table:table-cell table:style-name="ce3" table:formula="of:=IF(COM.MICROSOFT.FLOOR([.F11]/3)-2 &gt; 0; COM.MICROSOFT.FLOOR([.F11]/3)-2; 0)" office:value-type="string" office:string-value="" calcext:value-type="error">
            <text:p>Err:511</text:p>
          </table:table-cell>
          <table:table-cell table:style-name="ce3" table:formula="of:=IF(COM.MICROSOFT.FLOOR([.G11]/3)-2 &gt; 0; COM.MICROSOFT.FLOOR([.G11]/3)-2; 0)" office:value-type="string" office:string-value="" calcext:value-type="error">
            <text:p>Err:511</text:p>
          </table:table-cell>
          <table:table-cell table:style-name="ce3" table:formula="of:=IF(COM.MICROSOFT.FLOOR([.H11]/3)-2 &gt; 0; COM.MICROSOFT.FLOOR([.H11]/3)-2; 0)" office:value-type="string" office:string-value="" calcext:value-type="error">
            <text:p>Err:511</text:p>
          </table:table-cell>
          <table:table-cell table:style-name="ce3" table:formula="of:=IF(COM.MICROSOFT.FLOOR([.I11]/3)-2 &gt; 0; COM.MICROSOFT.FLOOR([.I11]/3)-2; 0)" office:value-type="string" office:string-value="" calcext:value-type="error">
            <text:p>Err:511</text:p>
          </table:table-cell>
          <table:table-cell table:style-name="ce3" table:formula="of:=IF(COM.MICROSOFT.FLOOR([.J11]/3)-2 &gt; 0; COM.MICROSOFT.FLOOR([.J1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4471" calcext:value-type="float">
            <text:p>144471</text:p>
          </table:table-cell>
          <table:table-cell table:style-name="ce3" table:formula="of:=IF(COM.MICROSOFT.FLOOR([.A12]/3)-2 &gt; 0; COM.MICROSOFT.FLOOR([.A12]/3)-2; 0)" office:value-type="string" office:string-value="" calcext:value-type="error">
            <text:p>Err:511</text:p>
          </table:table-cell>
          <table:table-cell table:style-name="ce3" table:formula="of:=IF(COM.MICROSOFT.FLOOR([.B12]/3)-2 &gt; 0; COM.MICROSOFT.FLOOR([.B12]/3)-2; 0)" office:value-type="string" office:string-value="" calcext:value-type="error">
            <text:p>Err:511</text:p>
          </table:table-cell>
          <table:table-cell table:style-name="ce3" table:formula="of:=IF(COM.MICROSOFT.FLOOR([.C12]/3)-2 &gt; 0; COM.MICROSOFT.FLOOR([.C12]/3)-2; 0)" office:value-type="string" office:string-value="" calcext:value-type="error">
            <text:p>Err:511</text:p>
          </table:table-cell>
          <table:table-cell table:style-name="ce3" table:formula="of:=IF(COM.MICROSOFT.FLOOR([.D12]/3)-2 &gt; 0; COM.MICROSOFT.FLOOR([.D12]/3)-2; 0)" office:value-type="string" office:string-value="" calcext:value-type="error">
            <text:p>Err:511</text:p>
          </table:table-cell>
          <table:table-cell table:style-name="ce3" table:formula="of:=IF(COM.MICROSOFT.FLOOR([.E12]/3)-2 &gt; 0; COM.MICROSOFT.FLOOR([.E12]/3)-2; 0)" office:value-type="string" office:string-value="" calcext:value-type="error">
            <text:p>Err:511</text:p>
          </table:table-cell>
          <table:table-cell table:style-name="ce3" table:formula="of:=IF(COM.MICROSOFT.FLOOR([.F12]/3)-2 &gt; 0; COM.MICROSOFT.FLOOR([.F12]/3)-2; 0)" office:value-type="string" office:string-value="" calcext:value-type="error">
            <text:p>Err:511</text:p>
          </table:table-cell>
          <table:table-cell table:style-name="ce3" table:formula="of:=IF(COM.MICROSOFT.FLOOR([.G12]/3)-2 &gt; 0; COM.MICROSOFT.FLOOR([.G12]/3)-2; 0)" office:value-type="string" office:string-value="" calcext:value-type="error">
            <text:p>Err:511</text:p>
          </table:table-cell>
          <table:table-cell table:style-name="ce3" table:formula="of:=IF(COM.MICROSOFT.FLOOR([.H12]/3)-2 &gt; 0; COM.MICROSOFT.FLOOR([.H12]/3)-2; 0)" office:value-type="string" office:string-value="" calcext:value-type="error">
            <text:p>Err:511</text:p>
          </table:table-cell>
          <table:table-cell table:style-name="ce3" table:formula="of:=IF(COM.MICROSOFT.FLOOR([.I12]/3)-2 &gt; 0; COM.MICROSOFT.FLOOR([.I12]/3)-2; 0)" office:value-type="string" office:string-value="" calcext:value-type="error">
            <text:p>Err:511</text:p>
          </table:table-cell>
          <table:table-cell table:style-name="ce3" table:formula="of:=IF(COM.MICROSOFT.FLOOR([.J12]/3)-2 &gt; 0; COM.MICROSOFT.FLOOR([.J1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5327" calcext:value-type="float">
            <text:p>105327</text:p>
          </table:table-cell>
          <table:table-cell table:style-name="ce3" table:formula="of:=IF(COM.MICROSOFT.FLOOR([.A13]/3)-2 &gt; 0; COM.MICROSOFT.FLOOR([.A13]/3)-2; 0)" office:value-type="string" office:string-value="" calcext:value-type="error">
            <text:p>Err:511</text:p>
          </table:table-cell>
          <table:table-cell table:style-name="ce3" table:formula="of:=IF(COM.MICROSOFT.FLOOR([.B13]/3)-2 &gt; 0; COM.MICROSOFT.FLOOR([.B13]/3)-2; 0)" office:value-type="string" office:string-value="" calcext:value-type="error">
            <text:p>Err:511</text:p>
          </table:table-cell>
          <table:table-cell table:style-name="ce3" table:formula="of:=IF(COM.MICROSOFT.FLOOR([.C13]/3)-2 &gt; 0; COM.MICROSOFT.FLOOR([.C13]/3)-2; 0)" office:value-type="string" office:string-value="" calcext:value-type="error">
            <text:p>Err:511</text:p>
          </table:table-cell>
          <table:table-cell table:style-name="ce3" table:formula="of:=IF(COM.MICROSOFT.FLOOR([.D13]/3)-2 &gt; 0; COM.MICROSOFT.FLOOR([.D13]/3)-2; 0)" office:value-type="string" office:string-value="" calcext:value-type="error">
            <text:p>Err:511</text:p>
          </table:table-cell>
          <table:table-cell table:style-name="ce3" table:formula="of:=IF(COM.MICROSOFT.FLOOR([.E13]/3)-2 &gt; 0; COM.MICROSOFT.FLOOR([.E13]/3)-2; 0)" office:value-type="string" office:string-value="" calcext:value-type="error">
            <text:p>Err:511</text:p>
          </table:table-cell>
          <table:table-cell table:style-name="ce3" table:formula="of:=IF(COM.MICROSOFT.FLOOR([.F13]/3)-2 &gt; 0; COM.MICROSOFT.FLOOR([.F13]/3)-2; 0)" office:value-type="string" office:string-value="" calcext:value-type="error">
            <text:p>Err:511</text:p>
          </table:table-cell>
          <table:table-cell table:style-name="ce3" table:formula="of:=IF(COM.MICROSOFT.FLOOR([.G13]/3)-2 &gt; 0; COM.MICROSOFT.FLOOR([.G13]/3)-2; 0)" office:value-type="string" office:string-value="" calcext:value-type="error">
            <text:p>Err:511</text:p>
          </table:table-cell>
          <table:table-cell table:style-name="ce3" table:formula="of:=IF(COM.MICROSOFT.FLOOR([.H13]/3)-2 &gt; 0; COM.MICROSOFT.FLOOR([.H13]/3)-2; 0)" office:value-type="string" office:string-value="" calcext:value-type="error">
            <text:p>Err:511</text:p>
          </table:table-cell>
          <table:table-cell table:style-name="ce3" table:formula="of:=IF(COM.MICROSOFT.FLOOR([.I13]/3)-2 &gt; 0; COM.MICROSOFT.FLOOR([.I13]/3)-2; 0)" office:value-type="string" office:string-value="" calcext:value-type="error">
            <text:p>Err:511</text:p>
          </table:table-cell>
          <table:table-cell table:style-name="ce3" table:formula="of:=IF(COM.MICROSOFT.FLOOR([.J13]/3)-2 &gt; 0; COM.MICROSOFT.FLOOR([.J1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6466" calcext:value-type="float">
            <text:p>116466</text:p>
          </table:table-cell>
          <table:table-cell table:style-name="ce3" table:formula="of:=IF(COM.MICROSOFT.FLOOR([.A14]/3)-2 &gt; 0; COM.MICROSOFT.FLOOR([.A14]/3)-2; 0)" office:value-type="string" office:string-value="" calcext:value-type="error">
            <text:p>Err:511</text:p>
          </table:table-cell>
          <table:table-cell table:style-name="ce3" table:formula="of:=IF(COM.MICROSOFT.FLOOR([.B14]/3)-2 &gt; 0; COM.MICROSOFT.FLOOR([.B14]/3)-2; 0)" office:value-type="string" office:string-value="" calcext:value-type="error">
            <text:p>Err:511</text:p>
          </table:table-cell>
          <table:table-cell table:style-name="ce3" table:formula="of:=IF(COM.MICROSOFT.FLOOR([.C14]/3)-2 &gt; 0; COM.MICROSOFT.FLOOR([.C14]/3)-2; 0)" office:value-type="string" office:string-value="" calcext:value-type="error">
            <text:p>Err:511</text:p>
          </table:table-cell>
          <table:table-cell table:style-name="ce3" table:formula="of:=IF(COM.MICROSOFT.FLOOR([.D14]/3)-2 &gt; 0; COM.MICROSOFT.FLOOR([.D14]/3)-2; 0)" office:value-type="string" office:string-value="" calcext:value-type="error">
            <text:p>Err:511</text:p>
          </table:table-cell>
          <table:table-cell table:style-name="ce3" table:formula="of:=IF(COM.MICROSOFT.FLOOR([.E14]/3)-2 &gt; 0; COM.MICROSOFT.FLOOR([.E14]/3)-2; 0)" office:value-type="string" office:string-value="" calcext:value-type="error">
            <text:p>Err:511</text:p>
          </table:table-cell>
          <table:table-cell table:style-name="ce3" table:formula="of:=IF(COM.MICROSOFT.FLOOR([.F14]/3)-2 &gt; 0; COM.MICROSOFT.FLOOR([.F14]/3)-2; 0)" office:value-type="string" office:string-value="" calcext:value-type="error">
            <text:p>Err:511</text:p>
          </table:table-cell>
          <table:table-cell table:style-name="ce3" table:formula="of:=IF(COM.MICROSOFT.FLOOR([.G14]/3)-2 &gt; 0; COM.MICROSOFT.FLOOR([.G14]/3)-2; 0)" office:value-type="string" office:string-value="" calcext:value-type="error">
            <text:p>Err:511</text:p>
          </table:table-cell>
          <table:table-cell table:style-name="ce3" table:formula="of:=IF(COM.MICROSOFT.FLOOR([.H14]/3)-2 &gt; 0; COM.MICROSOFT.FLOOR([.H14]/3)-2; 0)" office:value-type="string" office:string-value="" calcext:value-type="error">
            <text:p>Err:511</text:p>
          </table:table-cell>
          <table:table-cell table:style-name="ce3" table:formula="of:=IF(COM.MICROSOFT.FLOOR([.I14]/3)-2 &gt; 0; COM.MICROSOFT.FLOOR([.I14]/3)-2; 0)" office:value-type="string" office:string-value="" calcext:value-type="error">
            <text:p>Err:511</text:p>
          </table:table-cell>
          <table:table-cell table:style-name="ce3" table:formula="of:=IF(COM.MICROSOFT.FLOOR([.J14]/3)-2 &gt; 0; COM.MICROSOFT.FLOOR([.J1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7222" calcext:value-type="float">
            <text:p>67222</text:p>
          </table:table-cell>
          <table:table-cell table:style-name="ce3" table:formula="of:=IF(COM.MICROSOFT.FLOOR([.A15]/3)-2 &gt; 0; COM.MICROSOFT.FLOOR([.A15]/3)-2; 0)" office:value-type="string" office:string-value="" calcext:value-type="error">
            <text:p>Err:511</text:p>
          </table:table-cell>
          <table:table-cell table:style-name="ce3" table:formula="of:=IF(COM.MICROSOFT.FLOOR([.B15]/3)-2 &gt; 0; COM.MICROSOFT.FLOOR([.B15]/3)-2; 0)" office:value-type="string" office:string-value="" calcext:value-type="error">
            <text:p>Err:511</text:p>
          </table:table-cell>
          <table:table-cell table:style-name="ce3" table:formula="of:=IF(COM.MICROSOFT.FLOOR([.C15]/3)-2 &gt; 0; COM.MICROSOFT.FLOOR([.C15]/3)-2; 0)" office:value-type="string" office:string-value="" calcext:value-type="error">
            <text:p>Err:511</text:p>
          </table:table-cell>
          <table:table-cell table:style-name="ce3" table:formula="of:=IF(COM.MICROSOFT.FLOOR([.D15]/3)-2 &gt; 0; COM.MICROSOFT.FLOOR([.D15]/3)-2; 0)" office:value-type="string" office:string-value="" calcext:value-type="error">
            <text:p>Err:511</text:p>
          </table:table-cell>
          <table:table-cell table:style-name="ce3" table:formula="of:=IF(COM.MICROSOFT.FLOOR([.E15]/3)-2 &gt; 0; COM.MICROSOFT.FLOOR([.E15]/3)-2; 0)" office:value-type="string" office:string-value="" calcext:value-type="error">
            <text:p>Err:511</text:p>
          </table:table-cell>
          <table:table-cell table:style-name="ce3" table:formula="of:=IF(COM.MICROSOFT.FLOOR([.F15]/3)-2 &gt; 0; COM.MICROSOFT.FLOOR([.F15]/3)-2; 0)" office:value-type="string" office:string-value="" calcext:value-type="error">
            <text:p>Err:511</text:p>
          </table:table-cell>
          <table:table-cell table:style-name="ce3" table:formula="of:=IF(COM.MICROSOFT.FLOOR([.G15]/3)-2 &gt; 0; COM.MICROSOFT.FLOOR([.G15]/3)-2; 0)" office:value-type="string" office:string-value="" calcext:value-type="error">
            <text:p>Err:511</text:p>
          </table:table-cell>
          <table:table-cell table:style-name="ce3" table:formula="of:=IF(COM.MICROSOFT.FLOOR([.H15]/3)-2 &gt; 0; COM.MICROSOFT.FLOOR([.H15]/3)-2; 0)" office:value-type="string" office:string-value="" calcext:value-type="error">
            <text:p>Err:511</text:p>
          </table:table-cell>
          <table:table-cell table:style-name="ce3" table:formula="of:=IF(COM.MICROSOFT.FLOOR([.I15]/3)-2 &gt; 0; COM.MICROSOFT.FLOOR([.I15]/3)-2; 0)" office:value-type="string" office:string-value="" calcext:value-type="error">
            <text:p>Err:511</text:p>
          </table:table-cell>
          <table:table-cell table:style-name="ce3" table:formula="of:=IF(COM.MICROSOFT.FLOOR([.J15]/3)-2 &gt; 0; COM.MICROSOFT.FLOOR([.J1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2845" calcext:value-type="float">
            <text:p>122845</text:p>
          </table:table-cell>
          <table:table-cell table:style-name="ce3" table:formula="of:=IF(COM.MICROSOFT.FLOOR([.A16]/3)-2 &gt; 0; COM.MICROSOFT.FLOOR([.A16]/3)-2; 0)" office:value-type="string" office:string-value="" calcext:value-type="error">
            <text:p>Err:511</text:p>
          </table:table-cell>
          <table:table-cell table:style-name="ce3" table:formula="of:=IF(COM.MICROSOFT.FLOOR([.B16]/3)-2 &gt; 0; COM.MICROSOFT.FLOOR([.B16]/3)-2; 0)" office:value-type="string" office:string-value="" calcext:value-type="error">
            <text:p>Err:511</text:p>
          </table:table-cell>
          <table:table-cell table:style-name="ce3" table:formula="of:=IF(COM.MICROSOFT.FLOOR([.C16]/3)-2 &gt; 0; COM.MICROSOFT.FLOOR([.C16]/3)-2; 0)" office:value-type="string" office:string-value="" calcext:value-type="error">
            <text:p>Err:511</text:p>
          </table:table-cell>
          <table:table-cell table:style-name="ce3" table:formula="of:=IF(COM.MICROSOFT.FLOOR([.D16]/3)-2 &gt; 0; COM.MICROSOFT.FLOOR([.D16]/3)-2; 0)" office:value-type="string" office:string-value="" calcext:value-type="error">
            <text:p>Err:511</text:p>
          </table:table-cell>
          <table:table-cell table:style-name="ce3" table:formula="of:=IF(COM.MICROSOFT.FLOOR([.E16]/3)-2 &gt; 0; COM.MICROSOFT.FLOOR([.E16]/3)-2; 0)" office:value-type="string" office:string-value="" calcext:value-type="error">
            <text:p>Err:511</text:p>
          </table:table-cell>
          <table:table-cell table:style-name="ce3" table:formula="of:=IF(COM.MICROSOFT.FLOOR([.F16]/3)-2 &gt; 0; COM.MICROSOFT.FLOOR([.F16]/3)-2; 0)" office:value-type="string" office:string-value="" calcext:value-type="error">
            <text:p>Err:511</text:p>
          </table:table-cell>
          <table:table-cell table:style-name="ce3" table:formula="of:=IF(COM.MICROSOFT.FLOOR([.G16]/3)-2 &gt; 0; COM.MICROSOFT.FLOOR([.G16]/3)-2; 0)" office:value-type="string" office:string-value="" calcext:value-type="error">
            <text:p>Err:511</text:p>
          </table:table-cell>
          <table:table-cell table:style-name="ce3" table:formula="of:=IF(COM.MICROSOFT.FLOOR([.H16]/3)-2 &gt; 0; COM.MICROSOFT.FLOOR([.H16]/3)-2; 0)" office:value-type="string" office:string-value="" calcext:value-type="error">
            <text:p>Err:511</text:p>
          </table:table-cell>
          <table:table-cell table:style-name="ce3" table:formula="of:=IF(COM.MICROSOFT.FLOOR([.I16]/3)-2 &gt; 0; COM.MICROSOFT.FLOOR([.I16]/3)-2; 0)" office:value-type="string" office:string-value="" calcext:value-type="error">
            <text:p>Err:511</text:p>
          </table:table-cell>
          <table:table-cell table:style-name="ce3" table:formula="of:=IF(COM.MICROSOFT.FLOOR([.J16]/3)-2 &gt; 0; COM.MICROSOFT.FLOOR([.J1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6097" calcext:value-type="float">
            <text:p>146097</text:p>
          </table:table-cell>
          <table:table-cell table:style-name="ce3" table:formula="of:=IF(COM.MICROSOFT.FLOOR([.A17]/3)-2 &gt; 0; COM.MICROSOFT.FLOOR([.A17]/3)-2; 0)" office:value-type="string" office:string-value="" calcext:value-type="error">
            <text:p>Err:511</text:p>
          </table:table-cell>
          <table:table-cell table:style-name="ce3" table:formula="of:=IF(COM.MICROSOFT.FLOOR([.B17]/3)-2 &gt; 0; COM.MICROSOFT.FLOOR([.B17]/3)-2; 0)" office:value-type="string" office:string-value="" calcext:value-type="error">
            <text:p>Err:511</text:p>
          </table:table-cell>
          <table:table-cell table:style-name="ce3" table:formula="of:=IF(COM.MICROSOFT.FLOOR([.C17]/3)-2 &gt; 0; COM.MICROSOFT.FLOOR([.C17]/3)-2; 0)" office:value-type="string" office:string-value="" calcext:value-type="error">
            <text:p>Err:511</text:p>
          </table:table-cell>
          <table:table-cell table:style-name="ce3" table:formula="of:=IF(COM.MICROSOFT.FLOOR([.D17]/3)-2 &gt; 0; COM.MICROSOFT.FLOOR([.D17]/3)-2; 0)" office:value-type="string" office:string-value="" calcext:value-type="error">
            <text:p>Err:511</text:p>
          </table:table-cell>
          <table:table-cell table:style-name="ce3" table:formula="of:=IF(COM.MICROSOFT.FLOOR([.E17]/3)-2 &gt; 0; COM.MICROSOFT.FLOOR([.E17]/3)-2; 0)" office:value-type="string" office:string-value="" calcext:value-type="error">
            <text:p>Err:511</text:p>
          </table:table-cell>
          <table:table-cell table:style-name="ce3" table:formula="of:=IF(COM.MICROSOFT.FLOOR([.F17]/3)-2 &gt; 0; COM.MICROSOFT.FLOOR([.F17]/3)-2; 0)" office:value-type="string" office:string-value="" calcext:value-type="error">
            <text:p>Err:511</text:p>
          </table:table-cell>
          <table:table-cell table:style-name="ce3" table:formula="of:=IF(COM.MICROSOFT.FLOOR([.G17]/3)-2 &gt; 0; COM.MICROSOFT.FLOOR([.G17]/3)-2; 0)" office:value-type="string" office:string-value="" calcext:value-type="error">
            <text:p>Err:511</text:p>
          </table:table-cell>
          <table:table-cell table:style-name="ce3" table:formula="of:=IF(COM.MICROSOFT.FLOOR([.H17]/3)-2 &gt; 0; COM.MICROSOFT.FLOOR([.H17]/3)-2; 0)" office:value-type="string" office:string-value="" calcext:value-type="error">
            <text:p>Err:511</text:p>
          </table:table-cell>
          <table:table-cell table:style-name="ce3" table:formula="of:=IF(COM.MICROSOFT.FLOOR([.I17]/3)-2 &gt; 0; COM.MICROSOFT.FLOOR([.I17]/3)-2; 0)" office:value-type="string" office:string-value="" calcext:value-type="error">
            <text:p>Err:511</text:p>
          </table:table-cell>
          <table:table-cell table:style-name="ce3" table:formula="of:=IF(COM.MICROSOFT.FLOOR([.J17]/3)-2 &gt; 0; COM.MICROSOFT.FLOOR([.J1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2014" calcext:value-type="float">
            <text:p>92014</text:p>
          </table:table-cell>
          <table:table-cell table:style-name="ce3" table:formula="of:=IF(COM.MICROSOFT.FLOOR([.A18]/3)-2 &gt; 0; COM.MICROSOFT.FLOOR([.A18]/3)-2; 0)" office:value-type="string" office:string-value="" calcext:value-type="error">
            <text:p>Err:511</text:p>
          </table:table-cell>
          <table:table-cell table:style-name="ce3" table:formula="of:=IF(COM.MICROSOFT.FLOOR([.B18]/3)-2 &gt; 0; COM.MICROSOFT.FLOOR([.B18]/3)-2; 0)" office:value-type="string" office:string-value="" calcext:value-type="error">
            <text:p>Err:511</text:p>
          </table:table-cell>
          <table:table-cell table:style-name="ce3" table:formula="of:=IF(COM.MICROSOFT.FLOOR([.C18]/3)-2 &gt; 0; COM.MICROSOFT.FLOOR([.C18]/3)-2; 0)" office:value-type="string" office:string-value="" calcext:value-type="error">
            <text:p>Err:511</text:p>
          </table:table-cell>
          <table:table-cell table:style-name="ce3" table:formula="of:=IF(COM.MICROSOFT.FLOOR([.D18]/3)-2 &gt; 0; COM.MICROSOFT.FLOOR([.D18]/3)-2; 0)" office:value-type="string" office:string-value="" calcext:value-type="error">
            <text:p>Err:511</text:p>
          </table:table-cell>
          <table:table-cell table:style-name="ce3" table:formula="of:=IF(COM.MICROSOFT.FLOOR([.E18]/3)-2 &gt; 0; COM.MICROSOFT.FLOOR([.E18]/3)-2; 0)" office:value-type="string" office:string-value="" calcext:value-type="error">
            <text:p>Err:511</text:p>
          </table:table-cell>
          <table:table-cell table:style-name="ce3" table:formula="of:=IF(COM.MICROSOFT.FLOOR([.F18]/3)-2 &gt; 0; COM.MICROSOFT.FLOOR([.F18]/3)-2; 0)" office:value-type="string" office:string-value="" calcext:value-type="error">
            <text:p>Err:511</text:p>
          </table:table-cell>
          <table:table-cell table:style-name="ce3" table:formula="of:=IF(COM.MICROSOFT.FLOOR([.G18]/3)-2 &gt; 0; COM.MICROSOFT.FLOOR([.G18]/3)-2; 0)" office:value-type="string" office:string-value="" calcext:value-type="error">
            <text:p>Err:511</text:p>
          </table:table-cell>
          <table:table-cell table:style-name="ce3" table:formula="of:=IF(COM.MICROSOFT.FLOOR([.H18]/3)-2 &gt; 0; COM.MICROSOFT.FLOOR([.H18]/3)-2; 0)" office:value-type="string" office:string-value="" calcext:value-type="error">
            <text:p>Err:511</text:p>
          </table:table-cell>
          <table:table-cell table:style-name="ce3" table:formula="of:=IF(COM.MICROSOFT.FLOOR([.I18]/3)-2 &gt; 0; COM.MICROSOFT.FLOOR([.I18]/3)-2; 0)" office:value-type="string" office:string-value="" calcext:value-type="error">
            <text:p>Err:511</text:p>
          </table:table-cell>
          <table:table-cell table:style-name="ce3" table:formula="of:=IF(COM.MICROSOFT.FLOOR([.J18]/3)-2 &gt; 0; COM.MICROSOFT.FLOOR([.J1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4428" calcext:value-type="float">
            <text:p>114428</text:p>
          </table:table-cell>
          <table:table-cell table:style-name="ce3" table:formula="of:=IF(COM.MICROSOFT.FLOOR([.A19]/3)-2 &gt; 0; COM.MICROSOFT.FLOOR([.A19]/3)-2; 0)" office:value-type="string" office:string-value="" calcext:value-type="error">
            <text:p>Err:511</text:p>
          </table:table-cell>
          <table:table-cell table:style-name="ce3" table:formula="of:=IF(COM.MICROSOFT.FLOOR([.B19]/3)-2 &gt; 0; COM.MICROSOFT.FLOOR([.B19]/3)-2; 0)" office:value-type="string" office:string-value="" calcext:value-type="error">
            <text:p>Err:511</text:p>
          </table:table-cell>
          <table:table-cell table:style-name="ce3" table:formula="of:=IF(COM.MICROSOFT.FLOOR([.C19]/3)-2 &gt; 0; COM.MICROSOFT.FLOOR([.C19]/3)-2; 0)" office:value-type="string" office:string-value="" calcext:value-type="error">
            <text:p>Err:511</text:p>
          </table:table-cell>
          <table:table-cell table:style-name="ce3" table:formula="of:=IF(COM.MICROSOFT.FLOOR([.D19]/3)-2 &gt; 0; COM.MICROSOFT.FLOOR([.D19]/3)-2; 0)" office:value-type="string" office:string-value="" calcext:value-type="error">
            <text:p>Err:511</text:p>
          </table:table-cell>
          <table:table-cell table:style-name="ce3" table:formula="of:=IF(COM.MICROSOFT.FLOOR([.E19]/3)-2 &gt; 0; COM.MICROSOFT.FLOOR([.E19]/3)-2; 0)" office:value-type="string" office:string-value="" calcext:value-type="error">
            <text:p>Err:511</text:p>
          </table:table-cell>
          <table:table-cell table:style-name="ce3" table:formula="of:=IF(COM.MICROSOFT.FLOOR([.F19]/3)-2 &gt; 0; COM.MICROSOFT.FLOOR([.F19]/3)-2; 0)" office:value-type="string" office:string-value="" calcext:value-type="error">
            <text:p>Err:511</text:p>
          </table:table-cell>
          <table:table-cell table:style-name="ce3" table:formula="of:=IF(COM.MICROSOFT.FLOOR([.G19]/3)-2 &gt; 0; COM.MICROSOFT.FLOOR([.G19]/3)-2; 0)" office:value-type="string" office:string-value="" calcext:value-type="error">
            <text:p>Err:511</text:p>
          </table:table-cell>
          <table:table-cell table:style-name="ce3" table:formula="of:=IF(COM.MICROSOFT.FLOOR([.H19]/3)-2 &gt; 0; COM.MICROSOFT.FLOOR([.H19]/3)-2; 0)" office:value-type="string" office:string-value="" calcext:value-type="error">
            <text:p>Err:511</text:p>
          </table:table-cell>
          <table:table-cell table:style-name="ce3" table:formula="of:=IF(COM.MICROSOFT.FLOOR([.I19]/3)-2 &gt; 0; COM.MICROSOFT.FLOOR([.I19]/3)-2; 0)" office:value-type="string" office:string-value="" calcext:value-type="error">
            <text:p>Err:511</text:p>
          </table:table-cell>
          <table:table-cell table:style-name="ce3" table:formula="of:=IF(COM.MICROSOFT.FLOOR([.J19]/3)-2 &gt; 0; COM.MICROSOFT.FLOOR([.J1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6796" calcext:value-type="float">
            <text:p>96796</text:p>
          </table:table-cell>
          <table:table-cell table:style-name="ce3" table:formula="of:=IF(COM.MICROSOFT.FLOOR([.A20]/3)-2 &gt; 0; COM.MICROSOFT.FLOOR([.A20]/3)-2; 0)" office:value-type="string" office:string-value="" calcext:value-type="error">
            <text:p>Err:511</text:p>
          </table:table-cell>
          <table:table-cell table:style-name="ce3" table:formula="of:=IF(COM.MICROSOFT.FLOOR([.B20]/3)-2 &gt; 0; COM.MICROSOFT.FLOOR([.B20]/3)-2; 0)" office:value-type="string" office:string-value="" calcext:value-type="error">
            <text:p>Err:511</text:p>
          </table:table-cell>
          <table:table-cell table:style-name="ce3" table:formula="of:=IF(COM.MICROSOFT.FLOOR([.C20]/3)-2 &gt; 0; COM.MICROSOFT.FLOOR([.C20]/3)-2; 0)" office:value-type="string" office:string-value="" calcext:value-type="error">
            <text:p>Err:511</text:p>
          </table:table-cell>
          <table:table-cell table:style-name="ce3" table:formula="of:=IF(COM.MICROSOFT.FLOOR([.D20]/3)-2 &gt; 0; COM.MICROSOFT.FLOOR([.D20]/3)-2; 0)" office:value-type="string" office:string-value="" calcext:value-type="error">
            <text:p>Err:511</text:p>
          </table:table-cell>
          <table:table-cell table:style-name="ce3" table:formula="of:=IF(COM.MICROSOFT.FLOOR([.E20]/3)-2 &gt; 0; COM.MICROSOFT.FLOOR([.E20]/3)-2; 0)" office:value-type="string" office:string-value="" calcext:value-type="error">
            <text:p>Err:511</text:p>
          </table:table-cell>
          <table:table-cell table:style-name="ce3" table:formula="of:=IF(COM.MICROSOFT.FLOOR([.F20]/3)-2 &gt; 0; COM.MICROSOFT.FLOOR([.F20]/3)-2; 0)" office:value-type="string" office:string-value="" calcext:value-type="error">
            <text:p>Err:511</text:p>
          </table:table-cell>
          <table:table-cell table:style-name="ce3" table:formula="of:=IF(COM.MICROSOFT.FLOOR([.G20]/3)-2 &gt; 0; COM.MICROSOFT.FLOOR([.G20]/3)-2; 0)" office:value-type="string" office:string-value="" calcext:value-type="error">
            <text:p>Err:511</text:p>
          </table:table-cell>
          <table:table-cell table:style-name="ce3" table:formula="of:=IF(COM.MICROSOFT.FLOOR([.H20]/3)-2 &gt; 0; COM.MICROSOFT.FLOOR([.H20]/3)-2; 0)" office:value-type="string" office:string-value="" calcext:value-type="error">
            <text:p>Err:511</text:p>
          </table:table-cell>
          <table:table-cell table:style-name="ce3" table:formula="of:=IF(COM.MICROSOFT.FLOOR([.I20]/3)-2 &gt; 0; COM.MICROSOFT.FLOOR([.I20]/3)-2; 0)" office:value-type="string" office:string-value="" calcext:value-type="error">
            <text:p>Err:511</text:p>
          </table:table-cell>
          <table:table-cell table:style-name="ce3" table:formula="of:=IF(COM.MICROSOFT.FLOOR([.J20]/3)-2 &gt; 0; COM.MICROSOFT.FLOOR([.J2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1140" calcext:value-type="float">
            <text:p>131140</text:p>
          </table:table-cell>
          <table:table-cell table:style-name="ce3" table:formula="of:=IF(COM.MICROSOFT.FLOOR([.A21]/3)-2 &gt; 0; COM.MICROSOFT.FLOOR([.A21]/3)-2; 0)" office:value-type="string" office:string-value="" calcext:value-type="error">
            <text:p>Err:511</text:p>
          </table:table-cell>
          <table:table-cell table:style-name="ce3" table:formula="of:=IF(COM.MICROSOFT.FLOOR([.B21]/3)-2 &gt; 0; COM.MICROSOFT.FLOOR([.B21]/3)-2; 0)" office:value-type="string" office:string-value="" calcext:value-type="error">
            <text:p>Err:511</text:p>
          </table:table-cell>
          <table:table-cell table:style-name="ce3" table:formula="of:=IF(COM.MICROSOFT.FLOOR([.C21]/3)-2 &gt; 0; COM.MICROSOFT.FLOOR([.C21]/3)-2; 0)" office:value-type="string" office:string-value="" calcext:value-type="error">
            <text:p>Err:511</text:p>
          </table:table-cell>
          <table:table-cell table:style-name="ce3" table:formula="of:=IF(COM.MICROSOFT.FLOOR([.D21]/3)-2 &gt; 0; COM.MICROSOFT.FLOOR([.D21]/3)-2; 0)" office:value-type="string" office:string-value="" calcext:value-type="error">
            <text:p>Err:511</text:p>
          </table:table-cell>
          <table:table-cell table:style-name="ce3" table:formula="of:=IF(COM.MICROSOFT.FLOOR([.E21]/3)-2 &gt; 0; COM.MICROSOFT.FLOOR([.E21]/3)-2; 0)" office:value-type="string" office:string-value="" calcext:value-type="error">
            <text:p>Err:511</text:p>
          </table:table-cell>
          <table:table-cell table:style-name="ce3" table:formula="of:=IF(COM.MICROSOFT.FLOOR([.F21]/3)-2 &gt; 0; COM.MICROSOFT.FLOOR([.F21]/3)-2; 0)" office:value-type="string" office:string-value="" calcext:value-type="error">
            <text:p>Err:511</text:p>
          </table:table-cell>
          <table:table-cell table:style-name="ce3" table:formula="of:=IF(COM.MICROSOFT.FLOOR([.G21]/3)-2 &gt; 0; COM.MICROSOFT.FLOOR([.G21]/3)-2; 0)" office:value-type="string" office:string-value="" calcext:value-type="error">
            <text:p>Err:511</text:p>
          </table:table-cell>
          <table:table-cell table:style-name="ce3" table:formula="of:=IF(COM.MICROSOFT.FLOOR([.H21]/3)-2 &gt; 0; COM.MICROSOFT.FLOOR([.H21]/3)-2; 0)" office:value-type="string" office:string-value="" calcext:value-type="error">
            <text:p>Err:511</text:p>
          </table:table-cell>
          <table:table-cell table:style-name="ce3" table:formula="of:=IF(COM.MICROSOFT.FLOOR([.I21]/3)-2 &gt; 0; COM.MICROSOFT.FLOOR([.I21]/3)-2; 0)" office:value-type="string" office:string-value="" calcext:value-type="error">
            <text:p>Err:511</text:p>
          </table:table-cell>
          <table:table-cell table:style-name="ce3" table:formula="of:=IF(COM.MICROSOFT.FLOOR([.J21]/3)-2 &gt; 0; COM.MICROSOFT.FLOOR([.J2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1481" calcext:value-type="float">
            <text:p>101481</text:p>
          </table:table-cell>
          <table:table-cell table:style-name="ce3" table:formula="of:=IF(COM.MICROSOFT.FLOOR([.A22]/3)-2 &gt; 0; COM.MICROSOFT.FLOOR([.A22]/3)-2; 0)" office:value-type="string" office:string-value="" calcext:value-type="error">
            <text:p>Err:511</text:p>
          </table:table-cell>
          <table:table-cell table:style-name="ce3" table:formula="of:=IF(COM.MICROSOFT.FLOOR([.B22]/3)-2 &gt; 0; COM.MICROSOFT.FLOOR([.B22]/3)-2; 0)" office:value-type="string" office:string-value="" calcext:value-type="error">
            <text:p>Err:511</text:p>
          </table:table-cell>
          <table:table-cell table:style-name="ce3" table:formula="of:=IF(COM.MICROSOFT.FLOOR([.C22]/3)-2 &gt; 0; COM.MICROSOFT.FLOOR([.C22]/3)-2; 0)" office:value-type="string" office:string-value="" calcext:value-type="error">
            <text:p>Err:511</text:p>
          </table:table-cell>
          <table:table-cell table:style-name="ce3" table:formula="of:=IF(COM.MICROSOFT.FLOOR([.D22]/3)-2 &gt; 0; COM.MICROSOFT.FLOOR([.D22]/3)-2; 0)" office:value-type="string" office:string-value="" calcext:value-type="error">
            <text:p>Err:511</text:p>
          </table:table-cell>
          <table:table-cell table:style-name="ce3" table:formula="of:=IF(COM.MICROSOFT.FLOOR([.E22]/3)-2 &gt; 0; COM.MICROSOFT.FLOOR([.E22]/3)-2; 0)" office:value-type="string" office:string-value="" calcext:value-type="error">
            <text:p>Err:511</text:p>
          </table:table-cell>
          <table:table-cell table:style-name="ce3" table:formula="of:=IF(COM.MICROSOFT.FLOOR([.F22]/3)-2 &gt; 0; COM.MICROSOFT.FLOOR([.F22]/3)-2; 0)" office:value-type="string" office:string-value="" calcext:value-type="error">
            <text:p>Err:511</text:p>
          </table:table-cell>
          <table:table-cell table:style-name="ce3" table:formula="of:=IF(COM.MICROSOFT.FLOOR([.G22]/3)-2 &gt; 0; COM.MICROSOFT.FLOOR([.G22]/3)-2; 0)" office:value-type="string" office:string-value="" calcext:value-type="error">
            <text:p>Err:511</text:p>
          </table:table-cell>
          <table:table-cell table:style-name="ce3" table:formula="of:=IF(COM.MICROSOFT.FLOOR([.H22]/3)-2 &gt; 0; COM.MICROSOFT.FLOOR([.H22]/3)-2; 0)" office:value-type="string" office:string-value="" calcext:value-type="error">
            <text:p>Err:511</text:p>
          </table:table-cell>
          <table:table-cell table:style-name="ce3" table:formula="of:=IF(COM.MICROSOFT.FLOOR([.I22]/3)-2 &gt; 0; COM.MICROSOFT.FLOOR([.I22]/3)-2; 0)" office:value-type="string" office:string-value="" calcext:value-type="error">
            <text:p>Err:511</text:p>
          </table:table-cell>
          <table:table-cell table:style-name="ce3" table:formula="of:=IF(COM.MICROSOFT.FLOOR([.J22]/3)-2 &gt; 0; COM.MICROSOFT.FLOOR([.J2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7953" calcext:value-type="float">
            <text:p>87953</text:p>
          </table:table-cell>
          <table:table-cell table:style-name="ce3" table:formula="of:=IF(COM.MICROSOFT.FLOOR([.A23]/3)-2 &gt; 0; COM.MICROSOFT.FLOOR([.A23]/3)-2; 0)" office:value-type="string" office:string-value="" calcext:value-type="error">
            <text:p>Err:511</text:p>
          </table:table-cell>
          <table:table-cell table:style-name="ce3" table:formula="of:=IF(COM.MICROSOFT.FLOOR([.B23]/3)-2 &gt; 0; COM.MICROSOFT.FLOOR([.B23]/3)-2; 0)" office:value-type="string" office:string-value="" calcext:value-type="error">
            <text:p>Err:511</text:p>
          </table:table-cell>
          <table:table-cell table:style-name="ce3" table:formula="of:=IF(COM.MICROSOFT.FLOOR([.C23]/3)-2 &gt; 0; COM.MICROSOFT.FLOOR([.C23]/3)-2; 0)" office:value-type="string" office:string-value="" calcext:value-type="error">
            <text:p>Err:511</text:p>
          </table:table-cell>
          <table:table-cell table:style-name="ce3" table:formula="of:=IF(COM.MICROSOFT.FLOOR([.D23]/3)-2 &gt; 0; COM.MICROSOFT.FLOOR([.D23]/3)-2; 0)" office:value-type="string" office:string-value="" calcext:value-type="error">
            <text:p>Err:511</text:p>
          </table:table-cell>
          <table:table-cell table:style-name="ce3" table:formula="of:=IF(COM.MICROSOFT.FLOOR([.E23]/3)-2 &gt; 0; COM.MICROSOFT.FLOOR([.E23]/3)-2; 0)" office:value-type="string" office:string-value="" calcext:value-type="error">
            <text:p>Err:511</text:p>
          </table:table-cell>
          <table:table-cell table:style-name="ce3" table:formula="of:=IF(COM.MICROSOFT.FLOOR([.F23]/3)-2 &gt; 0; COM.MICROSOFT.FLOOR([.F23]/3)-2; 0)" office:value-type="string" office:string-value="" calcext:value-type="error">
            <text:p>Err:511</text:p>
          </table:table-cell>
          <table:table-cell table:style-name="ce3" table:formula="of:=IF(COM.MICROSOFT.FLOOR([.G23]/3)-2 &gt; 0; COM.MICROSOFT.FLOOR([.G23]/3)-2; 0)" office:value-type="string" office:string-value="" calcext:value-type="error">
            <text:p>Err:511</text:p>
          </table:table-cell>
          <table:table-cell table:style-name="ce3" table:formula="of:=IF(COM.MICROSOFT.FLOOR([.H23]/3)-2 &gt; 0; COM.MICROSOFT.FLOOR([.H23]/3)-2; 0)" office:value-type="string" office:string-value="" calcext:value-type="error">
            <text:p>Err:511</text:p>
          </table:table-cell>
          <table:table-cell table:style-name="ce3" table:formula="of:=IF(COM.MICROSOFT.FLOOR([.I23]/3)-2 &gt; 0; COM.MICROSOFT.FLOOR([.I23]/3)-2; 0)" office:value-type="string" office:string-value="" calcext:value-type="error">
            <text:p>Err:511</text:p>
          </table:table-cell>
          <table:table-cell table:style-name="ce3" table:formula="of:=IF(COM.MICROSOFT.FLOOR([.J23]/3)-2 &gt; 0; COM.MICROSOFT.FLOOR([.J2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1415" calcext:value-type="float">
            <text:p>101415</text:p>
          </table:table-cell>
          <table:table-cell table:style-name="ce3" table:formula="of:=IF(COM.MICROSOFT.FLOOR([.A24]/3)-2 &gt; 0; COM.MICROSOFT.FLOOR([.A24]/3)-2; 0)" office:value-type="string" office:string-value="" calcext:value-type="error">
            <text:p>Err:511</text:p>
          </table:table-cell>
          <table:table-cell table:style-name="ce3" table:formula="of:=IF(COM.MICROSOFT.FLOOR([.B24]/3)-2 &gt; 0; COM.MICROSOFT.FLOOR([.B24]/3)-2; 0)" office:value-type="string" office:string-value="" calcext:value-type="error">
            <text:p>Err:511</text:p>
          </table:table-cell>
          <table:table-cell table:style-name="ce3" table:formula="of:=IF(COM.MICROSOFT.FLOOR([.C24]/3)-2 &gt; 0; COM.MICROSOFT.FLOOR([.C24]/3)-2; 0)" office:value-type="string" office:string-value="" calcext:value-type="error">
            <text:p>Err:511</text:p>
          </table:table-cell>
          <table:table-cell table:style-name="ce3" table:formula="of:=IF(COM.MICROSOFT.FLOOR([.D24]/3)-2 &gt; 0; COM.MICROSOFT.FLOOR([.D24]/3)-2; 0)" office:value-type="string" office:string-value="" calcext:value-type="error">
            <text:p>Err:511</text:p>
          </table:table-cell>
          <table:table-cell table:style-name="ce3" table:formula="of:=IF(COM.MICROSOFT.FLOOR([.E24]/3)-2 &gt; 0; COM.MICROSOFT.FLOOR([.E24]/3)-2; 0)" office:value-type="string" office:string-value="" calcext:value-type="error">
            <text:p>Err:511</text:p>
          </table:table-cell>
          <table:table-cell table:style-name="ce3" table:formula="of:=IF(COM.MICROSOFT.FLOOR([.F24]/3)-2 &gt; 0; COM.MICROSOFT.FLOOR([.F24]/3)-2; 0)" office:value-type="string" office:string-value="" calcext:value-type="error">
            <text:p>Err:511</text:p>
          </table:table-cell>
          <table:table-cell table:style-name="ce3" table:formula="of:=IF(COM.MICROSOFT.FLOOR([.G24]/3)-2 &gt; 0; COM.MICROSOFT.FLOOR([.G24]/3)-2; 0)" office:value-type="string" office:string-value="" calcext:value-type="error">
            <text:p>Err:511</text:p>
          </table:table-cell>
          <table:table-cell table:style-name="ce3" table:formula="of:=IF(COM.MICROSOFT.FLOOR([.H24]/3)-2 &gt; 0; COM.MICROSOFT.FLOOR([.H24]/3)-2; 0)" office:value-type="string" office:string-value="" calcext:value-type="error">
            <text:p>Err:511</text:p>
          </table:table-cell>
          <table:table-cell table:style-name="ce3" table:formula="of:=IF(COM.MICROSOFT.FLOOR([.I24]/3)-2 &gt; 0; COM.MICROSOFT.FLOOR([.I24]/3)-2; 0)" office:value-type="string" office:string-value="" calcext:value-type="error">
            <text:p>Err:511</text:p>
          </table:table-cell>
          <table:table-cell table:style-name="ce3" table:formula="of:=IF(COM.MICROSOFT.FLOOR([.J24]/3)-2 &gt; 0; COM.MICROSOFT.FLOOR([.J2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75739" calcext:value-type="float">
            <text:p>75739</text:p>
          </table:table-cell>
          <table:table-cell table:style-name="ce3" table:formula="of:=IF(COM.MICROSOFT.FLOOR([.A25]/3)-2 &gt; 0; COM.MICROSOFT.FLOOR([.A25]/3)-2; 0)" office:value-type="string" office:string-value="" calcext:value-type="error">
            <text:p>Err:511</text:p>
          </table:table-cell>
          <table:table-cell table:style-name="ce3" table:formula="of:=IF(COM.MICROSOFT.FLOOR([.B25]/3)-2 &gt; 0; COM.MICROSOFT.FLOOR([.B25]/3)-2; 0)" office:value-type="string" office:string-value="" calcext:value-type="error">
            <text:p>Err:511</text:p>
          </table:table-cell>
          <table:table-cell table:style-name="ce3" table:formula="of:=IF(COM.MICROSOFT.FLOOR([.C25]/3)-2 &gt; 0; COM.MICROSOFT.FLOOR([.C25]/3)-2; 0)" office:value-type="string" office:string-value="" calcext:value-type="error">
            <text:p>Err:511</text:p>
          </table:table-cell>
          <table:table-cell table:style-name="ce3" table:formula="of:=IF(COM.MICROSOFT.FLOOR([.D25]/3)-2 &gt; 0; COM.MICROSOFT.FLOOR([.D25]/3)-2; 0)" office:value-type="string" office:string-value="" calcext:value-type="error">
            <text:p>Err:511</text:p>
          </table:table-cell>
          <table:table-cell table:style-name="ce3" table:formula="of:=IF(COM.MICROSOFT.FLOOR([.E25]/3)-2 &gt; 0; COM.MICROSOFT.FLOOR([.E25]/3)-2; 0)" office:value-type="string" office:string-value="" calcext:value-type="error">
            <text:p>Err:511</text:p>
          </table:table-cell>
          <table:table-cell table:style-name="ce3" table:formula="of:=IF(COM.MICROSOFT.FLOOR([.F25]/3)-2 &gt; 0; COM.MICROSOFT.FLOOR([.F25]/3)-2; 0)" office:value-type="string" office:string-value="" calcext:value-type="error">
            <text:p>Err:511</text:p>
          </table:table-cell>
          <table:table-cell table:style-name="ce3" table:formula="of:=IF(COM.MICROSOFT.FLOOR([.G25]/3)-2 &gt; 0; COM.MICROSOFT.FLOOR([.G25]/3)-2; 0)" office:value-type="string" office:string-value="" calcext:value-type="error">
            <text:p>Err:511</text:p>
          </table:table-cell>
          <table:table-cell table:style-name="ce3" table:formula="of:=IF(COM.MICROSOFT.FLOOR([.H25]/3)-2 &gt; 0; COM.MICROSOFT.FLOOR([.H25]/3)-2; 0)" office:value-type="string" office:string-value="" calcext:value-type="error">
            <text:p>Err:511</text:p>
          </table:table-cell>
          <table:table-cell table:style-name="ce3" table:formula="of:=IF(COM.MICROSOFT.FLOOR([.I25]/3)-2 &gt; 0; COM.MICROSOFT.FLOOR([.I25]/3)-2; 0)" office:value-type="string" office:string-value="" calcext:value-type="error">
            <text:p>Err:511</text:p>
          </table:table-cell>
          <table:table-cell table:style-name="ce3" table:formula="of:=IF(COM.MICROSOFT.FLOOR([.J25]/3)-2 &gt; 0; COM.MICROSOFT.FLOOR([.J2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4263" calcext:value-type="float">
            <text:p>64263</text:p>
          </table:table-cell>
          <table:table-cell table:style-name="ce3" table:formula="of:=IF(COM.MICROSOFT.FLOOR([.A26]/3)-2 &gt; 0; COM.MICROSOFT.FLOOR([.A26]/3)-2; 0)" office:value-type="string" office:string-value="" calcext:value-type="error">
            <text:p>Err:511</text:p>
          </table:table-cell>
          <table:table-cell table:style-name="ce3" table:formula="of:=IF(COM.MICROSOFT.FLOOR([.B26]/3)-2 &gt; 0; COM.MICROSOFT.FLOOR([.B26]/3)-2; 0)" office:value-type="string" office:string-value="" calcext:value-type="error">
            <text:p>Err:511</text:p>
          </table:table-cell>
          <table:table-cell table:style-name="ce3" table:formula="of:=IF(COM.MICROSOFT.FLOOR([.C26]/3)-2 &gt; 0; COM.MICROSOFT.FLOOR([.C26]/3)-2; 0)" office:value-type="string" office:string-value="" calcext:value-type="error">
            <text:p>Err:511</text:p>
          </table:table-cell>
          <table:table-cell table:style-name="ce3" table:formula="of:=IF(COM.MICROSOFT.FLOOR([.D26]/3)-2 &gt; 0; COM.MICROSOFT.FLOOR([.D26]/3)-2; 0)" office:value-type="string" office:string-value="" calcext:value-type="error">
            <text:p>Err:511</text:p>
          </table:table-cell>
          <table:table-cell table:style-name="ce3" table:formula="of:=IF(COM.MICROSOFT.FLOOR([.E26]/3)-2 &gt; 0; COM.MICROSOFT.FLOOR([.E26]/3)-2; 0)" office:value-type="string" office:string-value="" calcext:value-type="error">
            <text:p>Err:511</text:p>
          </table:table-cell>
          <table:table-cell table:style-name="ce3" table:formula="of:=IF(COM.MICROSOFT.FLOOR([.F26]/3)-2 &gt; 0; COM.MICROSOFT.FLOOR([.F26]/3)-2; 0)" office:value-type="string" office:string-value="" calcext:value-type="error">
            <text:p>Err:511</text:p>
          </table:table-cell>
          <table:table-cell table:style-name="ce3" table:formula="of:=IF(COM.MICROSOFT.FLOOR([.G26]/3)-2 &gt; 0; COM.MICROSOFT.FLOOR([.G26]/3)-2; 0)" office:value-type="string" office:string-value="" calcext:value-type="error">
            <text:p>Err:511</text:p>
          </table:table-cell>
          <table:table-cell table:style-name="ce3" table:formula="of:=IF(COM.MICROSOFT.FLOOR([.H26]/3)-2 &gt; 0; COM.MICROSOFT.FLOOR([.H26]/3)-2; 0)" office:value-type="string" office:string-value="" calcext:value-type="error">
            <text:p>Err:511</text:p>
          </table:table-cell>
          <table:table-cell table:style-name="ce3" table:formula="of:=IF(COM.MICROSOFT.FLOOR([.I26]/3)-2 &gt; 0; COM.MICROSOFT.FLOOR([.I26]/3)-2; 0)" office:value-type="string" office:string-value="" calcext:value-type="error">
            <text:p>Err:511</text:p>
          </table:table-cell>
          <table:table-cell table:style-name="ce3" table:formula="of:=IF(COM.MICROSOFT.FLOOR([.J26]/3)-2 &gt; 0; COM.MICROSOFT.FLOOR([.J2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4257" calcext:value-type="float">
            <text:p>94257</text:p>
          </table:table-cell>
          <table:table-cell table:style-name="ce3" table:formula="of:=IF(COM.MICROSOFT.FLOOR([.A27]/3)-2 &gt; 0; COM.MICROSOFT.FLOOR([.A27]/3)-2; 0)" office:value-type="string" office:string-value="" calcext:value-type="error">
            <text:p>Err:511</text:p>
          </table:table-cell>
          <table:table-cell table:style-name="ce3" table:formula="of:=IF(COM.MICROSOFT.FLOOR([.B27]/3)-2 &gt; 0; COM.MICROSOFT.FLOOR([.B27]/3)-2; 0)" office:value-type="string" office:string-value="" calcext:value-type="error">
            <text:p>Err:511</text:p>
          </table:table-cell>
          <table:table-cell table:style-name="ce3" table:formula="of:=IF(COM.MICROSOFT.FLOOR([.C27]/3)-2 &gt; 0; COM.MICROSOFT.FLOOR([.C27]/3)-2; 0)" office:value-type="string" office:string-value="" calcext:value-type="error">
            <text:p>Err:511</text:p>
          </table:table-cell>
          <table:table-cell table:style-name="ce3" table:formula="of:=IF(COM.MICROSOFT.FLOOR([.D27]/3)-2 &gt; 0; COM.MICROSOFT.FLOOR([.D27]/3)-2; 0)" office:value-type="string" office:string-value="" calcext:value-type="error">
            <text:p>Err:511</text:p>
          </table:table-cell>
          <table:table-cell table:style-name="ce3" table:formula="of:=IF(COM.MICROSOFT.FLOOR([.E27]/3)-2 &gt; 0; COM.MICROSOFT.FLOOR([.E27]/3)-2; 0)" office:value-type="string" office:string-value="" calcext:value-type="error">
            <text:p>Err:511</text:p>
          </table:table-cell>
          <table:table-cell table:style-name="ce3" table:formula="of:=IF(COM.MICROSOFT.FLOOR([.F27]/3)-2 &gt; 0; COM.MICROSOFT.FLOOR([.F27]/3)-2; 0)" office:value-type="string" office:string-value="" calcext:value-type="error">
            <text:p>Err:511</text:p>
          </table:table-cell>
          <table:table-cell table:style-name="ce3" table:formula="of:=IF(COM.MICROSOFT.FLOOR([.G27]/3)-2 &gt; 0; COM.MICROSOFT.FLOOR([.G27]/3)-2; 0)" office:value-type="string" office:string-value="" calcext:value-type="error">
            <text:p>Err:511</text:p>
          </table:table-cell>
          <table:table-cell table:style-name="ce3" table:formula="of:=IF(COM.MICROSOFT.FLOOR([.H27]/3)-2 &gt; 0; COM.MICROSOFT.FLOOR([.H27]/3)-2; 0)" office:value-type="string" office:string-value="" calcext:value-type="error">
            <text:p>Err:511</text:p>
          </table:table-cell>
          <table:table-cell table:style-name="ce3" table:formula="of:=IF(COM.MICROSOFT.FLOOR([.I27]/3)-2 &gt; 0; COM.MICROSOFT.FLOOR([.I27]/3)-2; 0)" office:value-type="string" office:string-value="" calcext:value-type="error">
            <text:p>Err:511</text:p>
          </table:table-cell>
          <table:table-cell table:style-name="ce3" table:formula="of:=IF(COM.MICROSOFT.FLOOR([.J27]/3)-2 &gt; 0; COM.MICROSOFT.FLOOR([.J2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0426" calcext:value-type="float">
            <text:p>140426</text:p>
          </table:table-cell>
          <table:table-cell table:style-name="ce3" table:formula="of:=IF(COM.MICROSOFT.FLOOR([.A28]/3)-2 &gt; 0; COM.MICROSOFT.FLOOR([.A28]/3)-2; 0)" office:value-type="string" office:string-value="" calcext:value-type="error">
            <text:p>Err:511</text:p>
          </table:table-cell>
          <table:table-cell table:style-name="ce3" table:formula="of:=IF(COM.MICROSOFT.FLOOR([.B28]/3)-2 &gt; 0; COM.MICROSOFT.FLOOR([.B28]/3)-2; 0)" office:value-type="string" office:string-value="" calcext:value-type="error">
            <text:p>Err:511</text:p>
          </table:table-cell>
          <table:table-cell table:style-name="ce3" table:formula="of:=IF(COM.MICROSOFT.FLOOR([.C28]/3)-2 &gt; 0; COM.MICROSOFT.FLOOR([.C28]/3)-2; 0)" office:value-type="string" office:string-value="" calcext:value-type="error">
            <text:p>Err:511</text:p>
          </table:table-cell>
          <table:table-cell table:style-name="ce3" table:formula="of:=IF(COM.MICROSOFT.FLOOR([.D28]/3)-2 &gt; 0; COM.MICROSOFT.FLOOR([.D28]/3)-2; 0)" office:value-type="string" office:string-value="" calcext:value-type="error">
            <text:p>Err:511</text:p>
          </table:table-cell>
          <table:table-cell table:style-name="ce3" table:formula="of:=IF(COM.MICROSOFT.FLOOR([.E28]/3)-2 &gt; 0; COM.MICROSOFT.FLOOR([.E28]/3)-2; 0)" office:value-type="string" office:string-value="" calcext:value-type="error">
            <text:p>Err:511</text:p>
          </table:table-cell>
          <table:table-cell table:style-name="ce3" table:formula="of:=IF(COM.MICROSOFT.FLOOR([.F28]/3)-2 &gt; 0; COM.MICROSOFT.FLOOR([.F28]/3)-2; 0)" office:value-type="string" office:string-value="" calcext:value-type="error">
            <text:p>Err:511</text:p>
          </table:table-cell>
          <table:table-cell table:style-name="ce3" table:formula="of:=IF(COM.MICROSOFT.FLOOR([.G28]/3)-2 &gt; 0; COM.MICROSOFT.FLOOR([.G28]/3)-2; 0)" office:value-type="string" office:string-value="" calcext:value-type="error">
            <text:p>Err:511</text:p>
          </table:table-cell>
          <table:table-cell table:style-name="ce3" table:formula="of:=IF(COM.MICROSOFT.FLOOR([.H28]/3)-2 &gt; 0; COM.MICROSOFT.FLOOR([.H28]/3)-2; 0)" office:value-type="string" office:string-value="" calcext:value-type="error">
            <text:p>Err:511</text:p>
          </table:table-cell>
          <table:table-cell table:style-name="ce3" table:formula="of:=IF(COM.MICROSOFT.FLOOR([.I28]/3)-2 &gt; 0; COM.MICROSOFT.FLOOR([.I28]/3)-2; 0)" office:value-type="string" office:string-value="" calcext:value-type="error">
            <text:p>Err:511</text:p>
          </table:table-cell>
          <table:table-cell table:style-name="ce3" table:formula="of:=IF(COM.MICROSOFT.FLOOR([.J28]/3)-2 &gt; 0; COM.MICROSOFT.FLOOR([.J2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2387" calcext:value-type="float">
            <text:p>62387</text:p>
          </table:table-cell>
          <table:table-cell table:style-name="ce3" table:formula="of:=IF(COM.MICROSOFT.FLOOR([.A29]/3)-2 &gt; 0; COM.MICROSOFT.FLOOR([.A29]/3)-2; 0)" office:value-type="string" office:string-value="" calcext:value-type="error">
            <text:p>Err:511</text:p>
          </table:table-cell>
          <table:table-cell table:style-name="ce3" table:formula="of:=IF(COM.MICROSOFT.FLOOR([.B29]/3)-2 &gt; 0; COM.MICROSOFT.FLOOR([.B29]/3)-2; 0)" office:value-type="string" office:string-value="" calcext:value-type="error">
            <text:p>Err:511</text:p>
          </table:table-cell>
          <table:table-cell table:style-name="ce3" table:formula="of:=IF(COM.MICROSOFT.FLOOR([.C29]/3)-2 &gt; 0; COM.MICROSOFT.FLOOR([.C29]/3)-2; 0)" office:value-type="string" office:string-value="" calcext:value-type="error">
            <text:p>Err:511</text:p>
          </table:table-cell>
          <table:table-cell table:style-name="ce3" table:formula="of:=IF(COM.MICROSOFT.FLOOR([.D29]/3)-2 &gt; 0; COM.MICROSOFT.FLOOR([.D29]/3)-2; 0)" office:value-type="string" office:string-value="" calcext:value-type="error">
            <text:p>Err:511</text:p>
          </table:table-cell>
          <table:table-cell table:style-name="ce3" table:formula="of:=IF(COM.MICROSOFT.FLOOR([.E29]/3)-2 &gt; 0; COM.MICROSOFT.FLOOR([.E29]/3)-2; 0)" office:value-type="string" office:string-value="" calcext:value-type="error">
            <text:p>Err:511</text:p>
          </table:table-cell>
          <table:table-cell table:style-name="ce3" table:formula="of:=IF(COM.MICROSOFT.FLOOR([.F29]/3)-2 &gt; 0; COM.MICROSOFT.FLOOR([.F29]/3)-2; 0)" office:value-type="string" office:string-value="" calcext:value-type="error">
            <text:p>Err:511</text:p>
          </table:table-cell>
          <table:table-cell table:style-name="ce3" table:formula="of:=IF(COM.MICROSOFT.FLOOR([.G29]/3)-2 &gt; 0; COM.MICROSOFT.FLOOR([.G29]/3)-2; 0)" office:value-type="string" office:string-value="" calcext:value-type="error">
            <text:p>Err:511</text:p>
          </table:table-cell>
          <table:table-cell table:style-name="ce3" table:formula="of:=IF(COM.MICROSOFT.FLOOR([.H29]/3)-2 &gt; 0; COM.MICROSOFT.FLOOR([.H29]/3)-2; 0)" office:value-type="string" office:string-value="" calcext:value-type="error">
            <text:p>Err:511</text:p>
          </table:table-cell>
          <table:table-cell table:style-name="ce3" table:formula="of:=IF(COM.MICROSOFT.FLOOR([.I29]/3)-2 &gt; 0; COM.MICROSOFT.FLOOR([.I29]/3)-2; 0)" office:value-type="string" office:string-value="" calcext:value-type="error">
            <text:p>Err:511</text:p>
          </table:table-cell>
          <table:table-cell table:style-name="ce3" table:formula="of:=IF(COM.MICROSOFT.FLOOR([.J29]/3)-2 &gt; 0; COM.MICROSOFT.FLOOR([.J2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4464" calcext:value-type="float">
            <text:p>84464</text:p>
          </table:table-cell>
          <table:table-cell table:style-name="ce3" table:formula="of:=IF(COM.MICROSOFT.FLOOR([.A30]/3)-2 &gt; 0; COM.MICROSOFT.FLOOR([.A30]/3)-2; 0)" office:value-type="string" office:string-value="" calcext:value-type="error">
            <text:p>Err:511</text:p>
          </table:table-cell>
          <table:table-cell table:style-name="ce3" table:formula="of:=IF(COM.MICROSOFT.FLOOR([.B30]/3)-2 &gt; 0; COM.MICROSOFT.FLOOR([.B30]/3)-2; 0)" office:value-type="string" office:string-value="" calcext:value-type="error">
            <text:p>Err:511</text:p>
          </table:table-cell>
          <table:table-cell table:style-name="ce3" table:formula="of:=IF(COM.MICROSOFT.FLOOR([.C30]/3)-2 &gt; 0; COM.MICROSOFT.FLOOR([.C30]/3)-2; 0)" office:value-type="string" office:string-value="" calcext:value-type="error">
            <text:p>Err:511</text:p>
          </table:table-cell>
          <table:table-cell table:style-name="ce3" table:formula="of:=IF(COM.MICROSOFT.FLOOR([.D30]/3)-2 &gt; 0; COM.MICROSOFT.FLOOR([.D30]/3)-2; 0)" office:value-type="string" office:string-value="" calcext:value-type="error">
            <text:p>Err:511</text:p>
          </table:table-cell>
          <table:table-cell table:style-name="ce3" table:formula="of:=IF(COM.MICROSOFT.FLOOR([.E30]/3)-2 &gt; 0; COM.MICROSOFT.FLOOR([.E30]/3)-2; 0)" office:value-type="string" office:string-value="" calcext:value-type="error">
            <text:p>Err:511</text:p>
          </table:table-cell>
          <table:table-cell table:style-name="ce3" table:formula="of:=IF(COM.MICROSOFT.FLOOR([.F30]/3)-2 &gt; 0; COM.MICROSOFT.FLOOR([.F30]/3)-2; 0)" office:value-type="string" office:string-value="" calcext:value-type="error">
            <text:p>Err:511</text:p>
          </table:table-cell>
          <table:table-cell table:style-name="ce3" table:formula="of:=IF(COM.MICROSOFT.FLOOR([.G30]/3)-2 &gt; 0; COM.MICROSOFT.FLOOR([.G30]/3)-2; 0)" office:value-type="string" office:string-value="" calcext:value-type="error">
            <text:p>Err:511</text:p>
          </table:table-cell>
          <table:table-cell table:style-name="ce3" table:formula="of:=IF(COM.MICROSOFT.FLOOR([.H30]/3)-2 &gt; 0; COM.MICROSOFT.FLOOR([.H30]/3)-2; 0)" office:value-type="string" office:string-value="" calcext:value-type="error">
            <text:p>Err:511</text:p>
          </table:table-cell>
          <table:table-cell table:style-name="ce3" table:formula="of:=IF(COM.MICROSOFT.FLOOR([.I30]/3)-2 &gt; 0; COM.MICROSOFT.FLOOR([.I30]/3)-2; 0)" office:value-type="string" office:string-value="" calcext:value-type="error">
            <text:p>Err:511</text:p>
          </table:table-cell>
          <table:table-cell table:style-name="ce3" table:formula="of:=IF(COM.MICROSOFT.FLOOR([.J30]/3)-2 &gt; 0; COM.MICROSOFT.FLOOR([.J3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4547" calcext:value-type="float">
            <text:p>104547</text:p>
          </table:table-cell>
          <table:table-cell table:style-name="ce3" table:formula="of:=IF(COM.MICROSOFT.FLOOR([.A31]/3)-2 &gt; 0; COM.MICROSOFT.FLOOR([.A31]/3)-2; 0)" office:value-type="string" office:string-value="" calcext:value-type="error">
            <text:p>Err:511</text:p>
          </table:table-cell>
          <table:table-cell table:style-name="ce3" table:formula="of:=IF(COM.MICROSOFT.FLOOR([.B31]/3)-2 &gt; 0; COM.MICROSOFT.FLOOR([.B31]/3)-2; 0)" office:value-type="string" office:string-value="" calcext:value-type="error">
            <text:p>Err:511</text:p>
          </table:table-cell>
          <table:table-cell table:style-name="ce3" table:formula="of:=IF(COM.MICROSOFT.FLOOR([.C31]/3)-2 &gt; 0; COM.MICROSOFT.FLOOR([.C31]/3)-2; 0)" office:value-type="string" office:string-value="" calcext:value-type="error">
            <text:p>Err:511</text:p>
          </table:table-cell>
          <table:table-cell table:style-name="ce3" table:formula="of:=IF(COM.MICROSOFT.FLOOR([.D31]/3)-2 &gt; 0; COM.MICROSOFT.FLOOR([.D31]/3)-2; 0)" office:value-type="string" office:string-value="" calcext:value-type="error">
            <text:p>Err:511</text:p>
          </table:table-cell>
          <table:table-cell table:style-name="ce3" table:formula="of:=IF(COM.MICROSOFT.FLOOR([.E31]/3)-2 &gt; 0; COM.MICROSOFT.FLOOR([.E31]/3)-2; 0)" office:value-type="string" office:string-value="" calcext:value-type="error">
            <text:p>Err:511</text:p>
          </table:table-cell>
          <table:table-cell table:style-name="ce3" table:formula="of:=IF(COM.MICROSOFT.FLOOR([.F31]/3)-2 &gt; 0; COM.MICROSOFT.FLOOR([.F31]/3)-2; 0)" office:value-type="string" office:string-value="" calcext:value-type="error">
            <text:p>Err:511</text:p>
          </table:table-cell>
          <table:table-cell table:style-name="ce3" table:formula="of:=IF(COM.MICROSOFT.FLOOR([.G31]/3)-2 &gt; 0; COM.MICROSOFT.FLOOR([.G31]/3)-2; 0)" office:value-type="string" office:string-value="" calcext:value-type="error">
            <text:p>Err:511</text:p>
          </table:table-cell>
          <table:table-cell table:style-name="ce3" table:formula="of:=IF(COM.MICROSOFT.FLOOR([.H31]/3)-2 &gt; 0; COM.MICROSOFT.FLOOR([.H31]/3)-2; 0)" office:value-type="string" office:string-value="" calcext:value-type="error">
            <text:p>Err:511</text:p>
          </table:table-cell>
          <table:table-cell table:style-name="ce3" table:formula="of:=IF(COM.MICROSOFT.FLOOR([.I31]/3)-2 &gt; 0; COM.MICROSOFT.FLOOR([.I31]/3)-2; 0)" office:value-type="string" office:string-value="" calcext:value-type="error">
            <text:p>Err:511</text:p>
          </table:table-cell>
          <table:table-cell table:style-name="ce3" table:formula="of:=IF(COM.MICROSOFT.FLOOR([.J31]/3)-2 &gt; 0; COM.MICROSOFT.FLOOR([.J3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3581" calcext:value-type="float">
            <text:p>103581</text:p>
          </table:table-cell>
          <table:table-cell table:style-name="ce3" table:formula="of:=IF(COM.MICROSOFT.FLOOR([.A32]/3)-2 &gt; 0; COM.MICROSOFT.FLOOR([.A32]/3)-2; 0)" office:value-type="string" office:string-value="" calcext:value-type="error">
            <text:p>Err:511</text:p>
          </table:table-cell>
          <table:table-cell table:style-name="ce3" table:formula="of:=IF(COM.MICROSOFT.FLOOR([.B32]/3)-2 &gt; 0; COM.MICROSOFT.FLOOR([.B32]/3)-2; 0)" office:value-type="string" office:string-value="" calcext:value-type="error">
            <text:p>Err:511</text:p>
          </table:table-cell>
          <table:table-cell table:style-name="ce3" table:formula="of:=IF(COM.MICROSOFT.FLOOR([.C32]/3)-2 &gt; 0; COM.MICROSOFT.FLOOR([.C32]/3)-2; 0)" office:value-type="string" office:string-value="" calcext:value-type="error">
            <text:p>Err:511</text:p>
          </table:table-cell>
          <table:table-cell table:style-name="ce3" table:formula="of:=IF(COM.MICROSOFT.FLOOR([.D32]/3)-2 &gt; 0; COM.MICROSOFT.FLOOR([.D32]/3)-2; 0)" office:value-type="string" office:string-value="" calcext:value-type="error">
            <text:p>Err:511</text:p>
          </table:table-cell>
          <table:table-cell table:style-name="ce3" table:formula="of:=IF(COM.MICROSOFT.FLOOR([.E32]/3)-2 &gt; 0; COM.MICROSOFT.FLOOR([.E32]/3)-2; 0)" office:value-type="string" office:string-value="" calcext:value-type="error">
            <text:p>Err:511</text:p>
          </table:table-cell>
          <table:table-cell table:style-name="ce3" table:formula="of:=IF(COM.MICROSOFT.FLOOR([.F32]/3)-2 &gt; 0; COM.MICROSOFT.FLOOR([.F32]/3)-2; 0)" office:value-type="string" office:string-value="" calcext:value-type="error">
            <text:p>Err:511</text:p>
          </table:table-cell>
          <table:table-cell table:style-name="ce3" table:formula="of:=IF(COM.MICROSOFT.FLOOR([.G32]/3)-2 &gt; 0; COM.MICROSOFT.FLOOR([.G32]/3)-2; 0)" office:value-type="string" office:string-value="" calcext:value-type="error">
            <text:p>Err:511</text:p>
          </table:table-cell>
          <table:table-cell table:style-name="ce3" table:formula="of:=IF(COM.MICROSOFT.FLOOR([.H32]/3)-2 &gt; 0; COM.MICROSOFT.FLOOR([.H32]/3)-2; 0)" office:value-type="string" office:string-value="" calcext:value-type="error">
            <text:p>Err:511</text:p>
          </table:table-cell>
          <table:table-cell table:style-name="ce3" table:formula="of:=IF(COM.MICROSOFT.FLOOR([.I32]/3)-2 &gt; 0; COM.MICROSOFT.FLOOR([.I32]/3)-2; 0)" office:value-type="string" office:string-value="" calcext:value-type="error">
            <text:p>Err:511</text:p>
          </table:table-cell>
          <table:table-cell table:style-name="ce3" table:formula="of:=IF(COM.MICROSOFT.FLOOR([.J32]/3)-2 &gt; 0; COM.MICROSOFT.FLOOR([.J3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9121" calcext:value-type="float">
            <text:p>89121</text:p>
          </table:table-cell>
          <table:table-cell table:style-name="ce3" table:formula="of:=IF(COM.MICROSOFT.FLOOR([.A33]/3)-2 &gt; 0; COM.MICROSOFT.FLOOR([.A33]/3)-2; 0)" office:value-type="string" office:string-value="" calcext:value-type="error">
            <text:p>Err:511</text:p>
          </table:table-cell>
          <table:table-cell table:style-name="ce3" table:formula="of:=IF(COM.MICROSOFT.FLOOR([.B33]/3)-2 &gt; 0; COM.MICROSOFT.FLOOR([.B33]/3)-2; 0)" office:value-type="string" office:string-value="" calcext:value-type="error">
            <text:p>Err:511</text:p>
          </table:table-cell>
          <table:table-cell table:style-name="ce3" table:formula="of:=IF(COM.MICROSOFT.FLOOR([.C33]/3)-2 &gt; 0; COM.MICROSOFT.FLOOR([.C33]/3)-2; 0)" office:value-type="string" office:string-value="" calcext:value-type="error">
            <text:p>Err:511</text:p>
          </table:table-cell>
          <table:table-cell table:style-name="ce3" table:formula="of:=IF(COM.MICROSOFT.FLOOR([.D33]/3)-2 &gt; 0; COM.MICROSOFT.FLOOR([.D33]/3)-2; 0)" office:value-type="string" office:string-value="" calcext:value-type="error">
            <text:p>Err:511</text:p>
          </table:table-cell>
          <table:table-cell table:style-name="ce3" table:formula="of:=IF(COM.MICROSOFT.FLOOR([.E33]/3)-2 &gt; 0; COM.MICROSOFT.FLOOR([.E33]/3)-2; 0)" office:value-type="string" office:string-value="" calcext:value-type="error">
            <text:p>Err:511</text:p>
          </table:table-cell>
          <table:table-cell table:style-name="ce3" table:formula="of:=IF(COM.MICROSOFT.FLOOR([.F33]/3)-2 &gt; 0; COM.MICROSOFT.FLOOR([.F33]/3)-2; 0)" office:value-type="string" office:string-value="" calcext:value-type="error">
            <text:p>Err:511</text:p>
          </table:table-cell>
          <table:table-cell table:style-name="ce3" table:formula="of:=IF(COM.MICROSOFT.FLOOR([.G33]/3)-2 &gt; 0; COM.MICROSOFT.FLOOR([.G33]/3)-2; 0)" office:value-type="string" office:string-value="" calcext:value-type="error">
            <text:p>Err:511</text:p>
          </table:table-cell>
          <table:table-cell table:style-name="ce3" table:formula="of:=IF(COM.MICROSOFT.FLOOR([.H33]/3)-2 &gt; 0; COM.MICROSOFT.FLOOR([.H33]/3)-2; 0)" office:value-type="string" office:string-value="" calcext:value-type="error">
            <text:p>Err:511</text:p>
          </table:table-cell>
          <table:table-cell table:style-name="ce3" table:formula="of:=IF(COM.MICROSOFT.FLOOR([.I33]/3)-2 &gt; 0; COM.MICROSOFT.FLOOR([.I33]/3)-2; 0)" office:value-type="string" office:string-value="" calcext:value-type="error">
            <text:p>Err:511</text:p>
          </table:table-cell>
          <table:table-cell table:style-name="ce3" table:formula="of:=IF(COM.MICROSOFT.FLOOR([.J33]/3)-2 &gt; 0; COM.MICROSOFT.FLOOR([.J3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3301" calcext:value-type="float">
            <text:p>123301</text:p>
          </table:table-cell>
          <table:table-cell table:style-name="ce3" table:formula="of:=IF(COM.MICROSOFT.FLOOR([.A34]/3)-2 &gt; 0; COM.MICROSOFT.FLOOR([.A34]/3)-2; 0)" office:value-type="string" office:string-value="" calcext:value-type="error">
            <text:p>Err:511</text:p>
          </table:table-cell>
          <table:table-cell table:style-name="ce3" table:formula="of:=IF(COM.MICROSOFT.FLOOR([.B34]/3)-2 &gt; 0; COM.MICROSOFT.FLOOR([.B34]/3)-2; 0)" office:value-type="string" office:string-value="" calcext:value-type="error">
            <text:p>Err:511</text:p>
          </table:table-cell>
          <table:table-cell table:style-name="ce3" table:formula="of:=IF(COM.MICROSOFT.FLOOR([.C34]/3)-2 &gt; 0; COM.MICROSOFT.FLOOR([.C34]/3)-2; 0)" office:value-type="string" office:string-value="" calcext:value-type="error">
            <text:p>Err:511</text:p>
          </table:table-cell>
          <table:table-cell table:style-name="ce3" table:formula="of:=IF(COM.MICROSOFT.FLOOR([.D34]/3)-2 &gt; 0; COM.MICROSOFT.FLOOR([.D34]/3)-2; 0)" office:value-type="string" office:string-value="" calcext:value-type="error">
            <text:p>Err:511</text:p>
          </table:table-cell>
          <table:table-cell table:style-name="ce3" table:formula="of:=IF(COM.MICROSOFT.FLOOR([.E34]/3)-2 &gt; 0; COM.MICROSOFT.FLOOR([.E34]/3)-2; 0)" office:value-type="string" office:string-value="" calcext:value-type="error">
            <text:p>Err:511</text:p>
          </table:table-cell>
          <table:table-cell table:style-name="ce3" table:formula="of:=IF(COM.MICROSOFT.FLOOR([.F34]/3)-2 &gt; 0; COM.MICROSOFT.FLOOR([.F34]/3)-2; 0)" office:value-type="string" office:string-value="" calcext:value-type="error">
            <text:p>Err:511</text:p>
          </table:table-cell>
          <table:table-cell table:style-name="ce3" table:formula="of:=IF(COM.MICROSOFT.FLOOR([.G34]/3)-2 &gt; 0; COM.MICROSOFT.FLOOR([.G34]/3)-2; 0)" office:value-type="string" office:string-value="" calcext:value-type="error">
            <text:p>Err:511</text:p>
          </table:table-cell>
          <table:table-cell table:style-name="ce3" table:formula="of:=IF(COM.MICROSOFT.FLOOR([.H34]/3)-2 &gt; 0; COM.MICROSOFT.FLOOR([.H34]/3)-2; 0)" office:value-type="string" office:string-value="" calcext:value-type="error">
            <text:p>Err:511</text:p>
          </table:table-cell>
          <table:table-cell table:style-name="ce3" table:formula="of:=IF(COM.MICROSOFT.FLOOR([.I34]/3)-2 &gt; 0; COM.MICROSOFT.FLOOR([.I34]/3)-2; 0)" office:value-type="string" office:string-value="" calcext:value-type="error">
            <text:p>Err:511</text:p>
          </table:table-cell>
          <table:table-cell table:style-name="ce3" table:formula="of:=IF(COM.MICROSOFT.FLOOR([.J34]/3)-2 &gt; 0; COM.MICROSOFT.FLOOR([.J3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4993" calcext:value-type="float">
            <text:p>64993</text:p>
          </table:table-cell>
          <table:table-cell table:style-name="ce3" table:formula="of:=IF(COM.MICROSOFT.FLOOR([.A35]/3)-2 &gt; 0; COM.MICROSOFT.FLOOR([.A35]/3)-2; 0)" office:value-type="string" office:string-value="" calcext:value-type="error">
            <text:p>Err:511</text:p>
          </table:table-cell>
          <table:table-cell table:style-name="ce3" table:formula="of:=IF(COM.MICROSOFT.FLOOR([.B35]/3)-2 &gt; 0; COM.MICROSOFT.FLOOR([.B35]/3)-2; 0)" office:value-type="string" office:string-value="" calcext:value-type="error">
            <text:p>Err:511</text:p>
          </table:table-cell>
          <table:table-cell table:style-name="ce3" table:formula="of:=IF(COM.MICROSOFT.FLOOR([.C35]/3)-2 &gt; 0; COM.MICROSOFT.FLOOR([.C35]/3)-2; 0)" office:value-type="string" office:string-value="" calcext:value-type="error">
            <text:p>Err:511</text:p>
          </table:table-cell>
          <table:table-cell table:style-name="ce3" table:formula="of:=IF(COM.MICROSOFT.FLOOR([.D35]/3)-2 &gt; 0; COM.MICROSOFT.FLOOR([.D35]/3)-2; 0)" office:value-type="string" office:string-value="" calcext:value-type="error">
            <text:p>Err:511</text:p>
          </table:table-cell>
          <table:table-cell table:style-name="ce3" table:formula="of:=IF(COM.MICROSOFT.FLOOR([.E35]/3)-2 &gt; 0; COM.MICROSOFT.FLOOR([.E35]/3)-2; 0)" office:value-type="string" office:string-value="" calcext:value-type="error">
            <text:p>Err:511</text:p>
          </table:table-cell>
          <table:table-cell table:style-name="ce3" table:formula="of:=IF(COM.MICROSOFT.FLOOR([.F35]/3)-2 &gt; 0; COM.MICROSOFT.FLOOR([.F35]/3)-2; 0)" office:value-type="string" office:string-value="" calcext:value-type="error">
            <text:p>Err:511</text:p>
          </table:table-cell>
          <table:table-cell table:style-name="ce3" table:formula="of:=IF(COM.MICROSOFT.FLOOR([.G35]/3)-2 &gt; 0; COM.MICROSOFT.FLOOR([.G35]/3)-2; 0)" office:value-type="string" office:string-value="" calcext:value-type="error">
            <text:p>Err:511</text:p>
          </table:table-cell>
          <table:table-cell table:style-name="ce3" table:formula="of:=IF(COM.MICROSOFT.FLOOR([.H35]/3)-2 &gt; 0; COM.MICROSOFT.FLOOR([.H35]/3)-2; 0)" office:value-type="string" office:string-value="" calcext:value-type="error">
            <text:p>Err:511</text:p>
          </table:table-cell>
          <table:table-cell table:style-name="ce3" table:formula="of:=IF(COM.MICROSOFT.FLOOR([.I35]/3)-2 &gt; 0; COM.MICROSOFT.FLOOR([.I35]/3)-2; 0)" office:value-type="string" office:string-value="" calcext:value-type="error">
            <text:p>Err:511</text:p>
          </table:table-cell>
          <table:table-cell table:style-name="ce3" table:formula="of:=IF(COM.MICROSOFT.FLOOR([.J35]/3)-2 &gt; 0; COM.MICROSOFT.FLOOR([.J3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3555" calcext:value-type="float">
            <text:p>143555</text:p>
          </table:table-cell>
          <table:table-cell table:style-name="ce3" table:formula="of:=IF(COM.MICROSOFT.FLOOR([.A36]/3)-2 &gt; 0; COM.MICROSOFT.FLOOR([.A36]/3)-2; 0)" office:value-type="string" office:string-value="" calcext:value-type="error">
            <text:p>Err:511</text:p>
          </table:table-cell>
          <table:table-cell table:style-name="ce3" table:formula="of:=IF(COM.MICROSOFT.FLOOR([.B36]/3)-2 &gt; 0; COM.MICROSOFT.FLOOR([.B36]/3)-2; 0)" office:value-type="string" office:string-value="" calcext:value-type="error">
            <text:p>Err:511</text:p>
          </table:table-cell>
          <table:table-cell table:style-name="ce3" table:formula="of:=IF(COM.MICROSOFT.FLOOR([.C36]/3)-2 &gt; 0; COM.MICROSOFT.FLOOR([.C36]/3)-2; 0)" office:value-type="string" office:string-value="" calcext:value-type="error">
            <text:p>Err:511</text:p>
          </table:table-cell>
          <table:table-cell table:style-name="ce3" table:formula="of:=IF(COM.MICROSOFT.FLOOR([.D36]/3)-2 &gt; 0; COM.MICROSOFT.FLOOR([.D36]/3)-2; 0)" office:value-type="string" office:string-value="" calcext:value-type="error">
            <text:p>Err:511</text:p>
          </table:table-cell>
          <table:table-cell table:style-name="ce3" table:formula="of:=IF(COM.MICROSOFT.FLOOR([.E36]/3)-2 &gt; 0; COM.MICROSOFT.FLOOR([.E36]/3)-2; 0)" office:value-type="string" office:string-value="" calcext:value-type="error">
            <text:p>Err:511</text:p>
          </table:table-cell>
          <table:table-cell table:style-name="ce3" table:formula="of:=IF(COM.MICROSOFT.FLOOR([.F36]/3)-2 &gt; 0; COM.MICROSOFT.FLOOR([.F36]/3)-2; 0)" office:value-type="string" office:string-value="" calcext:value-type="error">
            <text:p>Err:511</text:p>
          </table:table-cell>
          <table:table-cell table:style-name="ce3" table:formula="of:=IF(COM.MICROSOFT.FLOOR([.G36]/3)-2 &gt; 0; COM.MICROSOFT.FLOOR([.G36]/3)-2; 0)" office:value-type="string" office:string-value="" calcext:value-type="error">
            <text:p>Err:511</text:p>
          </table:table-cell>
          <table:table-cell table:style-name="ce3" table:formula="of:=IF(COM.MICROSOFT.FLOOR([.H36]/3)-2 &gt; 0; COM.MICROSOFT.FLOOR([.H36]/3)-2; 0)" office:value-type="string" office:string-value="" calcext:value-type="error">
            <text:p>Err:511</text:p>
          </table:table-cell>
          <table:table-cell table:style-name="ce3" table:formula="of:=IF(COM.MICROSOFT.FLOOR([.I36]/3)-2 &gt; 0; COM.MICROSOFT.FLOOR([.I36]/3)-2; 0)" office:value-type="string" office:string-value="" calcext:value-type="error">
            <text:p>Err:511</text:p>
          </table:table-cell>
          <table:table-cell table:style-name="ce3" table:formula="of:=IF(COM.MICROSOFT.FLOOR([.J36]/3)-2 &gt; 0; COM.MICROSOFT.FLOOR([.J3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55246" calcext:value-type="float">
            <text:p>55246</text:p>
          </table:table-cell>
          <table:table-cell table:style-name="ce3" table:formula="of:=IF(COM.MICROSOFT.FLOOR([.A37]/3)-2 &gt; 0; COM.MICROSOFT.FLOOR([.A37]/3)-2; 0)" office:value-type="string" office:string-value="" calcext:value-type="error">
            <text:p>Err:511</text:p>
          </table:table-cell>
          <table:table-cell table:style-name="ce3" table:formula="of:=IF(COM.MICROSOFT.FLOOR([.B37]/3)-2 &gt; 0; COM.MICROSOFT.FLOOR([.B37]/3)-2; 0)" office:value-type="string" office:string-value="" calcext:value-type="error">
            <text:p>Err:511</text:p>
          </table:table-cell>
          <table:table-cell table:style-name="ce3" table:formula="of:=IF(COM.MICROSOFT.FLOOR([.C37]/3)-2 &gt; 0; COM.MICROSOFT.FLOOR([.C37]/3)-2; 0)" office:value-type="string" office:string-value="" calcext:value-type="error">
            <text:p>Err:511</text:p>
          </table:table-cell>
          <table:table-cell table:style-name="ce3" table:formula="of:=IF(COM.MICROSOFT.FLOOR([.D37]/3)-2 &gt; 0; COM.MICROSOFT.FLOOR([.D37]/3)-2; 0)" office:value-type="string" office:string-value="" calcext:value-type="error">
            <text:p>Err:511</text:p>
          </table:table-cell>
          <table:table-cell table:style-name="ce3" table:formula="of:=IF(COM.MICROSOFT.FLOOR([.E37]/3)-2 &gt; 0; COM.MICROSOFT.FLOOR([.E37]/3)-2; 0)" office:value-type="string" office:string-value="" calcext:value-type="error">
            <text:p>Err:511</text:p>
          </table:table-cell>
          <table:table-cell table:style-name="ce3" table:formula="of:=IF(COM.MICROSOFT.FLOOR([.F37]/3)-2 &gt; 0; COM.MICROSOFT.FLOOR([.F37]/3)-2; 0)" office:value-type="string" office:string-value="" calcext:value-type="error">
            <text:p>Err:511</text:p>
          </table:table-cell>
          <table:table-cell table:style-name="ce3" table:formula="of:=IF(COM.MICROSOFT.FLOOR([.G37]/3)-2 &gt; 0; COM.MICROSOFT.FLOOR([.G37]/3)-2; 0)" office:value-type="string" office:string-value="" calcext:value-type="error">
            <text:p>Err:511</text:p>
          </table:table-cell>
          <table:table-cell table:style-name="ce3" table:formula="of:=IF(COM.MICROSOFT.FLOOR([.H37]/3)-2 &gt; 0; COM.MICROSOFT.FLOOR([.H37]/3)-2; 0)" office:value-type="string" office:string-value="" calcext:value-type="error">
            <text:p>Err:511</text:p>
          </table:table-cell>
          <table:table-cell table:style-name="ce3" table:formula="of:=IF(COM.MICROSOFT.FLOOR([.I37]/3)-2 &gt; 0; COM.MICROSOFT.FLOOR([.I37]/3)-2; 0)" office:value-type="string" office:string-value="" calcext:value-type="error">
            <text:p>Err:511</text:p>
          </table:table-cell>
          <table:table-cell table:style-name="ce3" table:formula="of:=IF(COM.MICROSOFT.FLOOR([.J37]/3)-2 &gt; 0; COM.MICROSOFT.FLOOR([.J3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0986" calcext:value-type="float">
            <text:p>120986</text:p>
          </table:table-cell>
          <table:table-cell table:style-name="ce3" table:formula="of:=IF(COM.MICROSOFT.FLOOR([.A38]/3)-2 &gt; 0; COM.MICROSOFT.FLOOR([.A38]/3)-2; 0)" office:value-type="string" office:string-value="" calcext:value-type="error">
            <text:p>Err:511</text:p>
          </table:table-cell>
          <table:table-cell table:style-name="ce3" table:formula="of:=IF(COM.MICROSOFT.FLOOR([.B38]/3)-2 &gt; 0; COM.MICROSOFT.FLOOR([.B38]/3)-2; 0)" office:value-type="string" office:string-value="" calcext:value-type="error">
            <text:p>Err:511</text:p>
          </table:table-cell>
          <table:table-cell table:style-name="ce3" table:formula="of:=IF(COM.MICROSOFT.FLOOR([.C38]/3)-2 &gt; 0; COM.MICROSOFT.FLOOR([.C38]/3)-2; 0)" office:value-type="string" office:string-value="" calcext:value-type="error">
            <text:p>Err:511</text:p>
          </table:table-cell>
          <table:table-cell table:style-name="ce3" table:formula="of:=IF(COM.MICROSOFT.FLOOR([.D38]/3)-2 &gt; 0; COM.MICROSOFT.FLOOR([.D38]/3)-2; 0)" office:value-type="string" office:string-value="" calcext:value-type="error">
            <text:p>Err:511</text:p>
          </table:table-cell>
          <table:table-cell table:style-name="ce3" table:formula="of:=IF(COM.MICROSOFT.FLOOR([.E38]/3)-2 &gt; 0; COM.MICROSOFT.FLOOR([.E38]/3)-2; 0)" office:value-type="string" office:string-value="" calcext:value-type="error">
            <text:p>Err:511</text:p>
          </table:table-cell>
          <table:table-cell table:style-name="ce3" table:formula="of:=IF(COM.MICROSOFT.FLOOR([.F38]/3)-2 &gt; 0; COM.MICROSOFT.FLOOR([.F38]/3)-2; 0)" office:value-type="string" office:string-value="" calcext:value-type="error">
            <text:p>Err:511</text:p>
          </table:table-cell>
          <table:table-cell table:style-name="ce3" table:formula="of:=IF(COM.MICROSOFT.FLOOR([.G38]/3)-2 &gt; 0; COM.MICROSOFT.FLOOR([.G38]/3)-2; 0)" office:value-type="string" office:string-value="" calcext:value-type="error">
            <text:p>Err:511</text:p>
          </table:table-cell>
          <table:table-cell table:style-name="ce3" table:formula="of:=IF(COM.MICROSOFT.FLOOR([.H38]/3)-2 &gt; 0; COM.MICROSOFT.FLOOR([.H38]/3)-2; 0)" office:value-type="string" office:string-value="" calcext:value-type="error">
            <text:p>Err:511</text:p>
          </table:table-cell>
          <table:table-cell table:style-name="ce3" table:formula="of:=IF(COM.MICROSOFT.FLOOR([.I38]/3)-2 &gt; 0; COM.MICROSOFT.FLOOR([.I38]/3)-2; 0)" office:value-type="string" office:string-value="" calcext:value-type="error">
            <text:p>Err:511</text:p>
          </table:table-cell>
          <table:table-cell table:style-name="ce3" table:formula="of:=IF(COM.MICROSOFT.FLOOR([.J38]/3)-2 &gt; 0; COM.MICROSOFT.FLOOR([.J3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7596" calcext:value-type="float">
            <text:p>67596</text:p>
          </table:table-cell>
          <table:table-cell table:style-name="ce3" table:formula="of:=IF(COM.MICROSOFT.FLOOR([.A39]/3)-2 &gt; 0; COM.MICROSOFT.FLOOR([.A39]/3)-2; 0)" office:value-type="string" office:string-value="" calcext:value-type="error">
            <text:p>Err:511</text:p>
          </table:table-cell>
          <table:table-cell table:style-name="ce3" table:formula="of:=IF(COM.MICROSOFT.FLOOR([.B39]/3)-2 &gt; 0; COM.MICROSOFT.FLOOR([.B39]/3)-2; 0)" office:value-type="string" office:string-value="" calcext:value-type="error">
            <text:p>Err:511</text:p>
          </table:table-cell>
          <table:table-cell table:style-name="ce3" table:formula="of:=IF(COM.MICROSOFT.FLOOR([.C39]/3)-2 &gt; 0; COM.MICROSOFT.FLOOR([.C39]/3)-2; 0)" office:value-type="string" office:string-value="" calcext:value-type="error">
            <text:p>Err:511</text:p>
          </table:table-cell>
          <table:table-cell table:style-name="ce3" table:formula="of:=IF(COM.MICROSOFT.FLOOR([.D39]/3)-2 &gt; 0; COM.MICROSOFT.FLOOR([.D39]/3)-2; 0)" office:value-type="string" office:string-value="" calcext:value-type="error">
            <text:p>Err:511</text:p>
          </table:table-cell>
          <table:table-cell table:style-name="ce3" table:formula="of:=IF(COM.MICROSOFT.FLOOR([.E39]/3)-2 &gt; 0; COM.MICROSOFT.FLOOR([.E39]/3)-2; 0)" office:value-type="string" office:string-value="" calcext:value-type="error">
            <text:p>Err:511</text:p>
          </table:table-cell>
          <table:table-cell table:style-name="ce3" table:formula="of:=IF(COM.MICROSOFT.FLOOR([.F39]/3)-2 &gt; 0; COM.MICROSOFT.FLOOR([.F39]/3)-2; 0)" office:value-type="string" office:string-value="" calcext:value-type="error">
            <text:p>Err:511</text:p>
          </table:table-cell>
          <table:table-cell table:style-name="ce3" table:formula="of:=IF(COM.MICROSOFT.FLOOR([.G39]/3)-2 &gt; 0; COM.MICROSOFT.FLOOR([.G39]/3)-2; 0)" office:value-type="string" office:string-value="" calcext:value-type="error">
            <text:p>Err:511</text:p>
          </table:table-cell>
          <table:table-cell table:style-name="ce3" table:formula="of:=IF(COM.MICROSOFT.FLOOR([.H39]/3)-2 &gt; 0; COM.MICROSOFT.FLOOR([.H39]/3)-2; 0)" office:value-type="string" office:string-value="" calcext:value-type="error">
            <text:p>Err:511</text:p>
          </table:table-cell>
          <table:table-cell table:style-name="ce3" table:formula="of:=IF(COM.MICROSOFT.FLOOR([.I39]/3)-2 &gt; 0; COM.MICROSOFT.FLOOR([.I39]/3)-2; 0)" office:value-type="string" office:string-value="" calcext:value-type="error">
            <text:p>Err:511</text:p>
          </table:table-cell>
          <table:table-cell table:style-name="ce3" table:formula="of:=IF(COM.MICROSOFT.FLOOR([.J39]/3)-2 &gt; 0; COM.MICROSOFT.FLOOR([.J3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6173" calcext:value-type="float">
            <text:p>146173</text:p>
          </table:table-cell>
          <table:table-cell table:style-name="ce3" table:formula="of:=IF(COM.MICROSOFT.FLOOR([.A40]/3)-2 &gt; 0; COM.MICROSOFT.FLOOR([.A40]/3)-2; 0)" office:value-type="string" office:string-value="" calcext:value-type="error">
            <text:p>Err:511</text:p>
          </table:table-cell>
          <table:table-cell table:style-name="ce3" table:formula="of:=IF(COM.MICROSOFT.FLOOR([.B40]/3)-2 &gt; 0; COM.MICROSOFT.FLOOR([.B40]/3)-2; 0)" office:value-type="string" office:string-value="" calcext:value-type="error">
            <text:p>Err:511</text:p>
          </table:table-cell>
          <table:table-cell table:style-name="ce3" table:formula="of:=IF(COM.MICROSOFT.FLOOR([.C40]/3)-2 &gt; 0; COM.MICROSOFT.FLOOR([.C40]/3)-2; 0)" office:value-type="string" office:string-value="" calcext:value-type="error">
            <text:p>Err:511</text:p>
          </table:table-cell>
          <table:table-cell table:style-name="ce3" table:formula="of:=IF(COM.MICROSOFT.FLOOR([.D40]/3)-2 &gt; 0; COM.MICROSOFT.FLOOR([.D40]/3)-2; 0)" office:value-type="string" office:string-value="" calcext:value-type="error">
            <text:p>Err:511</text:p>
          </table:table-cell>
          <table:table-cell table:style-name="ce3" table:formula="of:=IF(COM.MICROSOFT.FLOOR([.E40]/3)-2 &gt; 0; COM.MICROSOFT.FLOOR([.E40]/3)-2; 0)" office:value-type="string" office:string-value="" calcext:value-type="error">
            <text:p>Err:511</text:p>
          </table:table-cell>
          <table:table-cell table:style-name="ce3" table:formula="of:=IF(COM.MICROSOFT.FLOOR([.F40]/3)-2 &gt; 0; COM.MICROSOFT.FLOOR([.F40]/3)-2; 0)" office:value-type="string" office:string-value="" calcext:value-type="error">
            <text:p>Err:511</text:p>
          </table:table-cell>
          <table:table-cell table:style-name="ce3" table:formula="of:=IF(COM.MICROSOFT.FLOOR([.G40]/3)-2 &gt; 0; COM.MICROSOFT.FLOOR([.G40]/3)-2; 0)" office:value-type="string" office:string-value="" calcext:value-type="error">
            <text:p>Err:511</text:p>
          </table:table-cell>
          <table:table-cell table:style-name="ce3" table:formula="of:=IF(COM.MICROSOFT.FLOOR([.H40]/3)-2 &gt; 0; COM.MICROSOFT.FLOOR([.H40]/3)-2; 0)" office:value-type="string" office:string-value="" calcext:value-type="error">
            <text:p>Err:511</text:p>
          </table:table-cell>
          <table:table-cell table:style-name="ce3" table:formula="of:=IF(COM.MICROSOFT.FLOOR([.I40]/3)-2 &gt; 0; COM.MICROSOFT.FLOOR([.I40]/3)-2; 0)" office:value-type="string" office:string-value="" calcext:value-type="error">
            <text:p>Err:511</text:p>
          </table:table-cell>
          <table:table-cell table:style-name="ce3" table:formula="of:=IF(COM.MICROSOFT.FLOOR([.J40]/3)-2 &gt; 0; COM.MICROSOFT.FLOOR([.J4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9707" calcext:value-type="float">
            <text:p>149707</text:p>
          </table:table-cell>
          <table:table-cell table:style-name="ce3" table:formula="of:=IF(COM.MICROSOFT.FLOOR([.A41]/3)-2 &gt; 0; COM.MICROSOFT.FLOOR([.A41]/3)-2; 0)" office:value-type="string" office:string-value="" calcext:value-type="error">
            <text:p>Err:511</text:p>
          </table:table-cell>
          <table:table-cell table:style-name="ce3" table:formula="of:=IF(COM.MICROSOFT.FLOOR([.B41]/3)-2 &gt; 0; COM.MICROSOFT.FLOOR([.B41]/3)-2; 0)" office:value-type="string" office:string-value="" calcext:value-type="error">
            <text:p>Err:511</text:p>
          </table:table-cell>
          <table:table-cell table:style-name="ce3" table:formula="of:=IF(COM.MICROSOFT.FLOOR([.C41]/3)-2 &gt; 0; COM.MICROSOFT.FLOOR([.C41]/3)-2; 0)" office:value-type="string" office:string-value="" calcext:value-type="error">
            <text:p>Err:511</text:p>
          </table:table-cell>
          <table:table-cell table:style-name="ce3" table:formula="of:=IF(COM.MICROSOFT.FLOOR([.D41]/3)-2 &gt; 0; COM.MICROSOFT.FLOOR([.D41]/3)-2; 0)" office:value-type="string" office:string-value="" calcext:value-type="error">
            <text:p>Err:511</text:p>
          </table:table-cell>
          <table:table-cell table:style-name="ce3" table:formula="of:=IF(COM.MICROSOFT.FLOOR([.E41]/3)-2 &gt; 0; COM.MICROSOFT.FLOOR([.E41]/3)-2; 0)" office:value-type="string" office:string-value="" calcext:value-type="error">
            <text:p>Err:511</text:p>
          </table:table-cell>
          <table:table-cell table:style-name="ce3" table:formula="of:=IF(COM.MICROSOFT.FLOOR([.F41]/3)-2 &gt; 0; COM.MICROSOFT.FLOOR([.F41]/3)-2; 0)" office:value-type="string" office:string-value="" calcext:value-type="error">
            <text:p>Err:511</text:p>
          </table:table-cell>
          <table:table-cell table:style-name="ce3" table:formula="of:=IF(COM.MICROSOFT.FLOOR([.G41]/3)-2 &gt; 0; COM.MICROSOFT.FLOOR([.G41]/3)-2; 0)" office:value-type="string" office:string-value="" calcext:value-type="error">
            <text:p>Err:511</text:p>
          </table:table-cell>
          <table:table-cell table:style-name="ce3" table:formula="of:=IF(COM.MICROSOFT.FLOOR([.H41]/3)-2 &gt; 0; COM.MICROSOFT.FLOOR([.H41]/3)-2; 0)" office:value-type="string" office:string-value="" calcext:value-type="error">
            <text:p>Err:511</text:p>
          </table:table-cell>
          <table:table-cell table:style-name="ce3" table:formula="of:=IF(COM.MICROSOFT.FLOOR([.I41]/3)-2 &gt; 0; COM.MICROSOFT.FLOOR([.I41]/3)-2; 0)" office:value-type="string" office:string-value="" calcext:value-type="error">
            <text:p>Err:511</text:p>
          </table:table-cell>
          <table:table-cell table:style-name="ce3" table:formula="of:=IF(COM.MICROSOFT.FLOOR([.J41]/3)-2 &gt; 0; COM.MICROSOFT.FLOOR([.J4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0285" calcext:value-type="float">
            <text:p>60285</text:p>
          </table:table-cell>
          <table:table-cell table:style-name="ce3" table:formula="of:=IF(COM.MICROSOFT.FLOOR([.A42]/3)-2 &gt; 0; COM.MICROSOFT.FLOOR([.A42]/3)-2; 0)" office:value-type="string" office:string-value="" calcext:value-type="error">
            <text:p>Err:511</text:p>
          </table:table-cell>
          <table:table-cell table:style-name="ce3" table:formula="of:=IF(COM.MICROSOFT.FLOOR([.B42]/3)-2 &gt; 0; COM.MICROSOFT.FLOOR([.B42]/3)-2; 0)" office:value-type="string" office:string-value="" calcext:value-type="error">
            <text:p>Err:511</text:p>
          </table:table-cell>
          <table:table-cell table:style-name="ce3" table:formula="of:=IF(COM.MICROSOFT.FLOOR([.C42]/3)-2 &gt; 0; COM.MICROSOFT.FLOOR([.C42]/3)-2; 0)" office:value-type="string" office:string-value="" calcext:value-type="error">
            <text:p>Err:511</text:p>
          </table:table-cell>
          <table:table-cell table:style-name="ce3" table:formula="of:=IF(COM.MICROSOFT.FLOOR([.D42]/3)-2 &gt; 0; COM.MICROSOFT.FLOOR([.D42]/3)-2; 0)" office:value-type="string" office:string-value="" calcext:value-type="error">
            <text:p>Err:511</text:p>
          </table:table-cell>
          <table:table-cell table:style-name="ce3" table:formula="of:=IF(COM.MICROSOFT.FLOOR([.E42]/3)-2 &gt; 0; COM.MICROSOFT.FLOOR([.E42]/3)-2; 0)" office:value-type="string" office:string-value="" calcext:value-type="error">
            <text:p>Err:511</text:p>
          </table:table-cell>
          <table:table-cell table:style-name="ce3" table:formula="of:=IF(COM.MICROSOFT.FLOOR([.F42]/3)-2 &gt; 0; COM.MICROSOFT.FLOOR([.F42]/3)-2; 0)" office:value-type="string" office:string-value="" calcext:value-type="error">
            <text:p>Err:511</text:p>
          </table:table-cell>
          <table:table-cell table:style-name="ce3" table:formula="of:=IF(COM.MICROSOFT.FLOOR([.G42]/3)-2 &gt; 0; COM.MICROSOFT.FLOOR([.G42]/3)-2; 0)" office:value-type="string" office:string-value="" calcext:value-type="error">
            <text:p>Err:511</text:p>
          </table:table-cell>
          <table:table-cell table:style-name="ce3" table:formula="of:=IF(COM.MICROSOFT.FLOOR([.H42]/3)-2 &gt; 0; COM.MICROSOFT.FLOOR([.H42]/3)-2; 0)" office:value-type="string" office:string-value="" calcext:value-type="error">
            <text:p>Err:511</text:p>
          </table:table-cell>
          <table:table-cell table:style-name="ce3" table:formula="of:=IF(COM.MICROSOFT.FLOOR([.I42]/3)-2 &gt; 0; COM.MICROSOFT.FLOOR([.I42]/3)-2; 0)" office:value-type="string" office:string-value="" calcext:value-type="error">
            <text:p>Err:511</text:p>
          </table:table-cell>
          <table:table-cell table:style-name="ce3" table:formula="of:=IF(COM.MICROSOFT.FLOOR([.J42]/3)-2 &gt; 0; COM.MICROSOFT.FLOOR([.J4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3517" calcext:value-type="float">
            <text:p>83517</text:p>
          </table:table-cell>
          <table:table-cell table:style-name="ce3" table:formula="of:=IF(COM.MICROSOFT.FLOOR([.A43]/3)-2 &gt; 0; COM.MICROSOFT.FLOOR([.A43]/3)-2; 0)" office:value-type="string" office:string-value="" calcext:value-type="error">
            <text:p>Err:511</text:p>
          </table:table-cell>
          <table:table-cell table:style-name="ce3" table:formula="of:=IF(COM.MICROSOFT.FLOOR([.B43]/3)-2 &gt; 0; COM.MICROSOFT.FLOOR([.B43]/3)-2; 0)" office:value-type="string" office:string-value="" calcext:value-type="error">
            <text:p>Err:511</text:p>
          </table:table-cell>
          <table:table-cell table:style-name="ce3" table:formula="of:=IF(COM.MICROSOFT.FLOOR([.C43]/3)-2 &gt; 0; COM.MICROSOFT.FLOOR([.C43]/3)-2; 0)" office:value-type="string" office:string-value="" calcext:value-type="error">
            <text:p>Err:511</text:p>
          </table:table-cell>
          <table:table-cell table:style-name="ce3" table:formula="of:=IF(COM.MICROSOFT.FLOOR([.D43]/3)-2 &gt; 0; COM.MICROSOFT.FLOOR([.D43]/3)-2; 0)" office:value-type="string" office:string-value="" calcext:value-type="error">
            <text:p>Err:511</text:p>
          </table:table-cell>
          <table:table-cell table:style-name="ce3" table:formula="of:=IF(COM.MICROSOFT.FLOOR([.E43]/3)-2 &gt; 0; COM.MICROSOFT.FLOOR([.E43]/3)-2; 0)" office:value-type="string" office:string-value="" calcext:value-type="error">
            <text:p>Err:511</text:p>
          </table:table-cell>
          <table:table-cell table:style-name="ce3" table:formula="of:=IF(COM.MICROSOFT.FLOOR([.F43]/3)-2 &gt; 0; COM.MICROSOFT.FLOOR([.F43]/3)-2; 0)" office:value-type="string" office:string-value="" calcext:value-type="error">
            <text:p>Err:511</text:p>
          </table:table-cell>
          <table:table-cell table:style-name="ce3" table:formula="of:=IF(COM.MICROSOFT.FLOOR([.G43]/3)-2 &gt; 0; COM.MICROSOFT.FLOOR([.G43]/3)-2; 0)" office:value-type="string" office:string-value="" calcext:value-type="error">
            <text:p>Err:511</text:p>
          </table:table-cell>
          <table:table-cell table:style-name="ce3" table:formula="of:=IF(COM.MICROSOFT.FLOOR([.H43]/3)-2 &gt; 0; COM.MICROSOFT.FLOOR([.H43]/3)-2; 0)" office:value-type="string" office:string-value="" calcext:value-type="error">
            <text:p>Err:511</text:p>
          </table:table-cell>
          <table:table-cell table:style-name="ce3" table:formula="of:=IF(COM.MICROSOFT.FLOOR([.I43]/3)-2 &gt; 0; COM.MICROSOFT.FLOOR([.I43]/3)-2; 0)" office:value-type="string" office:string-value="" calcext:value-type="error">
            <text:p>Err:511</text:p>
          </table:table-cell>
          <table:table-cell table:style-name="ce3" table:formula="of:=IF(COM.MICROSOFT.FLOOR([.J43]/3)-2 &gt; 0; COM.MICROSOFT.FLOOR([.J4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73782" calcext:value-type="float">
            <text:p>73782</text:p>
          </table:table-cell>
          <table:table-cell table:style-name="ce3" table:formula="of:=IF(COM.MICROSOFT.FLOOR([.A44]/3)-2 &gt; 0; COM.MICROSOFT.FLOOR([.A44]/3)-2; 0)" office:value-type="string" office:string-value="" calcext:value-type="error">
            <text:p>Err:511</text:p>
          </table:table-cell>
          <table:table-cell table:style-name="ce3" table:formula="of:=IF(COM.MICROSOFT.FLOOR([.B44]/3)-2 &gt; 0; COM.MICROSOFT.FLOOR([.B44]/3)-2; 0)" office:value-type="string" office:string-value="" calcext:value-type="error">
            <text:p>Err:511</text:p>
          </table:table-cell>
          <table:table-cell table:style-name="ce3" table:formula="of:=IF(COM.MICROSOFT.FLOOR([.C44]/3)-2 &gt; 0; COM.MICROSOFT.FLOOR([.C44]/3)-2; 0)" office:value-type="string" office:string-value="" calcext:value-type="error">
            <text:p>Err:511</text:p>
          </table:table-cell>
          <table:table-cell table:style-name="ce3" table:formula="of:=IF(COM.MICROSOFT.FLOOR([.D44]/3)-2 &gt; 0; COM.MICROSOFT.FLOOR([.D44]/3)-2; 0)" office:value-type="string" office:string-value="" calcext:value-type="error">
            <text:p>Err:511</text:p>
          </table:table-cell>
          <table:table-cell table:style-name="ce3" table:formula="of:=IF(COM.MICROSOFT.FLOOR([.E44]/3)-2 &gt; 0; COM.MICROSOFT.FLOOR([.E44]/3)-2; 0)" office:value-type="string" office:string-value="" calcext:value-type="error">
            <text:p>Err:511</text:p>
          </table:table-cell>
          <table:table-cell table:style-name="ce3" table:formula="of:=IF(COM.MICROSOFT.FLOOR([.F44]/3)-2 &gt; 0; COM.MICROSOFT.FLOOR([.F44]/3)-2; 0)" office:value-type="string" office:string-value="" calcext:value-type="error">
            <text:p>Err:511</text:p>
          </table:table-cell>
          <table:table-cell table:style-name="ce3" table:formula="of:=IF(COM.MICROSOFT.FLOOR([.G44]/3)-2 &gt; 0; COM.MICROSOFT.FLOOR([.G44]/3)-2; 0)" office:value-type="string" office:string-value="" calcext:value-type="error">
            <text:p>Err:511</text:p>
          </table:table-cell>
          <table:table-cell table:style-name="ce3" table:formula="of:=IF(COM.MICROSOFT.FLOOR([.H44]/3)-2 &gt; 0; COM.MICROSOFT.FLOOR([.H44]/3)-2; 0)" office:value-type="string" office:string-value="" calcext:value-type="error">
            <text:p>Err:511</text:p>
          </table:table-cell>
          <table:table-cell table:style-name="ce3" table:formula="of:=IF(COM.MICROSOFT.FLOOR([.I44]/3)-2 &gt; 0; COM.MICROSOFT.FLOOR([.I44]/3)-2; 0)" office:value-type="string" office:string-value="" calcext:value-type="error">
            <text:p>Err:511</text:p>
          </table:table-cell>
          <table:table-cell table:style-name="ce3" table:formula="of:=IF(COM.MICROSOFT.FLOOR([.J44]/3)-2 &gt; 0; COM.MICROSOFT.FLOOR([.J4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3464" calcext:value-type="float">
            <text:p>103464</text:p>
          </table:table-cell>
          <table:table-cell table:style-name="ce3" table:formula="of:=IF(COM.MICROSOFT.FLOOR([.A45]/3)-2 &gt; 0; COM.MICROSOFT.FLOOR([.A45]/3)-2; 0)" office:value-type="string" office:string-value="" calcext:value-type="error">
            <text:p>Err:511</text:p>
          </table:table-cell>
          <table:table-cell table:style-name="ce3" table:formula="of:=IF(COM.MICROSOFT.FLOOR([.B45]/3)-2 &gt; 0; COM.MICROSOFT.FLOOR([.B45]/3)-2; 0)" office:value-type="string" office:string-value="" calcext:value-type="error">
            <text:p>Err:511</text:p>
          </table:table-cell>
          <table:table-cell table:style-name="ce3" table:formula="of:=IF(COM.MICROSOFT.FLOOR([.C45]/3)-2 &gt; 0; COM.MICROSOFT.FLOOR([.C45]/3)-2; 0)" office:value-type="string" office:string-value="" calcext:value-type="error">
            <text:p>Err:511</text:p>
          </table:table-cell>
          <table:table-cell table:style-name="ce3" table:formula="of:=IF(COM.MICROSOFT.FLOOR([.D45]/3)-2 &gt; 0; COM.MICROSOFT.FLOOR([.D45]/3)-2; 0)" office:value-type="string" office:string-value="" calcext:value-type="error">
            <text:p>Err:511</text:p>
          </table:table-cell>
          <table:table-cell table:style-name="ce3" table:formula="of:=IF(COM.MICROSOFT.FLOOR([.E45]/3)-2 &gt; 0; COM.MICROSOFT.FLOOR([.E45]/3)-2; 0)" office:value-type="string" office:string-value="" calcext:value-type="error">
            <text:p>Err:511</text:p>
          </table:table-cell>
          <table:table-cell table:style-name="ce3" table:formula="of:=IF(COM.MICROSOFT.FLOOR([.F45]/3)-2 &gt; 0; COM.MICROSOFT.FLOOR([.F45]/3)-2; 0)" office:value-type="string" office:string-value="" calcext:value-type="error">
            <text:p>Err:511</text:p>
          </table:table-cell>
          <table:table-cell table:style-name="ce3" table:formula="of:=IF(COM.MICROSOFT.FLOOR([.G45]/3)-2 &gt; 0; COM.MICROSOFT.FLOOR([.G45]/3)-2; 0)" office:value-type="string" office:string-value="" calcext:value-type="error">
            <text:p>Err:511</text:p>
          </table:table-cell>
          <table:table-cell table:style-name="ce3" table:formula="of:=IF(COM.MICROSOFT.FLOOR([.H45]/3)-2 &gt; 0; COM.MICROSOFT.FLOOR([.H45]/3)-2; 0)" office:value-type="string" office:string-value="" calcext:value-type="error">
            <text:p>Err:511</text:p>
          </table:table-cell>
          <table:table-cell table:style-name="ce3" table:formula="of:=IF(COM.MICROSOFT.FLOOR([.I45]/3)-2 &gt; 0; COM.MICROSOFT.FLOOR([.I45]/3)-2; 0)" office:value-type="string" office:string-value="" calcext:value-type="error">
            <text:p>Err:511</text:p>
          </table:table-cell>
          <table:table-cell table:style-name="ce3" table:formula="of:=IF(COM.MICROSOFT.FLOOR([.J45]/3)-2 &gt; 0; COM.MICROSOFT.FLOOR([.J4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0506" calcext:value-type="float">
            <text:p>140506</text:p>
          </table:table-cell>
          <table:table-cell table:style-name="ce3" table:formula="of:=IF(COM.MICROSOFT.FLOOR([.A46]/3)-2 &gt; 0; COM.MICROSOFT.FLOOR([.A46]/3)-2; 0)" office:value-type="string" office:string-value="" calcext:value-type="error">
            <text:p>Err:511</text:p>
          </table:table-cell>
          <table:table-cell table:style-name="ce3" table:formula="of:=IF(COM.MICROSOFT.FLOOR([.B46]/3)-2 &gt; 0; COM.MICROSOFT.FLOOR([.B46]/3)-2; 0)" office:value-type="string" office:string-value="" calcext:value-type="error">
            <text:p>Err:511</text:p>
          </table:table-cell>
          <table:table-cell table:style-name="ce3" table:formula="of:=IF(COM.MICROSOFT.FLOOR([.C46]/3)-2 &gt; 0; COM.MICROSOFT.FLOOR([.C46]/3)-2; 0)" office:value-type="string" office:string-value="" calcext:value-type="error">
            <text:p>Err:511</text:p>
          </table:table-cell>
          <table:table-cell table:style-name="ce3" table:formula="of:=IF(COM.MICROSOFT.FLOOR([.D46]/3)-2 &gt; 0; COM.MICROSOFT.FLOOR([.D46]/3)-2; 0)" office:value-type="string" office:string-value="" calcext:value-type="error">
            <text:p>Err:511</text:p>
          </table:table-cell>
          <table:table-cell table:style-name="ce3" table:formula="of:=IF(COM.MICROSOFT.FLOOR([.E46]/3)-2 &gt; 0; COM.MICROSOFT.FLOOR([.E46]/3)-2; 0)" office:value-type="string" office:string-value="" calcext:value-type="error">
            <text:p>Err:511</text:p>
          </table:table-cell>
          <table:table-cell table:style-name="ce3" table:formula="of:=IF(COM.MICROSOFT.FLOOR([.F46]/3)-2 &gt; 0; COM.MICROSOFT.FLOOR([.F46]/3)-2; 0)" office:value-type="string" office:string-value="" calcext:value-type="error">
            <text:p>Err:511</text:p>
          </table:table-cell>
          <table:table-cell table:style-name="ce3" table:formula="of:=IF(COM.MICROSOFT.FLOOR([.G46]/3)-2 &gt; 0; COM.MICROSOFT.FLOOR([.G46]/3)-2; 0)" office:value-type="string" office:string-value="" calcext:value-type="error">
            <text:p>Err:511</text:p>
          </table:table-cell>
          <table:table-cell table:style-name="ce3" table:formula="of:=IF(COM.MICROSOFT.FLOOR([.H46]/3)-2 &gt; 0; COM.MICROSOFT.FLOOR([.H46]/3)-2; 0)" office:value-type="string" office:string-value="" calcext:value-type="error">
            <text:p>Err:511</text:p>
          </table:table-cell>
          <table:table-cell table:style-name="ce3" table:formula="of:=IF(COM.MICROSOFT.FLOOR([.I46]/3)-2 &gt; 0; COM.MICROSOFT.FLOOR([.I46]/3)-2; 0)" office:value-type="string" office:string-value="" calcext:value-type="error">
            <text:p>Err:511</text:p>
          </table:table-cell>
          <table:table-cell table:style-name="ce3" table:formula="of:=IF(COM.MICROSOFT.FLOOR([.J46]/3)-2 &gt; 0; COM.MICROSOFT.FLOOR([.J4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78400" calcext:value-type="float">
            <text:p>78400</text:p>
          </table:table-cell>
          <table:table-cell table:style-name="ce3" table:formula="of:=IF(COM.MICROSOFT.FLOOR([.A47]/3)-2 &gt; 0; COM.MICROSOFT.FLOOR([.A47]/3)-2; 0)" office:value-type="string" office:string-value="" calcext:value-type="error">
            <text:p>Err:511</text:p>
          </table:table-cell>
          <table:table-cell table:style-name="ce3" table:formula="of:=IF(COM.MICROSOFT.FLOOR([.B47]/3)-2 &gt; 0; COM.MICROSOFT.FLOOR([.B47]/3)-2; 0)" office:value-type="string" office:string-value="" calcext:value-type="error">
            <text:p>Err:511</text:p>
          </table:table-cell>
          <table:table-cell table:style-name="ce3" table:formula="of:=IF(COM.MICROSOFT.FLOOR([.C47]/3)-2 &gt; 0; COM.MICROSOFT.FLOOR([.C47]/3)-2; 0)" office:value-type="string" office:string-value="" calcext:value-type="error">
            <text:p>Err:511</text:p>
          </table:table-cell>
          <table:table-cell table:style-name="ce3" table:formula="of:=IF(COM.MICROSOFT.FLOOR([.D47]/3)-2 &gt; 0; COM.MICROSOFT.FLOOR([.D47]/3)-2; 0)" office:value-type="string" office:string-value="" calcext:value-type="error">
            <text:p>Err:511</text:p>
          </table:table-cell>
          <table:table-cell table:style-name="ce3" table:formula="of:=IF(COM.MICROSOFT.FLOOR([.E47]/3)-2 &gt; 0; COM.MICROSOFT.FLOOR([.E47]/3)-2; 0)" office:value-type="string" office:string-value="" calcext:value-type="error">
            <text:p>Err:511</text:p>
          </table:table-cell>
          <table:table-cell table:style-name="ce3" table:formula="of:=IF(COM.MICROSOFT.FLOOR([.F47]/3)-2 &gt; 0; COM.MICROSOFT.FLOOR([.F47]/3)-2; 0)" office:value-type="string" office:string-value="" calcext:value-type="error">
            <text:p>Err:511</text:p>
          </table:table-cell>
          <table:table-cell table:style-name="ce3" table:formula="of:=IF(COM.MICROSOFT.FLOOR([.G47]/3)-2 &gt; 0; COM.MICROSOFT.FLOOR([.G47]/3)-2; 0)" office:value-type="string" office:string-value="" calcext:value-type="error">
            <text:p>Err:511</text:p>
          </table:table-cell>
          <table:table-cell table:style-name="ce3" table:formula="of:=IF(COM.MICROSOFT.FLOOR([.H47]/3)-2 &gt; 0; COM.MICROSOFT.FLOOR([.H47]/3)-2; 0)" office:value-type="string" office:string-value="" calcext:value-type="error">
            <text:p>Err:511</text:p>
          </table:table-cell>
          <table:table-cell table:style-name="ce3" table:formula="of:=IF(COM.MICROSOFT.FLOOR([.I47]/3)-2 &gt; 0; COM.MICROSOFT.FLOOR([.I47]/3)-2; 0)" office:value-type="string" office:string-value="" calcext:value-type="error">
            <text:p>Err:511</text:p>
          </table:table-cell>
          <table:table-cell table:style-name="ce3" table:formula="of:=IF(COM.MICROSOFT.FLOOR([.J47]/3)-2 &gt; 0; COM.MICROSOFT.FLOOR([.J4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0672" calcext:value-type="float">
            <text:p>140672</text:p>
          </table:table-cell>
          <table:table-cell table:style-name="ce3" table:formula="of:=IF(COM.MICROSOFT.FLOOR([.A48]/3)-2 &gt; 0; COM.MICROSOFT.FLOOR([.A48]/3)-2; 0)" office:value-type="string" office:string-value="" calcext:value-type="error">
            <text:p>Err:511</text:p>
          </table:table-cell>
          <table:table-cell table:style-name="ce3" table:formula="of:=IF(COM.MICROSOFT.FLOOR([.B48]/3)-2 &gt; 0; COM.MICROSOFT.FLOOR([.B48]/3)-2; 0)" office:value-type="string" office:string-value="" calcext:value-type="error">
            <text:p>Err:511</text:p>
          </table:table-cell>
          <table:table-cell table:style-name="ce3" table:formula="of:=IF(COM.MICROSOFT.FLOOR([.C48]/3)-2 &gt; 0; COM.MICROSOFT.FLOOR([.C48]/3)-2; 0)" office:value-type="string" office:string-value="" calcext:value-type="error">
            <text:p>Err:511</text:p>
          </table:table-cell>
          <table:table-cell table:style-name="ce3" table:formula="of:=IF(COM.MICROSOFT.FLOOR([.D48]/3)-2 &gt; 0; COM.MICROSOFT.FLOOR([.D48]/3)-2; 0)" office:value-type="string" office:string-value="" calcext:value-type="error">
            <text:p>Err:511</text:p>
          </table:table-cell>
          <table:table-cell table:style-name="ce3" table:formula="of:=IF(COM.MICROSOFT.FLOOR([.E48]/3)-2 &gt; 0; COM.MICROSOFT.FLOOR([.E48]/3)-2; 0)" office:value-type="string" office:string-value="" calcext:value-type="error">
            <text:p>Err:511</text:p>
          </table:table-cell>
          <table:table-cell table:style-name="ce3" table:formula="of:=IF(COM.MICROSOFT.FLOOR([.F48]/3)-2 &gt; 0; COM.MICROSOFT.FLOOR([.F48]/3)-2; 0)" office:value-type="string" office:string-value="" calcext:value-type="error">
            <text:p>Err:511</text:p>
          </table:table-cell>
          <table:table-cell table:style-name="ce3" table:formula="of:=IF(COM.MICROSOFT.FLOOR([.G48]/3)-2 &gt; 0; COM.MICROSOFT.FLOOR([.G48]/3)-2; 0)" office:value-type="string" office:string-value="" calcext:value-type="error">
            <text:p>Err:511</text:p>
          </table:table-cell>
          <table:table-cell table:style-name="ce3" table:formula="of:=IF(COM.MICROSOFT.FLOOR([.H48]/3)-2 &gt; 0; COM.MICROSOFT.FLOOR([.H48]/3)-2; 0)" office:value-type="string" office:string-value="" calcext:value-type="error">
            <text:p>Err:511</text:p>
          </table:table-cell>
          <table:table-cell table:style-name="ce3" table:formula="of:=IF(COM.MICROSOFT.FLOOR([.I48]/3)-2 &gt; 0; COM.MICROSOFT.FLOOR([.I48]/3)-2; 0)" office:value-type="string" office:string-value="" calcext:value-type="error">
            <text:p>Err:511</text:p>
          </table:table-cell>
          <table:table-cell table:style-name="ce3" table:formula="of:=IF(COM.MICROSOFT.FLOOR([.J48]/3)-2 &gt; 0; COM.MICROSOFT.FLOOR([.J4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1638" calcext:value-type="float">
            <text:p>141638</text:p>
          </table:table-cell>
          <table:table-cell table:style-name="ce3" table:formula="of:=IF(COM.MICROSOFT.FLOOR([.A49]/3)-2 &gt; 0; COM.MICROSOFT.FLOOR([.A49]/3)-2; 0)" office:value-type="string" office:string-value="" calcext:value-type="error">
            <text:p>Err:511</text:p>
          </table:table-cell>
          <table:table-cell table:style-name="ce3" table:formula="of:=IF(COM.MICROSOFT.FLOOR([.B49]/3)-2 &gt; 0; COM.MICROSOFT.FLOOR([.B49]/3)-2; 0)" office:value-type="string" office:string-value="" calcext:value-type="error">
            <text:p>Err:511</text:p>
          </table:table-cell>
          <table:table-cell table:style-name="ce3" table:formula="of:=IF(COM.MICROSOFT.FLOOR([.C49]/3)-2 &gt; 0; COM.MICROSOFT.FLOOR([.C49]/3)-2; 0)" office:value-type="string" office:string-value="" calcext:value-type="error">
            <text:p>Err:511</text:p>
          </table:table-cell>
          <table:table-cell table:style-name="ce3" table:formula="of:=IF(COM.MICROSOFT.FLOOR([.D49]/3)-2 &gt; 0; COM.MICROSOFT.FLOOR([.D49]/3)-2; 0)" office:value-type="string" office:string-value="" calcext:value-type="error">
            <text:p>Err:511</text:p>
          </table:table-cell>
          <table:table-cell table:style-name="ce3" table:formula="of:=IF(COM.MICROSOFT.FLOOR([.E49]/3)-2 &gt; 0; COM.MICROSOFT.FLOOR([.E49]/3)-2; 0)" office:value-type="string" office:string-value="" calcext:value-type="error">
            <text:p>Err:511</text:p>
          </table:table-cell>
          <table:table-cell table:style-name="ce3" table:formula="of:=IF(COM.MICROSOFT.FLOOR([.F49]/3)-2 &gt; 0; COM.MICROSOFT.FLOOR([.F49]/3)-2; 0)" office:value-type="string" office:string-value="" calcext:value-type="error">
            <text:p>Err:511</text:p>
          </table:table-cell>
          <table:table-cell table:style-name="ce3" table:formula="of:=IF(COM.MICROSOFT.FLOOR([.G49]/3)-2 &gt; 0; COM.MICROSOFT.FLOOR([.G49]/3)-2; 0)" office:value-type="string" office:string-value="" calcext:value-type="error">
            <text:p>Err:511</text:p>
          </table:table-cell>
          <table:table-cell table:style-name="ce3" table:formula="of:=IF(COM.MICROSOFT.FLOOR([.H49]/3)-2 &gt; 0; COM.MICROSOFT.FLOOR([.H49]/3)-2; 0)" office:value-type="string" office:string-value="" calcext:value-type="error">
            <text:p>Err:511</text:p>
          </table:table-cell>
          <table:table-cell table:style-name="ce3" table:formula="of:=IF(COM.MICROSOFT.FLOOR([.I49]/3)-2 &gt; 0; COM.MICROSOFT.FLOOR([.I49]/3)-2; 0)" office:value-type="string" office:string-value="" calcext:value-type="error">
            <text:p>Err:511</text:p>
          </table:table-cell>
          <table:table-cell table:style-name="ce3" table:formula="of:=IF(COM.MICROSOFT.FLOOR([.J49]/3)-2 &gt; 0; COM.MICROSOFT.FLOOR([.J4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4470" calcext:value-type="float">
            <text:p>84470</text:p>
          </table:table-cell>
          <table:table-cell table:style-name="ce3" table:formula="of:=IF(COM.MICROSOFT.FLOOR([.A50]/3)-2 &gt; 0; COM.MICROSOFT.FLOOR([.A50]/3)-2; 0)" office:value-type="string" office:string-value="" calcext:value-type="error">
            <text:p>Err:511</text:p>
          </table:table-cell>
          <table:table-cell table:style-name="ce3" table:formula="of:=IF(COM.MICROSOFT.FLOOR([.B50]/3)-2 &gt; 0; COM.MICROSOFT.FLOOR([.B50]/3)-2; 0)" office:value-type="string" office:string-value="" calcext:value-type="error">
            <text:p>Err:511</text:p>
          </table:table-cell>
          <table:table-cell table:style-name="ce3" table:formula="of:=IF(COM.MICROSOFT.FLOOR([.C50]/3)-2 &gt; 0; COM.MICROSOFT.FLOOR([.C50]/3)-2; 0)" office:value-type="string" office:string-value="" calcext:value-type="error">
            <text:p>Err:511</text:p>
          </table:table-cell>
          <table:table-cell table:style-name="ce3" table:formula="of:=IF(COM.MICROSOFT.FLOOR([.D50]/3)-2 &gt; 0; COM.MICROSOFT.FLOOR([.D50]/3)-2; 0)" office:value-type="string" office:string-value="" calcext:value-type="error">
            <text:p>Err:511</text:p>
          </table:table-cell>
          <table:table-cell table:style-name="ce3" table:formula="of:=IF(COM.MICROSOFT.FLOOR([.E50]/3)-2 &gt; 0; COM.MICROSOFT.FLOOR([.E50]/3)-2; 0)" office:value-type="string" office:string-value="" calcext:value-type="error">
            <text:p>Err:511</text:p>
          </table:table-cell>
          <table:table-cell table:style-name="ce3" table:formula="of:=IF(COM.MICROSOFT.FLOOR([.F50]/3)-2 &gt; 0; COM.MICROSOFT.FLOOR([.F50]/3)-2; 0)" office:value-type="string" office:string-value="" calcext:value-type="error">
            <text:p>Err:511</text:p>
          </table:table-cell>
          <table:table-cell table:style-name="ce3" table:formula="of:=IF(COM.MICROSOFT.FLOOR([.G50]/3)-2 &gt; 0; COM.MICROSOFT.FLOOR([.G50]/3)-2; 0)" office:value-type="string" office:string-value="" calcext:value-type="error">
            <text:p>Err:511</text:p>
          </table:table-cell>
          <table:table-cell table:style-name="ce3" table:formula="of:=IF(COM.MICROSOFT.FLOOR([.H50]/3)-2 &gt; 0; COM.MICROSOFT.FLOOR([.H50]/3)-2; 0)" office:value-type="string" office:string-value="" calcext:value-type="error">
            <text:p>Err:511</text:p>
          </table:table-cell>
          <table:table-cell table:style-name="ce3" table:formula="of:=IF(COM.MICROSOFT.FLOOR([.I50]/3)-2 &gt; 0; COM.MICROSOFT.FLOOR([.I50]/3)-2; 0)" office:value-type="string" office:string-value="" calcext:value-type="error">
            <text:p>Err:511</text:p>
          </table:table-cell>
          <table:table-cell table:style-name="ce3" table:formula="of:=IF(COM.MICROSOFT.FLOOR([.J50]/3)-2 &gt; 0; COM.MICROSOFT.FLOOR([.J5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6879" calcext:value-type="float">
            <text:p>116879</text:p>
          </table:table-cell>
          <table:table-cell table:style-name="ce3" table:formula="of:=IF(COM.MICROSOFT.FLOOR([.A51]/3)-2 &gt; 0; COM.MICROSOFT.FLOOR([.A51]/3)-2; 0)" office:value-type="string" office:string-value="" calcext:value-type="error">
            <text:p>Err:511</text:p>
          </table:table-cell>
          <table:table-cell table:style-name="ce3" table:formula="of:=IF(COM.MICROSOFT.FLOOR([.B51]/3)-2 &gt; 0; COM.MICROSOFT.FLOOR([.B51]/3)-2; 0)" office:value-type="string" office:string-value="" calcext:value-type="error">
            <text:p>Err:511</text:p>
          </table:table-cell>
          <table:table-cell table:style-name="ce3" table:formula="of:=IF(COM.MICROSOFT.FLOOR([.C51]/3)-2 &gt; 0; COM.MICROSOFT.FLOOR([.C51]/3)-2; 0)" office:value-type="string" office:string-value="" calcext:value-type="error">
            <text:p>Err:511</text:p>
          </table:table-cell>
          <table:table-cell table:style-name="ce3" table:formula="of:=IF(COM.MICROSOFT.FLOOR([.D51]/3)-2 &gt; 0; COM.MICROSOFT.FLOOR([.D51]/3)-2; 0)" office:value-type="string" office:string-value="" calcext:value-type="error">
            <text:p>Err:511</text:p>
          </table:table-cell>
          <table:table-cell table:style-name="ce3" table:formula="of:=IF(COM.MICROSOFT.FLOOR([.E51]/3)-2 &gt; 0; COM.MICROSOFT.FLOOR([.E51]/3)-2; 0)" office:value-type="string" office:string-value="" calcext:value-type="error">
            <text:p>Err:511</text:p>
          </table:table-cell>
          <table:table-cell table:style-name="ce3" table:formula="of:=IF(COM.MICROSOFT.FLOOR([.F51]/3)-2 &gt; 0; COM.MICROSOFT.FLOOR([.F51]/3)-2; 0)" office:value-type="string" office:string-value="" calcext:value-type="error">
            <text:p>Err:511</text:p>
          </table:table-cell>
          <table:table-cell table:style-name="ce3" table:formula="of:=IF(COM.MICROSOFT.FLOOR([.G51]/3)-2 &gt; 0; COM.MICROSOFT.FLOOR([.G51]/3)-2; 0)" office:value-type="string" office:string-value="" calcext:value-type="error">
            <text:p>Err:511</text:p>
          </table:table-cell>
          <table:table-cell table:style-name="ce3" table:formula="of:=IF(COM.MICROSOFT.FLOOR([.H51]/3)-2 &gt; 0; COM.MICROSOFT.FLOOR([.H51]/3)-2; 0)" office:value-type="string" office:string-value="" calcext:value-type="error">
            <text:p>Err:511</text:p>
          </table:table-cell>
          <table:table-cell table:style-name="ce3" table:formula="of:=IF(COM.MICROSOFT.FLOOR([.I51]/3)-2 &gt; 0; COM.MICROSOFT.FLOOR([.I51]/3)-2; 0)" office:value-type="string" office:string-value="" calcext:value-type="error">
            <text:p>Err:511</text:p>
          </table:table-cell>
          <table:table-cell table:style-name="ce3" table:formula="of:=IF(COM.MICROSOFT.FLOOR([.J51]/3)-2 &gt; 0; COM.MICROSOFT.FLOOR([.J5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0701" calcext:value-type="float">
            <text:p>100701</text:p>
          </table:table-cell>
          <table:table-cell table:style-name="ce3" table:formula="of:=IF(COM.MICROSOFT.FLOOR([.A52]/3)-2 &gt; 0; COM.MICROSOFT.FLOOR([.A52]/3)-2; 0)" office:value-type="string" office:string-value="" calcext:value-type="error">
            <text:p>Err:511</text:p>
          </table:table-cell>
          <table:table-cell table:style-name="ce3" table:formula="of:=IF(COM.MICROSOFT.FLOOR([.B52]/3)-2 &gt; 0; COM.MICROSOFT.FLOOR([.B52]/3)-2; 0)" office:value-type="string" office:string-value="" calcext:value-type="error">
            <text:p>Err:511</text:p>
          </table:table-cell>
          <table:table-cell table:style-name="ce3" table:formula="of:=IF(COM.MICROSOFT.FLOOR([.C52]/3)-2 &gt; 0; COM.MICROSOFT.FLOOR([.C52]/3)-2; 0)" office:value-type="string" office:string-value="" calcext:value-type="error">
            <text:p>Err:511</text:p>
          </table:table-cell>
          <table:table-cell table:style-name="ce3" table:formula="of:=IF(COM.MICROSOFT.FLOOR([.D52]/3)-2 &gt; 0; COM.MICROSOFT.FLOOR([.D52]/3)-2; 0)" office:value-type="string" office:string-value="" calcext:value-type="error">
            <text:p>Err:511</text:p>
          </table:table-cell>
          <table:table-cell table:style-name="ce3" table:formula="of:=IF(COM.MICROSOFT.FLOOR([.E52]/3)-2 &gt; 0; COM.MICROSOFT.FLOOR([.E52]/3)-2; 0)" office:value-type="string" office:string-value="" calcext:value-type="error">
            <text:p>Err:511</text:p>
          </table:table-cell>
          <table:table-cell table:style-name="ce3" table:formula="of:=IF(COM.MICROSOFT.FLOOR([.F52]/3)-2 &gt; 0; COM.MICROSOFT.FLOOR([.F52]/3)-2; 0)" office:value-type="string" office:string-value="" calcext:value-type="error">
            <text:p>Err:511</text:p>
          </table:table-cell>
          <table:table-cell table:style-name="ce3" table:formula="of:=IF(COM.MICROSOFT.FLOOR([.G52]/3)-2 &gt; 0; COM.MICROSOFT.FLOOR([.G52]/3)-2; 0)" office:value-type="string" office:string-value="" calcext:value-type="error">
            <text:p>Err:511</text:p>
          </table:table-cell>
          <table:table-cell table:style-name="ce3" table:formula="of:=IF(COM.MICROSOFT.FLOOR([.H52]/3)-2 &gt; 0; COM.MICROSOFT.FLOOR([.H52]/3)-2; 0)" office:value-type="string" office:string-value="" calcext:value-type="error">
            <text:p>Err:511</text:p>
          </table:table-cell>
          <table:table-cell table:style-name="ce3" table:formula="of:=IF(COM.MICROSOFT.FLOOR([.I52]/3)-2 &gt; 0; COM.MICROSOFT.FLOOR([.I52]/3)-2; 0)" office:value-type="string" office:string-value="" calcext:value-type="error">
            <text:p>Err:511</text:p>
          </table:table-cell>
          <table:table-cell table:style-name="ce3" table:formula="of:=IF(COM.MICROSOFT.FLOOR([.J52]/3)-2 &gt; 0; COM.MICROSOFT.FLOOR([.J5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3976" calcext:value-type="float">
            <text:p>63976</text:p>
          </table:table-cell>
          <table:table-cell table:style-name="ce3" table:formula="of:=IF(COM.MICROSOFT.FLOOR([.A53]/3)-2 &gt; 0; COM.MICROSOFT.FLOOR([.A53]/3)-2; 0)" office:value-type="string" office:string-value="" calcext:value-type="error">
            <text:p>Err:511</text:p>
          </table:table-cell>
          <table:table-cell table:style-name="ce3" table:formula="of:=IF(COM.MICROSOFT.FLOOR([.B53]/3)-2 &gt; 0; COM.MICROSOFT.FLOOR([.B53]/3)-2; 0)" office:value-type="string" office:string-value="" calcext:value-type="error">
            <text:p>Err:511</text:p>
          </table:table-cell>
          <table:table-cell table:style-name="ce3" table:formula="of:=IF(COM.MICROSOFT.FLOOR([.C53]/3)-2 &gt; 0; COM.MICROSOFT.FLOOR([.C53]/3)-2; 0)" office:value-type="string" office:string-value="" calcext:value-type="error">
            <text:p>Err:511</text:p>
          </table:table-cell>
          <table:table-cell table:style-name="ce3" table:formula="of:=IF(COM.MICROSOFT.FLOOR([.D53]/3)-2 &gt; 0; COM.MICROSOFT.FLOOR([.D53]/3)-2; 0)" office:value-type="string" office:string-value="" calcext:value-type="error">
            <text:p>Err:511</text:p>
          </table:table-cell>
          <table:table-cell table:style-name="ce3" table:formula="of:=IF(COM.MICROSOFT.FLOOR([.E53]/3)-2 &gt; 0; COM.MICROSOFT.FLOOR([.E53]/3)-2; 0)" office:value-type="string" office:string-value="" calcext:value-type="error">
            <text:p>Err:511</text:p>
          </table:table-cell>
          <table:table-cell table:style-name="ce3" table:formula="of:=IF(COM.MICROSOFT.FLOOR([.F53]/3)-2 &gt; 0; COM.MICROSOFT.FLOOR([.F53]/3)-2; 0)" office:value-type="string" office:string-value="" calcext:value-type="error">
            <text:p>Err:511</text:p>
          </table:table-cell>
          <table:table-cell table:style-name="ce3" table:formula="of:=IF(COM.MICROSOFT.FLOOR([.G53]/3)-2 &gt; 0; COM.MICROSOFT.FLOOR([.G53]/3)-2; 0)" office:value-type="string" office:string-value="" calcext:value-type="error">
            <text:p>Err:511</text:p>
          </table:table-cell>
          <table:table-cell table:style-name="ce3" table:formula="of:=IF(COM.MICROSOFT.FLOOR([.H53]/3)-2 &gt; 0; COM.MICROSOFT.FLOOR([.H53]/3)-2; 0)" office:value-type="string" office:string-value="" calcext:value-type="error">
            <text:p>Err:511</text:p>
          </table:table-cell>
          <table:table-cell table:style-name="ce3" table:formula="of:=IF(COM.MICROSOFT.FLOOR([.I53]/3)-2 &gt; 0; COM.MICROSOFT.FLOOR([.I53]/3)-2; 0)" office:value-type="string" office:string-value="" calcext:value-type="error">
            <text:p>Err:511</text:p>
          </table:table-cell>
          <table:table-cell table:style-name="ce3" table:formula="of:=IF(COM.MICROSOFT.FLOOR([.J53]/3)-2 &gt; 0; COM.MICROSOFT.FLOOR([.J5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5748" calcext:value-type="float">
            <text:p>135748</text:p>
          </table:table-cell>
          <table:table-cell table:style-name="ce3" table:formula="of:=IF(COM.MICROSOFT.FLOOR([.A54]/3)-2 &gt; 0; COM.MICROSOFT.FLOOR([.A54]/3)-2; 0)" office:value-type="string" office:string-value="" calcext:value-type="error">
            <text:p>Err:511</text:p>
          </table:table-cell>
          <table:table-cell table:style-name="ce3" table:formula="of:=IF(COM.MICROSOFT.FLOOR([.B54]/3)-2 &gt; 0; COM.MICROSOFT.FLOOR([.B54]/3)-2; 0)" office:value-type="string" office:string-value="" calcext:value-type="error">
            <text:p>Err:511</text:p>
          </table:table-cell>
          <table:table-cell table:style-name="ce3" table:formula="of:=IF(COM.MICROSOFT.FLOOR([.C54]/3)-2 &gt; 0; COM.MICROSOFT.FLOOR([.C54]/3)-2; 0)" office:value-type="string" office:string-value="" calcext:value-type="error">
            <text:p>Err:511</text:p>
          </table:table-cell>
          <table:table-cell table:style-name="ce3" table:formula="of:=IF(COM.MICROSOFT.FLOOR([.D54]/3)-2 &gt; 0; COM.MICROSOFT.FLOOR([.D54]/3)-2; 0)" office:value-type="string" office:string-value="" calcext:value-type="error">
            <text:p>Err:511</text:p>
          </table:table-cell>
          <table:table-cell table:style-name="ce3" table:formula="of:=IF(COM.MICROSOFT.FLOOR([.E54]/3)-2 &gt; 0; COM.MICROSOFT.FLOOR([.E54]/3)-2; 0)" office:value-type="string" office:string-value="" calcext:value-type="error">
            <text:p>Err:511</text:p>
          </table:table-cell>
          <table:table-cell table:style-name="ce3" table:formula="of:=IF(COM.MICROSOFT.FLOOR([.F54]/3)-2 &gt; 0; COM.MICROSOFT.FLOOR([.F54]/3)-2; 0)" office:value-type="string" office:string-value="" calcext:value-type="error">
            <text:p>Err:511</text:p>
          </table:table-cell>
          <table:table-cell table:style-name="ce3" table:formula="of:=IF(COM.MICROSOFT.FLOOR([.G54]/3)-2 &gt; 0; COM.MICROSOFT.FLOOR([.G54]/3)-2; 0)" office:value-type="string" office:string-value="" calcext:value-type="error">
            <text:p>Err:511</text:p>
          </table:table-cell>
          <table:table-cell table:style-name="ce3" table:formula="of:=IF(COM.MICROSOFT.FLOOR([.H54]/3)-2 &gt; 0; COM.MICROSOFT.FLOOR([.H54]/3)-2; 0)" office:value-type="string" office:string-value="" calcext:value-type="error">
            <text:p>Err:511</text:p>
          </table:table-cell>
          <table:table-cell table:style-name="ce3" table:formula="of:=IF(COM.MICROSOFT.FLOOR([.I54]/3)-2 &gt; 0; COM.MICROSOFT.FLOOR([.I54]/3)-2; 0)" office:value-type="string" office:string-value="" calcext:value-type="error">
            <text:p>Err:511</text:p>
          </table:table-cell>
          <table:table-cell table:style-name="ce3" table:formula="of:=IF(COM.MICROSOFT.FLOOR([.J54]/3)-2 &gt; 0; COM.MICROSOFT.FLOOR([.J5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5021" calcext:value-type="float">
            <text:p>65021</text:p>
          </table:table-cell>
          <table:table-cell table:style-name="ce3" table:formula="of:=IF(COM.MICROSOFT.FLOOR([.A55]/3)-2 &gt; 0; COM.MICROSOFT.FLOOR([.A55]/3)-2; 0)" office:value-type="string" office:string-value="" calcext:value-type="error">
            <text:p>Err:511</text:p>
          </table:table-cell>
          <table:table-cell table:style-name="ce3" table:formula="of:=IF(COM.MICROSOFT.FLOOR([.B55]/3)-2 &gt; 0; COM.MICROSOFT.FLOOR([.B55]/3)-2; 0)" office:value-type="string" office:string-value="" calcext:value-type="error">
            <text:p>Err:511</text:p>
          </table:table-cell>
          <table:table-cell table:style-name="ce3" table:formula="of:=IF(COM.MICROSOFT.FLOOR([.C55]/3)-2 &gt; 0; COM.MICROSOFT.FLOOR([.C55]/3)-2; 0)" office:value-type="string" office:string-value="" calcext:value-type="error">
            <text:p>Err:511</text:p>
          </table:table-cell>
          <table:table-cell table:style-name="ce3" table:formula="of:=IF(COM.MICROSOFT.FLOOR([.D55]/3)-2 &gt; 0; COM.MICROSOFT.FLOOR([.D55]/3)-2; 0)" office:value-type="string" office:string-value="" calcext:value-type="error">
            <text:p>Err:511</text:p>
          </table:table-cell>
          <table:table-cell table:style-name="ce3" table:formula="of:=IF(COM.MICROSOFT.FLOOR([.E55]/3)-2 &gt; 0; COM.MICROSOFT.FLOOR([.E55]/3)-2; 0)" office:value-type="string" office:string-value="" calcext:value-type="error">
            <text:p>Err:511</text:p>
          </table:table-cell>
          <table:table-cell table:style-name="ce3" table:formula="of:=IF(COM.MICROSOFT.FLOOR([.F55]/3)-2 &gt; 0; COM.MICROSOFT.FLOOR([.F55]/3)-2; 0)" office:value-type="string" office:string-value="" calcext:value-type="error">
            <text:p>Err:511</text:p>
          </table:table-cell>
          <table:table-cell table:style-name="ce3" table:formula="of:=IF(COM.MICROSOFT.FLOOR([.G55]/3)-2 &gt; 0; COM.MICROSOFT.FLOOR([.G55]/3)-2; 0)" office:value-type="string" office:string-value="" calcext:value-type="error">
            <text:p>Err:511</text:p>
          </table:table-cell>
          <table:table-cell table:style-name="ce3" table:formula="of:=IF(COM.MICROSOFT.FLOOR([.H55]/3)-2 &gt; 0; COM.MICROSOFT.FLOOR([.H55]/3)-2; 0)" office:value-type="string" office:string-value="" calcext:value-type="error">
            <text:p>Err:511</text:p>
          </table:table-cell>
          <table:table-cell table:style-name="ce3" table:formula="of:=IF(COM.MICROSOFT.FLOOR([.I55]/3)-2 &gt; 0; COM.MICROSOFT.FLOOR([.I55]/3)-2; 0)" office:value-type="string" office:string-value="" calcext:value-type="error">
            <text:p>Err:511</text:p>
          </table:table-cell>
          <table:table-cell table:style-name="ce3" table:formula="of:=IF(COM.MICROSOFT.FLOOR([.J55]/3)-2 &gt; 0; COM.MICROSOFT.FLOOR([.J5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0086" calcext:value-type="float">
            <text:p>120086</text:p>
          </table:table-cell>
          <table:table-cell table:style-name="ce3" table:formula="of:=IF(COM.MICROSOFT.FLOOR([.A56]/3)-2 &gt; 0; COM.MICROSOFT.FLOOR([.A56]/3)-2; 0)" office:value-type="string" office:string-value="" calcext:value-type="error">
            <text:p>Err:511</text:p>
          </table:table-cell>
          <table:table-cell table:style-name="ce3" table:formula="of:=IF(COM.MICROSOFT.FLOOR([.B56]/3)-2 &gt; 0; COM.MICROSOFT.FLOOR([.B56]/3)-2; 0)" office:value-type="string" office:string-value="" calcext:value-type="error">
            <text:p>Err:511</text:p>
          </table:table-cell>
          <table:table-cell table:style-name="ce3" table:formula="of:=IF(COM.MICROSOFT.FLOOR([.C56]/3)-2 &gt; 0; COM.MICROSOFT.FLOOR([.C56]/3)-2; 0)" office:value-type="string" office:string-value="" calcext:value-type="error">
            <text:p>Err:511</text:p>
          </table:table-cell>
          <table:table-cell table:style-name="ce3" table:formula="of:=IF(COM.MICROSOFT.FLOOR([.D56]/3)-2 &gt; 0; COM.MICROSOFT.FLOOR([.D56]/3)-2; 0)" office:value-type="string" office:string-value="" calcext:value-type="error">
            <text:p>Err:511</text:p>
          </table:table-cell>
          <table:table-cell table:style-name="ce3" table:formula="of:=IF(COM.MICROSOFT.FLOOR([.E56]/3)-2 &gt; 0; COM.MICROSOFT.FLOOR([.E56]/3)-2; 0)" office:value-type="string" office:string-value="" calcext:value-type="error">
            <text:p>Err:511</text:p>
          </table:table-cell>
          <table:table-cell table:style-name="ce3" table:formula="of:=IF(COM.MICROSOFT.FLOOR([.F56]/3)-2 &gt; 0; COM.MICROSOFT.FLOOR([.F56]/3)-2; 0)" office:value-type="string" office:string-value="" calcext:value-type="error">
            <text:p>Err:511</text:p>
          </table:table-cell>
          <table:table-cell table:style-name="ce3" table:formula="of:=IF(COM.MICROSOFT.FLOOR([.G56]/3)-2 &gt; 0; COM.MICROSOFT.FLOOR([.G56]/3)-2; 0)" office:value-type="string" office:string-value="" calcext:value-type="error">
            <text:p>Err:511</text:p>
          </table:table-cell>
          <table:table-cell table:style-name="ce3" table:formula="of:=IF(COM.MICROSOFT.FLOOR([.H56]/3)-2 &gt; 0; COM.MICROSOFT.FLOOR([.H56]/3)-2; 0)" office:value-type="string" office:string-value="" calcext:value-type="error">
            <text:p>Err:511</text:p>
          </table:table-cell>
          <table:table-cell table:style-name="ce3" table:formula="of:=IF(COM.MICROSOFT.FLOOR([.I56]/3)-2 &gt; 0; COM.MICROSOFT.FLOOR([.I56]/3)-2; 0)" office:value-type="string" office:string-value="" calcext:value-type="error">
            <text:p>Err:511</text:p>
          </table:table-cell>
          <table:table-cell table:style-name="ce3" table:formula="of:=IF(COM.MICROSOFT.FLOOR([.J56]/3)-2 &gt; 0; COM.MICROSOFT.FLOOR([.J5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7249" calcext:value-type="float">
            <text:p>147249</text:p>
          </table:table-cell>
          <table:table-cell table:style-name="ce3" table:formula="of:=IF(COM.MICROSOFT.FLOOR([.A57]/3)-2 &gt; 0; COM.MICROSOFT.FLOOR([.A57]/3)-2; 0)" office:value-type="string" office:string-value="" calcext:value-type="error">
            <text:p>Err:511</text:p>
          </table:table-cell>
          <table:table-cell table:style-name="ce3" table:formula="of:=IF(COM.MICROSOFT.FLOOR([.B57]/3)-2 &gt; 0; COM.MICROSOFT.FLOOR([.B57]/3)-2; 0)" office:value-type="string" office:string-value="" calcext:value-type="error">
            <text:p>Err:511</text:p>
          </table:table-cell>
          <table:table-cell table:style-name="ce3" table:formula="of:=IF(COM.MICROSOFT.FLOOR([.C57]/3)-2 &gt; 0; COM.MICROSOFT.FLOOR([.C57]/3)-2; 0)" office:value-type="string" office:string-value="" calcext:value-type="error">
            <text:p>Err:511</text:p>
          </table:table-cell>
          <table:table-cell table:style-name="ce3" table:formula="of:=IF(COM.MICROSOFT.FLOOR([.D57]/3)-2 &gt; 0; COM.MICROSOFT.FLOOR([.D57]/3)-2; 0)" office:value-type="string" office:string-value="" calcext:value-type="error">
            <text:p>Err:511</text:p>
          </table:table-cell>
          <table:table-cell table:style-name="ce3" table:formula="of:=IF(COM.MICROSOFT.FLOOR([.E57]/3)-2 &gt; 0; COM.MICROSOFT.FLOOR([.E57]/3)-2; 0)" office:value-type="string" office:string-value="" calcext:value-type="error">
            <text:p>Err:511</text:p>
          </table:table-cell>
          <table:table-cell table:style-name="ce3" table:formula="of:=IF(COM.MICROSOFT.FLOOR([.F57]/3)-2 &gt; 0; COM.MICROSOFT.FLOOR([.F57]/3)-2; 0)" office:value-type="string" office:string-value="" calcext:value-type="error">
            <text:p>Err:511</text:p>
          </table:table-cell>
          <table:table-cell table:style-name="ce3" table:formula="of:=IF(COM.MICROSOFT.FLOOR([.G57]/3)-2 &gt; 0; COM.MICROSOFT.FLOOR([.G57]/3)-2; 0)" office:value-type="string" office:string-value="" calcext:value-type="error">
            <text:p>Err:511</text:p>
          </table:table-cell>
          <table:table-cell table:style-name="ce3" table:formula="of:=IF(COM.MICROSOFT.FLOOR([.H57]/3)-2 &gt; 0; COM.MICROSOFT.FLOOR([.H57]/3)-2; 0)" office:value-type="string" office:string-value="" calcext:value-type="error">
            <text:p>Err:511</text:p>
          </table:table-cell>
          <table:table-cell table:style-name="ce3" table:formula="of:=IF(COM.MICROSOFT.FLOOR([.I57]/3)-2 &gt; 0; COM.MICROSOFT.FLOOR([.I57]/3)-2; 0)" office:value-type="string" office:string-value="" calcext:value-type="error">
            <text:p>Err:511</text:p>
          </table:table-cell>
          <table:table-cell table:style-name="ce3" table:formula="of:=IF(COM.MICROSOFT.FLOOR([.J57]/3)-2 &gt; 0; COM.MICROSOFT.FLOOR([.J5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55441" calcext:value-type="float">
            <text:p>55441</text:p>
          </table:table-cell>
          <table:table-cell table:style-name="ce3" table:formula="of:=IF(COM.MICROSOFT.FLOOR([.A58]/3)-2 &gt; 0; COM.MICROSOFT.FLOOR([.A58]/3)-2; 0)" office:value-type="string" office:string-value="" calcext:value-type="error">
            <text:p>Err:511</text:p>
          </table:table-cell>
          <table:table-cell table:style-name="ce3" table:formula="of:=IF(COM.MICROSOFT.FLOOR([.B58]/3)-2 &gt; 0; COM.MICROSOFT.FLOOR([.B58]/3)-2; 0)" office:value-type="string" office:string-value="" calcext:value-type="error">
            <text:p>Err:511</text:p>
          </table:table-cell>
          <table:table-cell table:style-name="ce3" table:formula="of:=IF(COM.MICROSOFT.FLOOR([.C58]/3)-2 &gt; 0; COM.MICROSOFT.FLOOR([.C58]/3)-2; 0)" office:value-type="string" office:string-value="" calcext:value-type="error">
            <text:p>Err:511</text:p>
          </table:table-cell>
          <table:table-cell table:style-name="ce3" table:formula="of:=IF(COM.MICROSOFT.FLOOR([.D58]/3)-2 &gt; 0; COM.MICROSOFT.FLOOR([.D58]/3)-2; 0)" office:value-type="string" office:string-value="" calcext:value-type="error">
            <text:p>Err:511</text:p>
          </table:table-cell>
          <table:table-cell table:style-name="ce3" table:formula="of:=IF(COM.MICROSOFT.FLOOR([.E58]/3)-2 &gt; 0; COM.MICROSOFT.FLOOR([.E58]/3)-2; 0)" office:value-type="string" office:string-value="" calcext:value-type="error">
            <text:p>Err:511</text:p>
          </table:table-cell>
          <table:table-cell table:style-name="ce3" table:formula="of:=IF(COM.MICROSOFT.FLOOR([.F58]/3)-2 &gt; 0; COM.MICROSOFT.FLOOR([.F58]/3)-2; 0)" office:value-type="string" office:string-value="" calcext:value-type="error">
            <text:p>Err:511</text:p>
          </table:table-cell>
          <table:table-cell table:style-name="ce3" table:formula="of:=IF(COM.MICROSOFT.FLOOR([.G58]/3)-2 &gt; 0; COM.MICROSOFT.FLOOR([.G58]/3)-2; 0)" office:value-type="string" office:string-value="" calcext:value-type="error">
            <text:p>Err:511</text:p>
          </table:table-cell>
          <table:table-cell table:style-name="ce3" table:formula="of:=IF(COM.MICROSOFT.FLOOR([.H58]/3)-2 &gt; 0; COM.MICROSOFT.FLOOR([.H58]/3)-2; 0)" office:value-type="string" office:string-value="" calcext:value-type="error">
            <text:p>Err:511</text:p>
          </table:table-cell>
          <table:table-cell table:style-name="ce3" table:formula="of:=IF(COM.MICROSOFT.FLOOR([.I58]/3)-2 &gt; 0; COM.MICROSOFT.FLOOR([.I58]/3)-2; 0)" office:value-type="string" office:string-value="" calcext:value-type="error">
            <text:p>Err:511</text:p>
          </table:table-cell>
          <table:table-cell table:style-name="ce3" table:formula="of:=IF(COM.MICROSOFT.FLOOR([.J58]/3)-2 &gt; 0; COM.MICROSOFT.FLOOR([.J5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5315" calcext:value-type="float">
            <text:p>135315</text:p>
          </table:table-cell>
          <table:table-cell table:style-name="ce3" table:formula="of:=IF(COM.MICROSOFT.FLOOR([.A59]/3)-2 &gt; 0; COM.MICROSOFT.FLOOR([.A59]/3)-2; 0)" office:value-type="string" office:string-value="" calcext:value-type="error">
            <text:p>Err:511</text:p>
          </table:table-cell>
          <table:table-cell table:style-name="ce3" table:formula="of:=IF(COM.MICROSOFT.FLOOR([.B59]/3)-2 &gt; 0; COM.MICROSOFT.FLOOR([.B59]/3)-2; 0)" office:value-type="string" office:string-value="" calcext:value-type="error">
            <text:p>Err:511</text:p>
          </table:table-cell>
          <table:table-cell table:style-name="ce3" table:formula="of:=IF(COM.MICROSOFT.FLOOR([.C59]/3)-2 &gt; 0; COM.MICROSOFT.FLOOR([.C59]/3)-2; 0)" office:value-type="string" office:string-value="" calcext:value-type="error">
            <text:p>Err:511</text:p>
          </table:table-cell>
          <table:table-cell table:style-name="ce3" table:formula="of:=IF(COM.MICROSOFT.FLOOR([.D59]/3)-2 &gt; 0; COM.MICROSOFT.FLOOR([.D59]/3)-2; 0)" office:value-type="string" office:string-value="" calcext:value-type="error">
            <text:p>Err:511</text:p>
          </table:table-cell>
          <table:table-cell table:style-name="ce3" table:formula="of:=IF(COM.MICROSOFT.FLOOR([.E59]/3)-2 &gt; 0; COM.MICROSOFT.FLOOR([.E59]/3)-2; 0)" office:value-type="string" office:string-value="" calcext:value-type="error">
            <text:p>Err:511</text:p>
          </table:table-cell>
          <table:table-cell table:style-name="ce3" table:formula="of:=IF(COM.MICROSOFT.FLOOR([.F59]/3)-2 &gt; 0; COM.MICROSOFT.FLOOR([.F59]/3)-2; 0)" office:value-type="string" office:string-value="" calcext:value-type="error">
            <text:p>Err:511</text:p>
          </table:table-cell>
          <table:table-cell table:style-name="ce3" table:formula="of:=IF(COM.MICROSOFT.FLOOR([.G59]/3)-2 &gt; 0; COM.MICROSOFT.FLOOR([.G59]/3)-2; 0)" office:value-type="string" office:string-value="" calcext:value-type="error">
            <text:p>Err:511</text:p>
          </table:table-cell>
          <table:table-cell table:style-name="ce3" table:formula="of:=IF(COM.MICROSOFT.FLOOR([.H59]/3)-2 &gt; 0; COM.MICROSOFT.FLOOR([.H59]/3)-2; 0)" office:value-type="string" office:string-value="" calcext:value-type="error">
            <text:p>Err:511</text:p>
          </table:table-cell>
          <table:table-cell table:style-name="ce3" table:formula="of:=IF(COM.MICROSOFT.FLOOR([.I59]/3)-2 &gt; 0; COM.MICROSOFT.FLOOR([.I59]/3)-2; 0)" office:value-type="string" office:string-value="" calcext:value-type="error">
            <text:p>Err:511</text:p>
          </table:table-cell>
          <table:table-cell table:style-name="ce3" table:formula="of:=IF(COM.MICROSOFT.FLOOR([.J59]/3)-2 &gt; 0; COM.MICROSOFT.FLOOR([.J5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7426" calcext:value-type="float">
            <text:p>147426</text:p>
          </table:table-cell>
          <table:table-cell table:style-name="ce3" table:formula="of:=IF(COM.MICROSOFT.FLOOR([.A60]/3)-2 &gt; 0; COM.MICROSOFT.FLOOR([.A60]/3)-2; 0)" office:value-type="string" office:string-value="" calcext:value-type="error">
            <text:p>Err:511</text:p>
          </table:table-cell>
          <table:table-cell table:style-name="ce3" table:formula="of:=IF(COM.MICROSOFT.FLOOR([.B60]/3)-2 &gt; 0; COM.MICROSOFT.FLOOR([.B60]/3)-2; 0)" office:value-type="string" office:string-value="" calcext:value-type="error">
            <text:p>Err:511</text:p>
          </table:table-cell>
          <table:table-cell table:style-name="ce3" table:formula="of:=IF(COM.MICROSOFT.FLOOR([.C60]/3)-2 &gt; 0; COM.MICROSOFT.FLOOR([.C60]/3)-2; 0)" office:value-type="string" office:string-value="" calcext:value-type="error">
            <text:p>Err:511</text:p>
          </table:table-cell>
          <table:table-cell table:style-name="ce3" table:formula="of:=IF(COM.MICROSOFT.FLOOR([.D60]/3)-2 &gt; 0; COM.MICROSOFT.FLOOR([.D60]/3)-2; 0)" office:value-type="string" office:string-value="" calcext:value-type="error">
            <text:p>Err:511</text:p>
          </table:table-cell>
          <table:table-cell table:style-name="ce3" table:formula="of:=IF(COM.MICROSOFT.FLOOR([.E60]/3)-2 &gt; 0; COM.MICROSOFT.FLOOR([.E60]/3)-2; 0)" office:value-type="string" office:string-value="" calcext:value-type="error">
            <text:p>Err:511</text:p>
          </table:table-cell>
          <table:table-cell table:style-name="ce3" table:formula="of:=IF(COM.MICROSOFT.FLOOR([.F60]/3)-2 &gt; 0; COM.MICROSOFT.FLOOR([.F60]/3)-2; 0)" office:value-type="string" office:string-value="" calcext:value-type="error">
            <text:p>Err:511</text:p>
          </table:table-cell>
          <table:table-cell table:style-name="ce3" table:formula="of:=IF(COM.MICROSOFT.FLOOR([.G60]/3)-2 &gt; 0; COM.MICROSOFT.FLOOR([.G60]/3)-2; 0)" office:value-type="string" office:string-value="" calcext:value-type="error">
            <text:p>Err:511</text:p>
          </table:table-cell>
          <table:table-cell table:style-name="ce3" table:formula="of:=IF(COM.MICROSOFT.FLOOR([.H60]/3)-2 &gt; 0; COM.MICROSOFT.FLOOR([.H60]/3)-2; 0)" office:value-type="string" office:string-value="" calcext:value-type="error">
            <text:p>Err:511</text:p>
          </table:table-cell>
          <table:table-cell table:style-name="ce3" table:formula="of:=IF(COM.MICROSOFT.FLOOR([.I60]/3)-2 &gt; 0; COM.MICROSOFT.FLOOR([.I60]/3)-2; 0)" office:value-type="string" office:string-value="" calcext:value-type="error">
            <text:p>Err:511</text:p>
          </table:table-cell>
          <table:table-cell table:style-name="ce3" table:formula="of:=IF(COM.MICROSOFT.FLOOR([.J60]/3)-2 &gt; 0; COM.MICROSOFT.FLOOR([.J6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3676" calcext:value-type="float">
            <text:p>93676</text:p>
          </table:table-cell>
          <table:table-cell table:style-name="ce3" table:formula="of:=IF(COM.MICROSOFT.FLOOR([.A61]/3)-2 &gt; 0; COM.MICROSOFT.FLOOR([.A61]/3)-2; 0)" office:value-type="string" office:string-value="" calcext:value-type="error">
            <text:p>Err:511</text:p>
          </table:table-cell>
          <table:table-cell table:style-name="ce3" table:formula="of:=IF(COM.MICROSOFT.FLOOR([.B61]/3)-2 &gt; 0; COM.MICROSOFT.FLOOR([.B61]/3)-2; 0)" office:value-type="string" office:string-value="" calcext:value-type="error">
            <text:p>Err:511</text:p>
          </table:table-cell>
          <table:table-cell table:style-name="ce3" table:formula="of:=IF(COM.MICROSOFT.FLOOR([.C61]/3)-2 &gt; 0; COM.MICROSOFT.FLOOR([.C61]/3)-2; 0)" office:value-type="string" office:string-value="" calcext:value-type="error">
            <text:p>Err:511</text:p>
          </table:table-cell>
          <table:table-cell table:style-name="ce3" table:formula="of:=IF(COM.MICROSOFT.FLOOR([.D61]/3)-2 &gt; 0; COM.MICROSOFT.FLOOR([.D61]/3)-2; 0)" office:value-type="string" office:string-value="" calcext:value-type="error">
            <text:p>Err:511</text:p>
          </table:table-cell>
          <table:table-cell table:style-name="ce3" table:formula="of:=IF(COM.MICROSOFT.FLOOR([.E61]/3)-2 &gt; 0; COM.MICROSOFT.FLOOR([.E61]/3)-2; 0)" office:value-type="string" office:string-value="" calcext:value-type="error">
            <text:p>Err:511</text:p>
          </table:table-cell>
          <table:table-cell table:style-name="ce3" table:formula="of:=IF(COM.MICROSOFT.FLOOR([.F61]/3)-2 &gt; 0; COM.MICROSOFT.FLOOR([.F61]/3)-2; 0)" office:value-type="string" office:string-value="" calcext:value-type="error">
            <text:p>Err:511</text:p>
          </table:table-cell>
          <table:table-cell table:style-name="ce3" table:formula="of:=IF(COM.MICROSOFT.FLOOR([.G61]/3)-2 &gt; 0; COM.MICROSOFT.FLOOR([.G61]/3)-2; 0)" office:value-type="string" office:string-value="" calcext:value-type="error">
            <text:p>Err:511</text:p>
          </table:table-cell>
          <table:table-cell table:style-name="ce3" table:formula="of:=IF(COM.MICROSOFT.FLOOR([.H61]/3)-2 &gt; 0; COM.MICROSOFT.FLOOR([.H61]/3)-2; 0)" office:value-type="string" office:string-value="" calcext:value-type="error">
            <text:p>Err:511</text:p>
          </table:table-cell>
          <table:table-cell table:style-name="ce3" table:formula="of:=IF(COM.MICROSOFT.FLOOR([.I61]/3)-2 &gt; 0; COM.MICROSOFT.FLOOR([.I61]/3)-2; 0)" office:value-type="string" office:string-value="" calcext:value-type="error">
            <text:p>Err:511</text:p>
          </table:table-cell>
          <table:table-cell table:style-name="ce3" table:formula="of:=IF(COM.MICROSOFT.FLOOR([.J61]/3)-2 &gt; 0; COM.MICROSOFT.FLOOR([.J6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1384" calcext:value-type="float">
            <text:p>91384</text:p>
          </table:table-cell>
          <table:table-cell table:style-name="ce3" table:formula="of:=IF(COM.MICROSOFT.FLOOR([.A62]/3)-2 &gt; 0; COM.MICROSOFT.FLOOR([.A62]/3)-2; 0)" office:value-type="string" office:string-value="" calcext:value-type="error">
            <text:p>Err:511</text:p>
          </table:table-cell>
          <table:table-cell table:style-name="ce3" table:formula="of:=IF(COM.MICROSOFT.FLOOR([.B62]/3)-2 &gt; 0; COM.MICROSOFT.FLOOR([.B62]/3)-2; 0)" office:value-type="string" office:string-value="" calcext:value-type="error">
            <text:p>Err:511</text:p>
          </table:table-cell>
          <table:table-cell table:style-name="ce3" table:formula="of:=IF(COM.MICROSOFT.FLOOR([.C62]/3)-2 &gt; 0; COM.MICROSOFT.FLOOR([.C62]/3)-2; 0)" office:value-type="string" office:string-value="" calcext:value-type="error">
            <text:p>Err:511</text:p>
          </table:table-cell>
          <table:table-cell table:style-name="ce3" table:formula="of:=IF(COM.MICROSOFT.FLOOR([.D62]/3)-2 &gt; 0; COM.MICROSOFT.FLOOR([.D62]/3)-2; 0)" office:value-type="string" office:string-value="" calcext:value-type="error">
            <text:p>Err:511</text:p>
          </table:table-cell>
          <table:table-cell table:style-name="ce3" table:formula="of:=IF(COM.MICROSOFT.FLOOR([.E62]/3)-2 &gt; 0; COM.MICROSOFT.FLOOR([.E62]/3)-2; 0)" office:value-type="string" office:string-value="" calcext:value-type="error">
            <text:p>Err:511</text:p>
          </table:table-cell>
          <table:table-cell table:style-name="ce3" table:formula="of:=IF(COM.MICROSOFT.FLOOR([.F62]/3)-2 &gt; 0; COM.MICROSOFT.FLOOR([.F62]/3)-2; 0)" office:value-type="string" office:string-value="" calcext:value-type="error">
            <text:p>Err:511</text:p>
          </table:table-cell>
          <table:table-cell table:style-name="ce3" table:formula="of:=IF(COM.MICROSOFT.FLOOR([.G62]/3)-2 &gt; 0; COM.MICROSOFT.FLOOR([.G62]/3)-2; 0)" office:value-type="string" office:string-value="" calcext:value-type="error">
            <text:p>Err:511</text:p>
          </table:table-cell>
          <table:table-cell table:style-name="ce3" table:formula="of:=IF(COM.MICROSOFT.FLOOR([.H62]/3)-2 &gt; 0; COM.MICROSOFT.FLOOR([.H62]/3)-2; 0)" office:value-type="string" office:string-value="" calcext:value-type="error">
            <text:p>Err:511</text:p>
          </table:table-cell>
          <table:table-cell table:style-name="ce3" table:formula="of:=IF(COM.MICROSOFT.FLOOR([.I62]/3)-2 &gt; 0; COM.MICROSOFT.FLOOR([.I62]/3)-2; 0)" office:value-type="string" office:string-value="" calcext:value-type="error">
            <text:p>Err:511</text:p>
          </table:table-cell>
          <table:table-cell table:style-name="ce3" table:formula="of:=IF(COM.MICROSOFT.FLOOR([.J62]/3)-2 &gt; 0; COM.MICROSOFT.FLOOR([.J6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0918" calcext:value-type="float">
            <text:p>110918</text:p>
          </table:table-cell>
          <table:table-cell table:style-name="ce3" table:formula="of:=IF(COM.MICROSOFT.FLOOR([.A63]/3)-2 &gt; 0; COM.MICROSOFT.FLOOR([.A63]/3)-2; 0)" office:value-type="string" office:string-value="" calcext:value-type="error">
            <text:p>Err:511</text:p>
          </table:table-cell>
          <table:table-cell table:style-name="ce3" table:formula="of:=IF(COM.MICROSOFT.FLOOR([.B63]/3)-2 &gt; 0; COM.MICROSOFT.FLOOR([.B63]/3)-2; 0)" office:value-type="string" office:string-value="" calcext:value-type="error">
            <text:p>Err:511</text:p>
          </table:table-cell>
          <table:table-cell table:style-name="ce3" table:formula="of:=IF(COM.MICROSOFT.FLOOR([.C63]/3)-2 &gt; 0; COM.MICROSOFT.FLOOR([.C63]/3)-2; 0)" office:value-type="string" office:string-value="" calcext:value-type="error">
            <text:p>Err:511</text:p>
          </table:table-cell>
          <table:table-cell table:style-name="ce3" table:formula="of:=IF(COM.MICROSOFT.FLOOR([.D63]/3)-2 &gt; 0; COM.MICROSOFT.FLOOR([.D63]/3)-2; 0)" office:value-type="string" office:string-value="" calcext:value-type="error">
            <text:p>Err:511</text:p>
          </table:table-cell>
          <table:table-cell table:style-name="ce3" table:formula="of:=IF(COM.MICROSOFT.FLOOR([.E63]/3)-2 &gt; 0; COM.MICROSOFT.FLOOR([.E63]/3)-2; 0)" office:value-type="string" office:string-value="" calcext:value-type="error">
            <text:p>Err:511</text:p>
          </table:table-cell>
          <table:table-cell table:style-name="ce3" table:formula="of:=IF(COM.MICROSOFT.FLOOR([.F63]/3)-2 &gt; 0; COM.MICROSOFT.FLOOR([.F63]/3)-2; 0)" office:value-type="string" office:string-value="" calcext:value-type="error">
            <text:p>Err:511</text:p>
          </table:table-cell>
          <table:table-cell table:style-name="ce3" table:formula="of:=IF(COM.MICROSOFT.FLOOR([.G63]/3)-2 &gt; 0; COM.MICROSOFT.FLOOR([.G63]/3)-2; 0)" office:value-type="string" office:string-value="" calcext:value-type="error">
            <text:p>Err:511</text:p>
          </table:table-cell>
          <table:table-cell table:style-name="ce3" table:formula="of:=IF(COM.MICROSOFT.FLOOR([.H63]/3)-2 &gt; 0; COM.MICROSOFT.FLOOR([.H63]/3)-2; 0)" office:value-type="string" office:string-value="" calcext:value-type="error">
            <text:p>Err:511</text:p>
          </table:table-cell>
          <table:table-cell table:style-name="ce3" table:formula="of:=IF(COM.MICROSOFT.FLOOR([.I63]/3)-2 &gt; 0; COM.MICROSOFT.FLOOR([.I63]/3)-2; 0)" office:value-type="string" office:string-value="" calcext:value-type="error">
            <text:p>Err:511</text:p>
          </table:table-cell>
          <table:table-cell table:style-name="ce3" table:formula="of:=IF(COM.MICROSOFT.FLOOR([.J63]/3)-2 &gt; 0; COM.MICROSOFT.FLOOR([.J6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3368" calcext:value-type="float">
            <text:p>123368</text:p>
          </table:table-cell>
          <table:table-cell table:style-name="ce3" table:formula="of:=IF(COM.MICROSOFT.FLOOR([.A64]/3)-2 &gt; 0; COM.MICROSOFT.FLOOR([.A64]/3)-2; 0)" office:value-type="string" office:string-value="" calcext:value-type="error">
            <text:p>Err:511</text:p>
          </table:table-cell>
          <table:table-cell table:style-name="ce3" table:formula="of:=IF(COM.MICROSOFT.FLOOR([.B64]/3)-2 &gt; 0; COM.MICROSOFT.FLOOR([.B64]/3)-2; 0)" office:value-type="string" office:string-value="" calcext:value-type="error">
            <text:p>Err:511</text:p>
          </table:table-cell>
          <table:table-cell table:style-name="ce3" table:formula="of:=IF(COM.MICROSOFT.FLOOR([.C64]/3)-2 &gt; 0; COM.MICROSOFT.FLOOR([.C64]/3)-2; 0)" office:value-type="string" office:string-value="" calcext:value-type="error">
            <text:p>Err:511</text:p>
          </table:table-cell>
          <table:table-cell table:style-name="ce3" table:formula="of:=IF(COM.MICROSOFT.FLOOR([.D64]/3)-2 &gt; 0; COM.MICROSOFT.FLOOR([.D64]/3)-2; 0)" office:value-type="string" office:string-value="" calcext:value-type="error">
            <text:p>Err:511</text:p>
          </table:table-cell>
          <table:table-cell table:style-name="ce3" table:formula="of:=IF(COM.MICROSOFT.FLOOR([.E64]/3)-2 &gt; 0; COM.MICROSOFT.FLOOR([.E64]/3)-2; 0)" office:value-type="string" office:string-value="" calcext:value-type="error">
            <text:p>Err:511</text:p>
          </table:table-cell>
          <table:table-cell table:style-name="ce3" table:formula="of:=IF(COM.MICROSOFT.FLOOR([.F64]/3)-2 &gt; 0; COM.MICROSOFT.FLOOR([.F64]/3)-2; 0)" office:value-type="string" office:string-value="" calcext:value-type="error">
            <text:p>Err:511</text:p>
          </table:table-cell>
          <table:table-cell table:style-name="ce3" table:formula="of:=IF(COM.MICROSOFT.FLOOR([.G64]/3)-2 &gt; 0; COM.MICROSOFT.FLOOR([.G64]/3)-2; 0)" office:value-type="string" office:string-value="" calcext:value-type="error">
            <text:p>Err:511</text:p>
          </table:table-cell>
          <table:table-cell table:style-name="ce3" table:formula="of:=IF(COM.MICROSOFT.FLOOR([.H64]/3)-2 &gt; 0; COM.MICROSOFT.FLOOR([.H64]/3)-2; 0)" office:value-type="string" office:string-value="" calcext:value-type="error">
            <text:p>Err:511</text:p>
          </table:table-cell>
          <table:table-cell table:style-name="ce3" table:formula="of:=IF(COM.MICROSOFT.FLOOR([.I64]/3)-2 &gt; 0; COM.MICROSOFT.FLOOR([.I64]/3)-2; 0)" office:value-type="string" office:string-value="" calcext:value-type="error">
            <text:p>Err:511</text:p>
          </table:table-cell>
          <table:table-cell table:style-name="ce3" table:formula="of:=IF(COM.MICROSOFT.FLOOR([.J64]/3)-2 &gt; 0; COM.MICROSOFT.FLOOR([.J6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2430" calcext:value-type="float">
            <text:p>102430</text:p>
          </table:table-cell>
          <table:table-cell table:style-name="ce3" table:formula="of:=IF(COM.MICROSOFT.FLOOR([.A65]/3)-2 &gt; 0; COM.MICROSOFT.FLOOR([.A65]/3)-2; 0)" office:value-type="string" office:string-value="" calcext:value-type="error">
            <text:p>Err:511</text:p>
          </table:table-cell>
          <table:table-cell table:style-name="ce3" table:formula="of:=IF(COM.MICROSOFT.FLOOR([.B65]/3)-2 &gt; 0; COM.MICROSOFT.FLOOR([.B65]/3)-2; 0)" office:value-type="string" office:string-value="" calcext:value-type="error">
            <text:p>Err:511</text:p>
          </table:table-cell>
          <table:table-cell table:style-name="ce3" table:formula="of:=IF(COM.MICROSOFT.FLOOR([.C65]/3)-2 &gt; 0; COM.MICROSOFT.FLOOR([.C65]/3)-2; 0)" office:value-type="string" office:string-value="" calcext:value-type="error">
            <text:p>Err:511</text:p>
          </table:table-cell>
          <table:table-cell table:style-name="ce3" table:formula="of:=IF(COM.MICROSOFT.FLOOR([.D65]/3)-2 &gt; 0; COM.MICROSOFT.FLOOR([.D65]/3)-2; 0)" office:value-type="string" office:string-value="" calcext:value-type="error">
            <text:p>Err:511</text:p>
          </table:table-cell>
          <table:table-cell table:style-name="ce3" table:formula="of:=IF(COM.MICROSOFT.FLOOR([.E65]/3)-2 &gt; 0; COM.MICROSOFT.FLOOR([.E65]/3)-2; 0)" office:value-type="string" office:string-value="" calcext:value-type="error">
            <text:p>Err:511</text:p>
          </table:table-cell>
          <table:table-cell table:style-name="ce3" table:formula="of:=IF(COM.MICROSOFT.FLOOR([.F65]/3)-2 &gt; 0; COM.MICROSOFT.FLOOR([.F65]/3)-2; 0)" office:value-type="string" office:string-value="" calcext:value-type="error">
            <text:p>Err:511</text:p>
          </table:table-cell>
          <table:table-cell table:style-name="ce3" table:formula="of:=IF(COM.MICROSOFT.FLOOR([.G65]/3)-2 &gt; 0; COM.MICROSOFT.FLOOR([.G65]/3)-2; 0)" office:value-type="string" office:string-value="" calcext:value-type="error">
            <text:p>Err:511</text:p>
          </table:table-cell>
          <table:table-cell table:style-name="ce3" table:formula="of:=IF(COM.MICROSOFT.FLOOR([.H65]/3)-2 &gt; 0; COM.MICROSOFT.FLOOR([.H65]/3)-2; 0)" office:value-type="string" office:string-value="" calcext:value-type="error">
            <text:p>Err:511</text:p>
          </table:table-cell>
          <table:table-cell table:style-name="ce3" table:formula="of:=IF(COM.MICROSOFT.FLOOR([.I65]/3)-2 &gt; 0; COM.MICROSOFT.FLOOR([.I65]/3)-2; 0)" office:value-type="string" office:string-value="" calcext:value-type="error">
            <text:p>Err:511</text:p>
          </table:table-cell>
          <table:table-cell table:style-name="ce3" table:formula="of:=IF(COM.MICROSOFT.FLOOR([.J65]/3)-2 &gt; 0; COM.MICROSOFT.FLOOR([.J6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4807" calcext:value-type="float">
            <text:p>144807</text:p>
          </table:table-cell>
          <table:table-cell table:style-name="ce3" table:formula="of:=IF(COM.MICROSOFT.FLOOR([.A66]/3)-2 &gt; 0; COM.MICROSOFT.FLOOR([.A66]/3)-2; 0)" office:value-type="string" office:string-value="" calcext:value-type="error">
            <text:p>Err:511</text:p>
          </table:table-cell>
          <table:table-cell table:style-name="ce3" table:formula="of:=IF(COM.MICROSOFT.FLOOR([.B66]/3)-2 &gt; 0; COM.MICROSOFT.FLOOR([.B66]/3)-2; 0)" office:value-type="string" office:string-value="" calcext:value-type="error">
            <text:p>Err:511</text:p>
          </table:table-cell>
          <table:table-cell table:style-name="ce3" table:formula="of:=IF(COM.MICROSOFT.FLOOR([.C66]/3)-2 &gt; 0; COM.MICROSOFT.FLOOR([.C66]/3)-2; 0)" office:value-type="string" office:string-value="" calcext:value-type="error">
            <text:p>Err:511</text:p>
          </table:table-cell>
          <table:table-cell table:style-name="ce3" table:formula="of:=IF(COM.MICROSOFT.FLOOR([.D66]/3)-2 &gt; 0; COM.MICROSOFT.FLOOR([.D66]/3)-2; 0)" office:value-type="string" office:string-value="" calcext:value-type="error">
            <text:p>Err:511</text:p>
          </table:table-cell>
          <table:table-cell table:style-name="ce3" table:formula="of:=IF(COM.MICROSOFT.FLOOR([.E66]/3)-2 &gt; 0; COM.MICROSOFT.FLOOR([.E66]/3)-2; 0)" office:value-type="string" office:string-value="" calcext:value-type="error">
            <text:p>Err:511</text:p>
          </table:table-cell>
          <table:table-cell table:style-name="ce3" table:formula="of:=IF(COM.MICROSOFT.FLOOR([.F66]/3)-2 &gt; 0; COM.MICROSOFT.FLOOR([.F66]/3)-2; 0)" office:value-type="string" office:string-value="" calcext:value-type="error">
            <text:p>Err:511</text:p>
          </table:table-cell>
          <table:table-cell table:style-name="ce3" table:formula="of:=IF(COM.MICROSOFT.FLOOR([.G66]/3)-2 &gt; 0; COM.MICROSOFT.FLOOR([.G66]/3)-2; 0)" office:value-type="string" office:string-value="" calcext:value-type="error">
            <text:p>Err:511</text:p>
          </table:table-cell>
          <table:table-cell table:style-name="ce3" table:formula="of:=IF(COM.MICROSOFT.FLOOR([.H66]/3)-2 &gt; 0; COM.MICROSOFT.FLOOR([.H66]/3)-2; 0)" office:value-type="string" office:string-value="" calcext:value-type="error">
            <text:p>Err:511</text:p>
          </table:table-cell>
          <table:table-cell table:style-name="ce3" table:formula="of:=IF(COM.MICROSOFT.FLOOR([.I66]/3)-2 &gt; 0; COM.MICROSOFT.FLOOR([.I66]/3)-2; 0)" office:value-type="string" office:string-value="" calcext:value-type="error">
            <text:p>Err:511</text:p>
          </table:table-cell>
          <table:table-cell table:style-name="ce3" table:formula="of:=IF(COM.MICROSOFT.FLOOR([.J66]/3)-2 &gt; 0; COM.MICROSOFT.FLOOR([.J6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2761" calcext:value-type="float">
            <text:p>82761</text:p>
          </table:table-cell>
          <table:table-cell table:style-name="ce3" table:formula="of:=IF(COM.MICROSOFT.FLOOR([.A67]/3)-2 &gt; 0; COM.MICROSOFT.FLOOR([.A67]/3)-2; 0)" office:value-type="string" office:string-value="" calcext:value-type="error">
            <text:p>Err:511</text:p>
          </table:table-cell>
          <table:table-cell table:style-name="ce3" table:formula="of:=IF(COM.MICROSOFT.FLOOR([.B67]/3)-2 &gt; 0; COM.MICROSOFT.FLOOR([.B67]/3)-2; 0)" office:value-type="string" office:string-value="" calcext:value-type="error">
            <text:p>Err:511</text:p>
          </table:table-cell>
          <table:table-cell table:style-name="ce3" table:formula="of:=IF(COM.MICROSOFT.FLOOR([.C67]/3)-2 &gt; 0; COM.MICROSOFT.FLOOR([.C67]/3)-2; 0)" office:value-type="string" office:string-value="" calcext:value-type="error">
            <text:p>Err:511</text:p>
          </table:table-cell>
          <table:table-cell table:style-name="ce3" table:formula="of:=IF(COM.MICROSOFT.FLOOR([.D67]/3)-2 &gt; 0; COM.MICROSOFT.FLOOR([.D67]/3)-2; 0)" office:value-type="string" office:string-value="" calcext:value-type="error">
            <text:p>Err:511</text:p>
          </table:table-cell>
          <table:table-cell table:style-name="ce3" table:formula="of:=IF(COM.MICROSOFT.FLOOR([.E67]/3)-2 &gt; 0; COM.MICROSOFT.FLOOR([.E67]/3)-2; 0)" office:value-type="string" office:string-value="" calcext:value-type="error">
            <text:p>Err:511</text:p>
          </table:table-cell>
          <table:table-cell table:style-name="ce3" table:formula="of:=IF(COM.MICROSOFT.FLOOR([.F67]/3)-2 &gt; 0; COM.MICROSOFT.FLOOR([.F67]/3)-2; 0)" office:value-type="string" office:string-value="" calcext:value-type="error">
            <text:p>Err:511</text:p>
          </table:table-cell>
          <table:table-cell table:style-name="ce3" table:formula="of:=IF(COM.MICROSOFT.FLOOR([.G67]/3)-2 &gt; 0; COM.MICROSOFT.FLOOR([.G67]/3)-2; 0)" office:value-type="string" office:string-value="" calcext:value-type="error">
            <text:p>Err:511</text:p>
          </table:table-cell>
          <table:table-cell table:style-name="ce3" table:formula="of:=IF(COM.MICROSOFT.FLOOR([.H67]/3)-2 &gt; 0; COM.MICROSOFT.FLOOR([.H67]/3)-2; 0)" office:value-type="string" office:string-value="" calcext:value-type="error">
            <text:p>Err:511</text:p>
          </table:table-cell>
          <table:table-cell table:style-name="ce3" table:formula="of:=IF(COM.MICROSOFT.FLOOR([.I67]/3)-2 &gt; 0; COM.MICROSOFT.FLOOR([.I67]/3)-2; 0)" office:value-type="string" office:string-value="" calcext:value-type="error">
            <text:p>Err:511</text:p>
          </table:table-cell>
          <table:table-cell table:style-name="ce3" table:formula="of:=IF(COM.MICROSOFT.FLOOR([.J67]/3)-2 &gt; 0; COM.MICROSOFT.FLOOR([.J6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4357" calcext:value-type="float">
            <text:p>134357</text:p>
          </table:table-cell>
          <table:table-cell table:style-name="ce3" table:formula="of:=IF(COM.MICROSOFT.FLOOR([.A68]/3)-2 &gt; 0; COM.MICROSOFT.FLOOR([.A68]/3)-2; 0)" office:value-type="string" office:string-value="" calcext:value-type="error">
            <text:p>Err:511</text:p>
          </table:table-cell>
          <table:table-cell table:style-name="ce3" table:formula="of:=IF(COM.MICROSOFT.FLOOR([.B68]/3)-2 &gt; 0; COM.MICROSOFT.FLOOR([.B68]/3)-2; 0)" office:value-type="string" office:string-value="" calcext:value-type="error">
            <text:p>Err:511</text:p>
          </table:table-cell>
          <table:table-cell table:style-name="ce3" table:formula="of:=IF(COM.MICROSOFT.FLOOR([.C68]/3)-2 &gt; 0; COM.MICROSOFT.FLOOR([.C68]/3)-2; 0)" office:value-type="string" office:string-value="" calcext:value-type="error">
            <text:p>Err:511</text:p>
          </table:table-cell>
          <table:table-cell table:style-name="ce3" table:formula="of:=IF(COM.MICROSOFT.FLOOR([.D68]/3)-2 &gt; 0; COM.MICROSOFT.FLOOR([.D68]/3)-2; 0)" office:value-type="string" office:string-value="" calcext:value-type="error">
            <text:p>Err:511</text:p>
          </table:table-cell>
          <table:table-cell table:style-name="ce3" table:formula="of:=IF(COM.MICROSOFT.FLOOR([.E68]/3)-2 &gt; 0; COM.MICROSOFT.FLOOR([.E68]/3)-2; 0)" office:value-type="string" office:string-value="" calcext:value-type="error">
            <text:p>Err:511</text:p>
          </table:table-cell>
          <table:table-cell table:style-name="ce3" table:formula="of:=IF(COM.MICROSOFT.FLOOR([.F68]/3)-2 &gt; 0; COM.MICROSOFT.FLOOR([.F68]/3)-2; 0)" office:value-type="string" office:string-value="" calcext:value-type="error">
            <text:p>Err:511</text:p>
          </table:table-cell>
          <table:table-cell table:style-name="ce3" table:formula="of:=IF(COM.MICROSOFT.FLOOR([.G68]/3)-2 &gt; 0; COM.MICROSOFT.FLOOR([.G68]/3)-2; 0)" office:value-type="string" office:string-value="" calcext:value-type="error">
            <text:p>Err:511</text:p>
          </table:table-cell>
          <table:table-cell table:style-name="ce3" table:formula="of:=IF(COM.MICROSOFT.FLOOR([.H68]/3)-2 &gt; 0; COM.MICROSOFT.FLOOR([.H68]/3)-2; 0)" office:value-type="string" office:string-value="" calcext:value-type="error">
            <text:p>Err:511</text:p>
          </table:table-cell>
          <table:table-cell table:style-name="ce3" table:formula="of:=IF(COM.MICROSOFT.FLOOR([.I68]/3)-2 &gt; 0; COM.MICROSOFT.FLOOR([.I68]/3)-2; 0)" office:value-type="string" office:string-value="" calcext:value-type="error">
            <text:p>Err:511</text:p>
          </table:table-cell>
          <table:table-cell table:style-name="ce3" table:formula="of:=IF(COM.MICROSOFT.FLOOR([.J68]/3)-2 &gt; 0; COM.MICROSOFT.FLOOR([.J6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2990" calcext:value-type="float">
            <text:p>62990</text:p>
          </table:table-cell>
          <table:table-cell table:style-name="ce3" table:formula="of:=IF(COM.MICROSOFT.FLOOR([.A69]/3)-2 &gt; 0; COM.MICROSOFT.FLOOR([.A69]/3)-2; 0)" office:value-type="string" office:string-value="" calcext:value-type="error">
            <text:p>Err:511</text:p>
          </table:table-cell>
          <table:table-cell table:style-name="ce3" table:formula="of:=IF(COM.MICROSOFT.FLOOR([.B69]/3)-2 &gt; 0; COM.MICROSOFT.FLOOR([.B69]/3)-2; 0)" office:value-type="string" office:string-value="" calcext:value-type="error">
            <text:p>Err:511</text:p>
          </table:table-cell>
          <table:table-cell table:style-name="ce3" table:formula="of:=IF(COM.MICROSOFT.FLOOR([.C69]/3)-2 &gt; 0; COM.MICROSOFT.FLOOR([.C69]/3)-2; 0)" office:value-type="string" office:string-value="" calcext:value-type="error">
            <text:p>Err:511</text:p>
          </table:table-cell>
          <table:table-cell table:style-name="ce3" table:formula="of:=IF(COM.MICROSOFT.FLOOR([.D69]/3)-2 &gt; 0; COM.MICROSOFT.FLOOR([.D69]/3)-2; 0)" office:value-type="string" office:string-value="" calcext:value-type="error">
            <text:p>Err:511</text:p>
          </table:table-cell>
          <table:table-cell table:style-name="ce3" table:formula="of:=IF(COM.MICROSOFT.FLOOR([.E69]/3)-2 &gt; 0; COM.MICROSOFT.FLOOR([.E69]/3)-2; 0)" office:value-type="string" office:string-value="" calcext:value-type="error">
            <text:p>Err:511</text:p>
          </table:table-cell>
          <table:table-cell table:style-name="ce3" table:formula="of:=IF(COM.MICROSOFT.FLOOR([.F69]/3)-2 &gt; 0; COM.MICROSOFT.FLOOR([.F69]/3)-2; 0)" office:value-type="string" office:string-value="" calcext:value-type="error">
            <text:p>Err:511</text:p>
          </table:table-cell>
          <table:table-cell table:style-name="ce3" table:formula="of:=IF(COM.MICROSOFT.FLOOR([.G69]/3)-2 &gt; 0; COM.MICROSOFT.FLOOR([.G69]/3)-2; 0)" office:value-type="string" office:string-value="" calcext:value-type="error">
            <text:p>Err:511</text:p>
          </table:table-cell>
          <table:table-cell table:style-name="ce3" table:formula="of:=IF(COM.MICROSOFT.FLOOR([.H69]/3)-2 &gt; 0; COM.MICROSOFT.FLOOR([.H69]/3)-2; 0)" office:value-type="string" office:string-value="" calcext:value-type="error">
            <text:p>Err:511</text:p>
          </table:table-cell>
          <table:table-cell table:style-name="ce3" table:formula="of:=IF(COM.MICROSOFT.FLOOR([.I69]/3)-2 &gt; 0; COM.MICROSOFT.FLOOR([.I69]/3)-2; 0)" office:value-type="string" office:string-value="" calcext:value-type="error">
            <text:p>Err:511</text:p>
          </table:table-cell>
          <table:table-cell table:style-name="ce3" table:formula="of:=IF(COM.MICROSOFT.FLOOR([.J69]/3)-2 &gt; 0; COM.MICROSOFT.FLOOR([.J6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5171" calcext:value-type="float">
            <text:p>85171</text:p>
          </table:table-cell>
          <table:table-cell table:style-name="ce3" table:formula="of:=IF(COM.MICROSOFT.FLOOR([.A70]/3)-2 &gt; 0; COM.MICROSOFT.FLOOR([.A70]/3)-2; 0)" office:value-type="string" office:string-value="" calcext:value-type="error">
            <text:p>Err:511</text:p>
          </table:table-cell>
          <table:table-cell table:style-name="ce3" table:formula="of:=IF(COM.MICROSOFT.FLOOR([.B70]/3)-2 &gt; 0; COM.MICROSOFT.FLOOR([.B70]/3)-2; 0)" office:value-type="string" office:string-value="" calcext:value-type="error">
            <text:p>Err:511</text:p>
          </table:table-cell>
          <table:table-cell table:style-name="ce3" table:formula="of:=IF(COM.MICROSOFT.FLOOR([.C70]/3)-2 &gt; 0; COM.MICROSOFT.FLOOR([.C70]/3)-2; 0)" office:value-type="string" office:string-value="" calcext:value-type="error">
            <text:p>Err:511</text:p>
          </table:table-cell>
          <table:table-cell table:style-name="ce3" table:formula="of:=IF(COM.MICROSOFT.FLOOR([.D70]/3)-2 &gt; 0; COM.MICROSOFT.FLOOR([.D70]/3)-2; 0)" office:value-type="string" office:string-value="" calcext:value-type="error">
            <text:p>Err:511</text:p>
          </table:table-cell>
          <table:table-cell table:style-name="ce3" table:formula="of:=IF(COM.MICROSOFT.FLOOR([.E70]/3)-2 &gt; 0; COM.MICROSOFT.FLOOR([.E70]/3)-2; 0)" office:value-type="string" office:string-value="" calcext:value-type="error">
            <text:p>Err:511</text:p>
          </table:table-cell>
          <table:table-cell table:style-name="ce3" table:formula="of:=IF(COM.MICROSOFT.FLOOR([.F70]/3)-2 &gt; 0; COM.MICROSOFT.FLOOR([.F70]/3)-2; 0)" office:value-type="string" office:string-value="" calcext:value-type="error">
            <text:p>Err:511</text:p>
          </table:table-cell>
          <table:table-cell table:style-name="ce3" table:formula="of:=IF(COM.MICROSOFT.FLOOR([.G70]/3)-2 &gt; 0; COM.MICROSOFT.FLOOR([.G70]/3)-2; 0)" office:value-type="string" office:string-value="" calcext:value-type="error">
            <text:p>Err:511</text:p>
          </table:table-cell>
          <table:table-cell table:style-name="ce3" table:formula="of:=IF(COM.MICROSOFT.FLOOR([.H70]/3)-2 &gt; 0; COM.MICROSOFT.FLOOR([.H70]/3)-2; 0)" office:value-type="string" office:string-value="" calcext:value-type="error">
            <text:p>Err:511</text:p>
          </table:table-cell>
          <table:table-cell table:style-name="ce3" table:formula="of:=IF(COM.MICROSOFT.FLOOR([.I70]/3)-2 &gt; 0; COM.MICROSOFT.FLOOR([.I70]/3)-2; 0)" office:value-type="string" office:string-value="" calcext:value-type="error">
            <text:p>Err:511</text:p>
          </table:table-cell>
          <table:table-cell table:style-name="ce3" table:formula="of:=IF(COM.MICROSOFT.FLOOR([.J70]/3)-2 &gt; 0; COM.MICROSOFT.FLOOR([.J7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4886" calcext:value-type="float">
            <text:p>134886</text:p>
          </table:table-cell>
          <table:table-cell table:style-name="ce3" table:formula="of:=IF(COM.MICROSOFT.FLOOR([.A71]/3)-2 &gt; 0; COM.MICROSOFT.FLOOR([.A71]/3)-2; 0)" office:value-type="string" office:string-value="" calcext:value-type="error">
            <text:p>Err:511</text:p>
          </table:table-cell>
          <table:table-cell table:style-name="ce3" table:formula="of:=IF(COM.MICROSOFT.FLOOR([.B71]/3)-2 &gt; 0; COM.MICROSOFT.FLOOR([.B71]/3)-2; 0)" office:value-type="string" office:string-value="" calcext:value-type="error">
            <text:p>Err:511</text:p>
          </table:table-cell>
          <table:table-cell table:style-name="ce3" table:formula="of:=IF(COM.MICROSOFT.FLOOR([.C71]/3)-2 &gt; 0; COM.MICROSOFT.FLOOR([.C71]/3)-2; 0)" office:value-type="string" office:string-value="" calcext:value-type="error">
            <text:p>Err:511</text:p>
          </table:table-cell>
          <table:table-cell table:style-name="ce3" table:formula="of:=IF(COM.MICROSOFT.FLOOR([.D71]/3)-2 &gt; 0; COM.MICROSOFT.FLOOR([.D71]/3)-2; 0)" office:value-type="string" office:string-value="" calcext:value-type="error">
            <text:p>Err:511</text:p>
          </table:table-cell>
          <table:table-cell table:style-name="ce3" table:formula="of:=IF(COM.MICROSOFT.FLOOR([.E71]/3)-2 &gt; 0; COM.MICROSOFT.FLOOR([.E71]/3)-2; 0)" office:value-type="string" office:string-value="" calcext:value-type="error">
            <text:p>Err:511</text:p>
          </table:table-cell>
          <table:table-cell table:style-name="ce3" table:formula="of:=IF(COM.MICROSOFT.FLOOR([.F71]/3)-2 &gt; 0; COM.MICROSOFT.FLOOR([.F71]/3)-2; 0)" office:value-type="string" office:string-value="" calcext:value-type="error">
            <text:p>Err:511</text:p>
          </table:table-cell>
          <table:table-cell table:style-name="ce3" table:formula="of:=IF(COM.MICROSOFT.FLOOR([.G71]/3)-2 &gt; 0; COM.MICROSOFT.FLOOR([.G71]/3)-2; 0)" office:value-type="string" office:string-value="" calcext:value-type="error">
            <text:p>Err:511</text:p>
          </table:table-cell>
          <table:table-cell table:style-name="ce3" table:formula="of:=IF(COM.MICROSOFT.FLOOR([.H71]/3)-2 &gt; 0; COM.MICROSOFT.FLOOR([.H71]/3)-2; 0)" office:value-type="string" office:string-value="" calcext:value-type="error">
            <text:p>Err:511</text:p>
          </table:table-cell>
          <table:table-cell table:style-name="ce3" table:formula="of:=IF(COM.MICROSOFT.FLOOR([.I71]/3)-2 &gt; 0; COM.MICROSOFT.FLOOR([.I71]/3)-2; 0)" office:value-type="string" office:string-value="" calcext:value-type="error">
            <text:p>Err:511</text:p>
          </table:table-cell>
          <table:table-cell table:style-name="ce3" table:formula="of:=IF(COM.MICROSOFT.FLOOR([.J71]/3)-2 &gt; 0; COM.MICROSOFT.FLOOR([.J7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69166" calcext:value-type="float">
            <text:p>69166</text:p>
          </table:table-cell>
          <table:table-cell table:style-name="ce3" table:formula="of:=IF(COM.MICROSOFT.FLOOR([.A72]/3)-2 &gt; 0; COM.MICROSOFT.FLOOR([.A72]/3)-2; 0)" office:value-type="string" office:string-value="" calcext:value-type="error">
            <text:p>Err:511</text:p>
          </table:table-cell>
          <table:table-cell table:style-name="ce3" table:formula="of:=IF(COM.MICROSOFT.FLOOR([.B72]/3)-2 &gt; 0; COM.MICROSOFT.FLOOR([.B72]/3)-2; 0)" office:value-type="string" office:string-value="" calcext:value-type="error">
            <text:p>Err:511</text:p>
          </table:table-cell>
          <table:table-cell table:style-name="ce3" table:formula="of:=IF(COM.MICROSOFT.FLOOR([.C72]/3)-2 &gt; 0; COM.MICROSOFT.FLOOR([.C72]/3)-2; 0)" office:value-type="string" office:string-value="" calcext:value-type="error">
            <text:p>Err:511</text:p>
          </table:table-cell>
          <table:table-cell table:style-name="ce3" table:formula="of:=IF(COM.MICROSOFT.FLOOR([.D72]/3)-2 &gt; 0; COM.MICROSOFT.FLOOR([.D72]/3)-2; 0)" office:value-type="string" office:string-value="" calcext:value-type="error">
            <text:p>Err:511</text:p>
          </table:table-cell>
          <table:table-cell table:style-name="ce3" table:formula="of:=IF(COM.MICROSOFT.FLOOR([.E72]/3)-2 &gt; 0; COM.MICROSOFT.FLOOR([.E72]/3)-2; 0)" office:value-type="string" office:string-value="" calcext:value-type="error">
            <text:p>Err:511</text:p>
          </table:table-cell>
          <table:table-cell table:style-name="ce3" table:formula="of:=IF(COM.MICROSOFT.FLOOR([.F72]/3)-2 &gt; 0; COM.MICROSOFT.FLOOR([.F72]/3)-2; 0)" office:value-type="string" office:string-value="" calcext:value-type="error">
            <text:p>Err:511</text:p>
          </table:table-cell>
          <table:table-cell table:style-name="ce3" table:formula="of:=IF(COM.MICROSOFT.FLOOR([.G72]/3)-2 &gt; 0; COM.MICROSOFT.FLOOR([.G72]/3)-2; 0)" office:value-type="string" office:string-value="" calcext:value-type="error">
            <text:p>Err:511</text:p>
          </table:table-cell>
          <table:table-cell table:style-name="ce3" table:formula="of:=IF(COM.MICROSOFT.FLOOR([.H72]/3)-2 &gt; 0; COM.MICROSOFT.FLOOR([.H72]/3)-2; 0)" office:value-type="string" office:string-value="" calcext:value-type="error">
            <text:p>Err:511</text:p>
          </table:table-cell>
          <table:table-cell table:style-name="ce3" table:formula="of:=IF(COM.MICROSOFT.FLOOR([.I72]/3)-2 &gt; 0; COM.MICROSOFT.FLOOR([.I72]/3)-2; 0)" office:value-type="string" office:string-value="" calcext:value-type="error">
            <text:p>Err:511</text:p>
          </table:table-cell>
          <table:table-cell table:style-name="ce3" table:formula="of:=IF(COM.MICROSOFT.FLOOR([.J72]/3)-2 &gt; 0; COM.MICROSOFT.FLOOR([.J7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9744" calcext:value-type="float">
            <text:p>119744</text:p>
          </table:table-cell>
          <table:table-cell table:style-name="ce3" table:formula="of:=IF(COM.MICROSOFT.FLOOR([.A73]/3)-2 &gt; 0; COM.MICROSOFT.FLOOR([.A73]/3)-2; 0)" office:value-type="string" office:string-value="" calcext:value-type="error">
            <text:p>Err:511</text:p>
          </table:table-cell>
          <table:table-cell table:style-name="ce3" table:formula="of:=IF(COM.MICROSOFT.FLOOR([.B73]/3)-2 &gt; 0; COM.MICROSOFT.FLOOR([.B73]/3)-2; 0)" office:value-type="string" office:string-value="" calcext:value-type="error">
            <text:p>Err:511</text:p>
          </table:table-cell>
          <table:table-cell table:style-name="ce3" table:formula="of:=IF(COM.MICROSOFT.FLOOR([.C73]/3)-2 &gt; 0; COM.MICROSOFT.FLOOR([.C73]/3)-2; 0)" office:value-type="string" office:string-value="" calcext:value-type="error">
            <text:p>Err:511</text:p>
          </table:table-cell>
          <table:table-cell table:style-name="ce3" table:formula="of:=IF(COM.MICROSOFT.FLOOR([.D73]/3)-2 &gt; 0; COM.MICROSOFT.FLOOR([.D73]/3)-2; 0)" office:value-type="string" office:string-value="" calcext:value-type="error">
            <text:p>Err:511</text:p>
          </table:table-cell>
          <table:table-cell table:style-name="ce3" table:formula="of:=IF(COM.MICROSOFT.FLOOR([.E73]/3)-2 &gt; 0; COM.MICROSOFT.FLOOR([.E73]/3)-2; 0)" office:value-type="string" office:string-value="" calcext:value-type="error">
            <text:p>Err:511</text:p>
          </table:table-cell>
          <table:table-cell table:style-name="ce3" table:formula="of:=IF(COM.MICROSOFT.FLOOR([.F73]/3)-2 &gt; 0; COM.MICROSOFT.FLOOR([.F73]/3)-2; 0)" office:value-type="string" office:string-value="" calcext:value-type="error">
            <text:p>Err:511</text:p>
          </table:table-cell>
          <table:table-cell table:style-name="ce3" table:formula="of:=IF(COM.MICROSOFT.FLOOR([.G73]/3)-2 &gt; 0; COM.MICROSOFT.FLOOR([.G73]/3)-2; 0)" office:value-type="string" office:string-value="" calcext:value-type="error">
            <text:p>Err:511</text:p>
          </table:table-cell>
          <table:table-cell table:style-name="ce3" table:formula="of:=IF(COM.MICROSOFT.FLOOR([.H73]/3)-2 &gt; 0; COM.MICROSOFT.FLOOR([.H73]/3)-2; 0)" office:value-type="string" office:string-value="" calcext:value-type="error">
            <text:p>Err:511</text:p>
          </table:table-cell>
          <table:table-cell table:style-name="ce3" table:formula="of:=IF(COM.MICROSOFT.FLOOR([.I73]/3)-2 &gt; 0; COM.MICROSOFT.FLOOR([.I73]/3)-2; 0)" office:value-type="string" office:string-value="" calcext:value-type="error">
            <text:p>Err:511</text:p>
          </table:table-cell>
          <table:table-cell table:style-name="ce3" table:formula="of:=IF(COM.MICROSOFT.FLOOR([.J73]/3)-2 &gt; 0; COM.MICROSOFT.FLOOR([.J7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0648" calcext:value-type="float">
            <text:p>80648</text:p>
          </table:table-cell>
          <table:table-cell table:style-name="ce3" table:formula="of:=IF(COM.MICROSOFT.FLOOR([.A74]/3)-2 &gt; 0; COM.MICROSOFT.FLOOR([.A74]/3)-2; 0)" office:value-type="string" office:string-value="" calcext:value-type="error">
            <text:p>Err:511</text:p>
          </table:table-cell>
          <table:table-cell table:style-name="ce3" table:formula="of:=IF(COM.MICROSOFT.FLOOR([.B74]/3)-2 &gt; 0; COM.MICROSOFT.FLOOR([.B74]/3)-2; 0)" office:value-type="string" office:string-value="" calcext:value-type="error">
            <text:p>Err:511</text:p>
          </table:table-cell>
          <table:table-cell table:style-name="ce3" table:formula="of:=IF(COM.MICROSOFT.FLOOR([.C74]/3)-2 &gt; 0; COM.MICROSOFT.FLOOR([.C74]/3)-2; 0)" office:value-type="string" office:string-value="" calcext:value-type="error">
            <text:p>Err:511</text:p>
          </table:table-cell>
          <table:table-cell table:style-name="ce3" table:formula="of:=IF(COM.MICROSOFT.FLOOR([.D74]/3)-2 &gt; 0; COM.MICROSOFT.FLOOR([.D74]/3)-2; 0)" office:value-type="string" office:string-value="" calcext:value-type="error">
            <text:p>Err:511</text:p>
          </table:table-cell>
          <table:table-cell table:style-name="ce3" table:formula="of:=IF(COM.MICROSOFT.FLOOR([.E74]/3)-2 &gt; 0; COM.MICROSOFT.FLOOR([.E74]/3)-2; 0)" office:value-type="string" office:string-value="" calcext:value-type="error">
            <text:p>Err:511</text:p>
          </table:table-cell>
          <table:table-cell table:style-name="ce3" table:formula="of:=IF(COM.MICROSOFT.FLOOR([.F74]/3)-2 &gt; 0; COM.MICROSOFT.FLOOR([.F74]/3)-2; 0)" office:value-type="string" office:string-value="" calcext:value-type="error">
            <text:p>Err:511</text:p>
          </table:table-cell>
          <table:table-cell table:style-name="ce3" table:formula="of:=IF(COM.MICROSOFT.FLOOR([.G74]/3)-2 &gt; 0; COM.MICROSOFT.FLOOR([.G74]/3)-2; 0)" office:value-type="string" office:string-value="" calcext:value-type="error">
            <text:p>Err:511</text:p>
          </table:table-cell>
          <table:table-cell table:style-name="ce3" table:formula="of:=IF(COM.MICROSOFT.FLOOR([.H74]/3)-2 &gt; 0; COM.MICROSOFT.FLOOR([.H74]/3)-2; 0)" office:value-type="string" office:string-value="" calcext:value-type="error">
            <text:p>Err:511</text:p>
          </table:table-cell>
          <table:table-cell table:style-name="ce3" table:formula="of:=IF(COM.MICROSOFT.FLOOR([.I74]/3)-2 &gt; 0; COM.MICROSOFT.FLOOR([.I74]/3)-2; 0)" office:value-type="string" office:string-value="" calcext:value-type="error">
            <text:p>Err:511</text:p>
          </table:table-cell>
          <table:table-cell table:style-name="ce3" table:formula="of:=IF(COM.MICROSOFT.FLOOR([.J74]/3)-2 &gt; 0; COM.MICROSOFT.FLOOR([.J7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6752" calcext:value-type="float">
            <text:p>96752</text:p>
          </table:table-cell>
          <table:table-cell table:style-name="ce3" table:formula="of:=IF(COM.MICROSOFT.FLOOR([.A75]/3)-2 &gt; 0; COM.MICROSOFT.FLOOR([.A75]/3)-2; 0)" office:value-type="string" office:string-value="" calcext:value-type="error">
            <text:p>Err:511</text:p>
          </table:table-cell>
          <table:table-cell table:style-name="ce3" table:formula="of:=IF(COM.MICROSOFT.FLOOR([.B75]/3)-2 &gt; 0; COM.MICROSOFT.FLOOR([.B75]/3)-2; 0)" office:value-type="string" office:string-value="" calcext:value-type="error">
            <text:p>Err:511</text:p>
          </table:table-cell>
          <table:table-cell table:style-name="ce3" table:formula="of:=IF(COM.MICROSOFT.FLOOR([.C75]/3)-2 &gt; 0; COM.MICROSOFT.FLOOR([.C75]/3)-2; 0)" office:value-type="string" office:string-value="" calcext:value-type="error">
            <text:p>Err:511</text:p>
          </table:table-cell>
          <table:table-cell table:style-name="ce3" table:formula="of:=IF(COM.MICROSOFT.FLOOR([.D75]/3)-2 &gt; 0; COM.MICROSOFT.FLOOR([.D75]/3)-2; 0)" office:value-type="string" office:string-value="" calcext:value-type="error">
            <text:p>Err:511</text:p>
          </table:table-cell>
          <table:table-cell table:style-name="ce3" table:formula="of:=IF(COM.MICROSOFT.FLOOR([.E75]/3)-2 &gt; 0; COM.MICROSOFT.FLOOR([.E75]/3)-2; 0)" office:value-type="string" office:string-value="" calcext:value-type="error">
            <text:p>Err:511</text:p>
          </table:table-cell>
          <table:table-cell table:style-name="ce3" table:formula="of:=IF(COM.MICROSOFT.FLOOR([.F75]/3)-2 &gt; 0; COM.MICROSOFT.FLOOR([.F75]/3)-2; 0)" office:value-type="string" office:string-value="" calcext:value-type="error">
            <text:p>Err:511</text:p>
          </table:table-cell>
          <table:table-cell table:style-name="ce3" table:formula="of:=IF(COM.MICROSOFT.FLOOR([.G75]/3)-2 &gt; 0; COM.MICROSOFT.FLOOR([.G75]/3)-2; 0)" office:value-type="string" office:string-value="" calcext:value-type="error">
            <text:p>Err:511</text:p>
          </table:table-cell>
          <table:table-cell table:style-name="ce3" table:formula="of:=IF(COM.MICROSOFT.FLOOR([.H75]/3)-2 &gt; 0; COM.MICROSOFT.FLOOR([.H75]/3)-2; 0)" office:value-type="string" office:string-value="" calcext:value-type="error">
            <text:p>Err:511</text:p>
          </table:table-cell>
          <table:table-cell table:style-name="ce3" table:formula="of:=IF(COM.MICROSOFT.FLOOR([.I75]/3)-2 &gt; 0; COM.MICROSOFT.FLOOR([.I75]/3)-2; 0)" office:value-type="string" office:string-value="" calcext:value-type="error">
            <text:p>Err:511</text:p>
          </table:table-cell>
          <table:table-cell table:style-name="ce3" table:formula="of:=IF(COM.MICROSOFT.FLOOR([.J75]/3)-2 &gt; 0; COM.MICROSOFT.FLOOR([.J7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9379" calcext:value-type="float">
            <text:p>89379</text:p>
          </table:table-cell>
          <table:table-cell table:style-name="ce3" table:formula="of:=IF(COM.MICROSOFT.FLOOR([.A76]/3)-2 &gt; 0; COM.MICROSOFT.FLOOR([.A76]/3)-2; 0)" office:value-type="string" office:string-value="" calcext:value-type="error">
            <text:p>Err:511</text:p>
          </table:table-cell>
          <table:table-cell table:style-name="ce3" table:formula="of:=IF(COM.MICROSOFT.FLOOR([.B76]/3)-2 &gt; 0; COM.MICROSOFT.FLOOR([.B76]/3)-2; 0)" office:value-type="string" office:string-value="" calcext:value-type="error">
            <text:p>Err:511</text:p>
          </table:table-cell>
          <table:table-cell table:style-name="ce3" table:formula="of:=IF(COM.MICROSOFT.FLOOR([.C76]/3)-2 &gt; 0; COM.MICROSOFT.FLOOR([.C76]/3)-2; 0)" office:value-type="string" office:string-value="" calcext:value-type="error">
            <text:p>Err:511</text:p>
          </table:table-cell>
          <table:table-cell table:style-name="ce3" table:formula="of:=IF(COM.MICROSOFT.FLOOR([.D76]/3)-2 &gt; 0; COM.MICROSOFT.FLOOR([.D76]/3)-2; 0)" office:value-type="string" office:string-value="" calcext:value-type="error">
            <text:p>Err:511</text:p>
          </table:table-cell>
          <table:table-cell table:style-name="ce3" table:formula="of:=IF(COM.MICROSOFT.FLOOR([.E76]/3)-2 &gt; 0; COM.MICROSOFT.FLOOR([.E76]/3)-2; 0)" office:value-type="string" office:string-value="" calcext:value-type="error">
            <text:p>Err:511</text:p>
          </table:table-cell>
          <table:table-cell table:style-name="ce3" table:formula="of:=IF(COM.MICROSOFT.FLOOR([.F76]/3)-2 &gt; 0; COM.MICROSOFT.FLOOR([.F76]/3)-2; 0)" office:value-type="string" office:string-value="" calcext:value-type="error">
            <text:p>Err:511</text:p>
          </table:table-cell>
          <table:table-cell table:style-name="ce3" table:formula="of:=IF(COM.MICROSOFT.FLOOR([.G76]/3)-2 &gt; 0; COM.MICROSOFT.FLOOR([.G76]/3)-2; 0)" office:value-type="string" office:string-value="" calcext:value-type="error">
            <text:p>Err:511</text:p>
          </table:table-cell>
          <table:table-cell table:style-name="ce3" table:formula="of:=IF(COM.MICROSOFT.FLOOR([.H76]/3)-2 &gt; 0; COM.MICROSOFT.FLOOR([.H76]/3)-2; 0)" office:value-type="string" office:string-value="" calcext:value-type="error">
            <text:p>Err:511</text:p>
          </table:table-cell>
          <table:table-cell table:style-name="ce3" table:formula="of:=IF(COM.MICROSOFT.FLOOR([.I76]/3)-2 &gt; 0; COM.MICROSOFT.FLOOR([.I76]/3)-2; 0)" office:value-type="string" office:string-value="" calcext:value-type="error">
            <text:p>Err:511</text:p>
          </table:table-cell>
          <table:table-cell table:style-name="ce3" table:formula="of:=IF(COM.MICROSOFT.FLOOR([.J76]/3)-2 &gt; 0; COM.MICROSOFT.FLOOR([.J7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6178" calcext:value-type="float">
            <text:p>136178</text:p>
          </table:table-cell>
          <table:table-cell table:style-name="ce3" table:formula="of:=IF(COM.MICROSOFT.FLOOR([.A77]/3)-2 &gt; 0; COM.MICROSOFT.FLOOR([.A77]/3)-2; 0)" office:value-type="string" office:string-value="" calcext:value-type="error">
            <text:p>Err:511</text:p>
          </table:table-cell>
          <table:table-cell table:style-name="ce3" table:formula="of:=IF(COM.MICROSOFT.FLOOR([.B77]/3)-2 &gt; 0; COM.MICROSOFT.FLOOR([.B77]/3)-2; 0)" office:value-type="string" office:string-value="" calcext:value-type="error">
            <text:p>Err:511</text:p>
          </table:table-cell>
          <table:table-cell table:style-name="ce3" table:formula="of:=IF(COM.MICROSOFT.FLOOR([.C77]/3)-2 &gt; 0; COM.MICROSOFT.FLOOR([.C77]/3)-2; 0)" office:value-type="string" office:string-value="" calcext:value-type="error">
            <text:p>Err:511</text:p>
          </table:table-cell>
          <table:table-cell table:style-name="ce3" table:formula="of:=IF(COM.MICROSOFT.FLOOR([.D77]/3)-2 &gt; 0; COM.MICROSOFT.FLOOR([.D77]/3)-2; 0)" office:value-type="string" office:string-value="" calcext:value-type="error">
            <text:p>Err:511</text:p>
          </table:table-cell>
          <table:table-cell table:style-name="ce3" table:formula="of:=IF(COM.MICROSOFT.FLOOR([.E77]/3)-2 &gt; 0; COM.MICROSOFT.FLOOR([.E77]/3)-2; 0)" office:value-type="string" office:string-value="" calcext:value-type="error">
            <text:p>Err:511</text:p>
          </table:table-cell>
          <table:table-cell table:style-name="ce3" table:formula="of:=IF(COM.MICROSOFT.FLOOR([.F77]/3)-2 &gt; 0; COM.MICROSOFT.FLOOR([.F77]/3)-2; 0)" office:value-type="string" office:string-value="" calcext:value-type="error">
            <text:p>Err:511</text:p>
          </table:table-cell>
          <table:table-cell table:style-name="ce3" table:formula="of:=IF(COM.MICROSOFT.FLOOR([.G77]/3)-2 &gt; 0; COM.MICROSOFT.FLOOR([.G77]/3)-2; 0)" office:value-type="string" office:string-value="" calcext:value-type="error">
            <text:p>Err:511</text:p>
          </table:table-cell>
          <table:table-cell table:style-name="ce3" table:formula="of:=IF(COM.MICROSOFT.FLOOR([.H77]/3)-2 &gt; 0; COM.MICROSOFT.FLOOR([.H77]/3)-2; 0)" office:value-type="string" office:string-value="" calcext:value-type="error">
            <text:p>Err:511</text:p>
          </table:table-cell>
          <table:table-cell table:style-name="ce3" table:formula="of:=IF(COM.MICROSOFT.FLOOR([.I77]/3)-2 &gt; 0; COM.MICROSOFT.FLOOR([.I77]/3)-2; 0)" office:value-type="string" office:string-value="" calcext:value-type="error">
            <text:p>Err:511</text:p>
          </table:table-cell>
          <table:table-cell table:style-name="ce3" table:formula="of:=IF(COM.MICROSOFT.FLOOR([.J77]/3)-2 &gt; 0; COM.MICROSOFT.FLOOR([.J7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5175" calcext:value-type="float">
            <text:p>95175</text:p>
          </table:table-cell>
          <table:table-cell table:style-name="ce3" table:formula="of:=IF(COM.MICROSOFT.FLOOR([.A78]/3)-2 &gt; 0; COM.MICROSOFT.FLOOR([.A78]/3)-2; 0)" office:value-type="string" office:string-value="" calcext:value-type="error">
            <text:p>Err:511</text:p>
          </table:table-cell>
          <table:table-cell table:style-name="ce3" table:formula="of:=IF(COM.MICROSOFT.FLOOR([.B78]/3)-2 &gt; 0; COM.MICROSOFT.FLOOR([.B78]/3)-2; 0)" office:value-type="string" office:string-value="" calcext:value-type="error">
            <text:p>Err:511</text:p>
          </table:table-cell>
          <table:table-cell table:style-name="ce3" table:formula="of:=IF(COM.MICROSOFT.FLOOR([.C78]/3)-2 &gt; 0; COM.MICROSOFT.FLOOR([.C78]/3)-2; 0)" office:value-type="string" office:string-value="" calcext:value-type="error">
            <text:p>Err:511</text:p>
          </table:table-cell>
          <table:table-cell table:style-name="ce3" table:formula="of:=IF(COM.MICROSOFT.FLOOR([.D78]/3)-2 &gt; 0; COM.MICROSOFT.FLOOR([.D78]/3)-2; 0)" office:value-type="string" office:string-value="" calcext:value-type="error">
            <text:p>Err:511</text:p>
          </table:table-cell>
          <table:table-cell table:style-name="ce3" table:formula="of:=IF(COM.MICROSOFT.FLOOR([.E78]/3)-2 &gt; 0; COM.MICROSOFT.FLOOR([.E78]/3)-2; 0)" office:value-type="string" office:string-value="" calcext:value-type="error">
            <text:p>Err:511</text:p>
          </table:table-cell>
          <table:table-cell table:style-name="ce3" table:formula="of:=IF(COM.MICROSOFT.FLOOR([.F78]/3)-2 &gt; 0; COM.MICROSOFT.FLOOR([.F78]/3)-2; 0)" office:value-type="string" office:string-value="" calcext:value-type="error">
            <text:p>Err:511</text:p>
          </table:table-cell>
          <table:table-cell table:style-name="ce3" table:formula="of:=IF(COM.MICROSOFT.FLOOR([.G78]/3)-2 &gt; 0; COM.MICROSOFT.FLOOR([.G78]/3)-2; 0)" office:value-type="string" office:string-value="" calcext:value-type="error">
            <text:p>Err:511</text:p>
          </table:table-cell>
          <table:table-cell table:style-name="ce3" table:formula="of:=IF(COM.MICROSOFT.FLOOR([.H78]/3)-2 &gt; 0; COM.MICROSOFT.FLOOR([.H78]/3)-2; 0)" office:value-type="string" office:string-value="" calcext:value-type="error">
            <text:p>Err:511</text:p>
          </table:table-cell>
          <table:table-cell table:style-name="ce3" table:formula="of:=IF(COM.MICROSOFT.FLOOR([.I78]/3)-2 &gt; 0; COM.MICROSOFT.FLOOR([.I78]/3)-2; 0)" office:value-type="string" office:string-value="" calcext:value-type="error">
            <text:p>Err:511</text:p>
          </table:table-cell>
          <table:table-cell table:style-name="ce3" table:formula="of:=IF(COM.MICROSOFT.FLOOR([.J78]/3)-2 &gt; 0; COM.MICROSOFT.FLOOR([.J7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4306" calcext:value-type="float">
            <text:p>124306</text:p>
          </table:table-cell>
          <table:table-cell table:style-name="ce3" table:formula="of:=IF(COM.MICROSOFT.FLOOR([.A79]/3)-2 &gt; 0; COM.MICROSOFT.FLOOR([.A79]/3)-2; 0)" office:value-type="string" office:string-value="" calcext:value-type="error">
            <text:p>Err:511</text:p>
          </table:table-cell>
          <table:table-cell table:style-name="ce3" table:formula="of:=IF(COM.MICROSOFT.FLOOR([.B79]/3)-2 &gt; 0; COM.MICROSOFT.FLOOR([.B79]/3)-2; 0)" office:value-type="string" office:string-value="" calcext:value-type="error">
            <text:p>Err:511</text:p>
          </table:table-cell>
          <table:table-cell table:style-name="ce3" table:formula="of:=IF(COM.MICROSOFT.FLOOR([.C79]/3)-2 &gt; 0; COM.MICROSOFT.FLOOR([.C79]/3)-2; 0)" office:value-type="string" office:string-value="" calcext:value-type="error">
            <text:p>Err:511</text:p>
          </table:table-cell>
          <table:table-cell table:style-name="ce3" table:formula="of:=IF(COM.MICROSOFT.FLOOR([.D79]/3)-2 &gt; 0; COM.MICROSOFT.FLOOR([.D79]/3)-2; 0)" office:value-type="string" office:string-value="" calcext:value-type="error">
            <text:p>Err:511</text:p>
          </table:table-cell>
          <table:table-cell table:style-name="ce3" table:formula="of:=IF(COM.MICROSOFT.FLOOR([.E79]/3)-2 &gt; 0; COM.MICROSOFT.FLOOR([.E79]/3)-2; 0)" office:value-type="string" office:string-value="" calcext:value-type="error">
            <text:p>Err:511</text:p>
          </table:table-cell>
          <table:table-cell table:style-name="ce3" table:formula="of:=IF(COM.MICROSOFT.FLOOR([.F79]/3)-2 &gt; 0; COM.MICROSOFT.FLOOR([.F79]/3)-2; 0)" office:value-type="string" office:string-value="" calcext:value-type="error">
            <text:p>Err:511</text:p>
          </table:table-cell>
          <table:table-cell table:style-name="ce3" table:formula="of:=IF(COM.MICROSOFT.FLOOR([.G79]/3)-2 &gt; 0; COM.MICROSOFT.FLOOR([.G79]/3)-2; 0)" office:value-type="string" office:string-value="" calcext:value-type="error">
            <text:p>Err:511</text:p>
          </table:table-cell>
          <table:table-cell table:style-name="ce3" table:formula="of:=IF(COM.MICROSOFT.FLOOR([.H79]/3)-2 &gt; 0; COM.MICROSOFT.FLOOR([.H79]/3)-2; 0)" office:value-type="string" office:string-value="" calcext:value-type="error">
            <text:p>Err:511</text:p>
          </table:table-cell>
          <table:table-cell table:style-name="ce3" table:formula="of:=IF(COM.MICROSOFT.FLOOR([.I79]/3)-2 &gt; 0; COM.MICROSOFT.FLOOR([.I79]/3)-2; 0)" office:value-type="string" office:string-value="" calcext:value-type="error">
            <text:p>Err:511</text:p>
          </table:table-cell>
          <table:table-cell table:style-name="ce3" table:formula="of:=IF(COM.MICROSOFT.FLOOR([.J79]/3)-2 &gt; 0; COM.MICROSOFT.FLOOR([.J7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51990" calcext:value-type="float">
            <text:p>51990</text:p>
          </table:table-cell>
          <table:table-cell table:style-name="ce3" table:formula="of:=IF(COM.MICROSOFT.FLOOR([.A80]/3)-2 &gt; 0; COM.MICROSOFT.FLOOR([.A80]/3)-2; 0)" office:value-type="string" office:string-value="" calcext:value-type="error">
            <text:p>Err:511</text:p>
          </table:table-cell>
          <table:table-cell table:style-name="ce3" table:formula="of:=IF(COM.MICROSOFT.FLOOR([.B80]/3)-2 &gt; 0; COM.MICROSOFT.FLOOR([.B80]/3)-2; 0)" office:value-type="string" office:string-value="" calcext:value-type="error">
            <text:p>Err:511</text:p>
          </table:table-cell>
          <table:table-cell table:style-name="ce3" table:formula="of:=IF(COM.MICROSOFT.FLOOR([.C80]/3)-2 &gt; 0; COM.MICROSOFT.FLOOR([.C80]/3)-2; 0)" office:value-type="string" office:string-value="" calcext:value-type="error">
            <text:p>Err:511</text:p>
          </table:table-cell>
          <table:table-cell table:style-name="ce3" table:formula="of:=IF(COM.MICROSOFT.FLOOR([.D80]/3)-2 &gt; 0; COM.MICROSOFT.FLOOR([.D80]/3)-2; 0)" office:value-type="string" office:string-value="" calcext:value-type="error">
            <text:p>Err:511</text:p>
          </table:table-cell>
          <table:table-cell table:style-name="ce3" table:formula="of:=IF(COM.MICROSOFT.FLOOR([.E80]/3)-2 &gt; 0; COM.MICROSOFT.FLOOR([.E80]/3)-2; 0)" office:value-type="string" office:string-value="" calcext:value-type="error">
            <text:p>Err:511</text:p>
          </table:table-cell>
          <table:table-cell table:style-name="ce3" table:formula="of:=IF(COM.MICROSOFT.FLOOR([.F80]/3)-2 &gt; 0; COM.MICROSOFT.FLOOR([.F80]/3)-2; 0)" office:value-type="string" office:string-value="" calcext:value-type="error">
            <text:p>Err:511</text:p>
          </table:table-cell>
          <table:table-cell table:style-name="ce3" table:formula="of:=IF(COM.MICROSOFT.FLOOR([.G80]/3)-2 &gt; 0; COM.MICROSOFT.FLOOR([.G80]/3)-2; 0)" office:value-type="string" office:string-value="" calcext:value-type="error">
            <text:p>Err:511</text:p>
          </table:table-cell>
          <table:table-cell table:style-name="ce3" table:formula="of:=IF(COM.MICROSOFT.FLOOR([.H80]/3)-2 &gt; 0; COM.MICROSOFT.FLOOR([.H80]/3)-2; 0)" office:value-type="string" office:string-value="" calcext:value-type="error">
            <text:p>Err:511</text:p>
          </table:table-cell>
          <table:table-cell table:style-name="ce3" table:formula="of:=IF(COM.MICROSOFT.FLOOR([.I80]/3)-2 &gt; 0; COM.MICROSOFT.FLOOR([.I80]/3)-2; 0)" office:value-type="string" office:string-value="" calcext:value-type="error">
            <text:p>Err:511</text:p>
          </table:table-cell>
          <table:table-cell table:style-name="ce3" table:formula="of:=IF(COM.MICROSOFT.FLOOR([.J80]/3)-2 &gt; 0; COM.MICROSOFT.FLOOR([.J8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57564" calcext:value-type="float">
            <text:p>57564</text:p>
          </table:table-cell>
          <table:table-cell table:style-name="ce3" table:formula="of:=IF(COM.MICROSOFT.FLOOR([.A81]/3)-2 &gt; 0; COM.MICROSOFT.FLOOR([.A81]/3)-2; 0)" office:value-type="string" office:string-value="" calcext:value-type="error">
            <text:p>Err:511</text:p>
          </table:table-cell>
          <table:table-cell table:style-name="ce3" table:formula="of:=IF(COM.MICROSOFT.FLOOR([.B81]/3)-2 &gt; 0; COM.MICROSOFT.FLOOR([.B81]/3)-2; 0)" office:value-type="string" office:string-value="" calcext:value-type="error">
            <text:p>Err:511</text:p>
          </table:table-cell>
          <table:table-cell table:style-name="ce3" table:formula="of:=IF(COM.MICROSOFT.FLOOR([.C81]/3)-2 &gt; 0; COM.MICROSOFT.FLOOR([.C81]/3)-2; 0)" office:value-type="string" office:string-value="" calcext:value-type="error">
            <text:p>Err:511</text:p>
          </table:table-cell>
          <table:table-cell table:style-name="ce3" table:formula="of:=IF(COM.MICROSOFT.FLOOR([.D81]/3)-2 &gt; 0; COM.MICROSOFT.FLOOR([.D81]/3)-2; 0)" office:value-type="string" office:string-value="" calcext:value-type="error">
            <text:p>Err:511</text:p>
          </table:table-cell>
          <table:table-cell table:style-name="ce3" table:formula="of:=IF(COM.MICROSOFT.FLOOR([.E81]/3)-2 &gt; 0; COM.MICROSOFT.FLOOR([.E81]/3)-2; 0)" office:value-type="string" office:string-value="" calcext:value-type="error">
            <text:p>Err:511</text:p>
          </table:table-cell>
          <table:table-cell table:style-name="ce3" table:formula="of:=IF(COM.MICROSOFT.FLOOR([.F81]/3)-2 &gt; 0; COM.MICROSOFT.FLOOR([.F81]/3)-2; 0)" office:value-type="string" office:string-value="" calcext:value-type="error">
            <text:p>Err:511</text:p>
          </table:table-cell>
          <table:table-cell table:style-name="ce3" table:formula="of:=IF(COM.MICROSOFT.FLOOR([.G81]/3)-2 &gt; 0; COM.MICROSOFT.FLOOR([.G81]/3)-2; 0)" office:value-type="string" office:string-value="" calcext:value-type="error">
            <text:p>Err:511</text:p>
          </table:table-cell>
          <table:table-cell table:style-name="ce3" table:formula="of:=IF(COM.MICROSOFT.FLOOR([.H81]/3)-2 &gt; 0; COM.MICROSOFT.FLOOR([.H81]/3)-2; 0)" office:value-type="string" office:string-value="" calcext:value-type="error">
            <text:p>Err:511</text:p>
          </table:table-cell>
          <table:table-cell table:style-name="ce3" table:formula="of:=IF(COM.MICROSOFT.FLOOR([.I81]/3)-2 &gt; 0; COM.MICROSOFT.FLOOR([.I81]/3)-2; 0)" office:value-type="string" office:string-value="" calcext:value-type="error">
            <text:p>Err:511</text:p>
          </table:table-cell>
          <table:table-cell table:style-name="ce3" table:formula="of:=IF(COM.MICROSOFT.FLOOR([.J81]/3)-2 &gt; 0; COM.MICROSOFT.FLOOR([.J8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1347" calcext:value-type="float">
            <text:p>111347</text:p>
          </table:table-cell>
          <table:table-cell table:style-name="ce3" table:formula="of:=IF(COM.MICROSOFT.FLOOR([.A82]/3)-2 &gt; 0; COM.MICROSOFT.FLOOR([.A82]/3)-2; 0)" office:value-type="string" office:string-value="" calcext:value-type="error">
            <text:p>Err:511</text:p>
          </table:table-cell>
          <table:table-cell table:style-name="ce3" table:formula="of:=IF(COM.MICROSOFT.FLOOR([.B82]/3)-2 &gt; 0; COM.MICROSOFT.FLOOR([.B82]/3)-2; 0)" office:value-type="string" office:string-value="" calcext:value-type="error">
            <text:p>Err:511</text:p>
          </table:table-cell>
          <table:table-cell table:style-name="ce3" table:formula="of:=IF(COM.MICROSOFT.FLOOR([.C82]/3)-2 &gt; 0; COM.MICROSOFT.FLOOR([.C82]/3)-2; 0)" office:value-type="string" office:string-value="" calcext:value-type="error">
            <text:p>Err:511</text:p>
          </table:table-cell>
          <table:table-cell table:style-name="ce3" table:formula="of:=IF(COM.MICROSOFT.FLOOR([.D82]/3)-2 &gt; 0; COM.MICROSOFT.FLOOR([.D82]/3)-2; 0)" office:value-type="string" office:string-value="" calcext:value-type="error">
            <text:p>Err:511</text:p>
          </table:table-cell>
          <table:table-cell table:style-name="ce3" table:formula="of:=IF(COM.MICROSOFT.FLOOR([.E82]/3)-2 &gt; 0; COM.MICROSOFT.FLOOR([.E82]/3)-2; 0)" office:value-type="string" office:string-value="" calcext:value-type="error">
            <text:p>Err:511</text:p>
          </table:table-cell>
          <table:table-cell table:style-name="ce3" table:formula="of:=IF(COM.MICROSOFT.FLOOR([.F82]/3)-2 &gt; 0; COM.MICROSOFT.FLOOR([.F82]/3)-2; 0)" office:value-type="string" office:string-value="" calcext:value-type="error">
            <text:p>Err:511</text:p>
          </table:table-cell>
          <table:table-cell table:style-name="ce3" table:formula="of:=IF(COM.MICROSOFT.FLOOR([.G82]/3)-2 &gt; 0; COM.MICROSOFT.FLOOR([.G82]/3)-2; 0)" office:value-type="string" office:string-value="" calcext:value-type="error">
            <text:p>Err:511</text:p>
          </table:table-cell>
          <table:table-cell table:style-name="ce3" table:formula="of:=IF(COM.MICROSOFT.FLOOR([.H82]/3)-2 &gt; 0; COM.MICROSOFT.FLOOR([.H82]/3)-2; 0)" office:value-type="string" office:string-value="" calcext:value-type="error">
            <text:p>Err:511</text:p>
          </table:table-cell>
          <table:table-cell table:style-name="ce3" table:formula="of:=IF(COM.MICROSOFT.FLOOR([.I82]/3)-2 &gt; 0; COM.MICROSOFT.FLOOR([.I82]/3)-2; 0)" office:value-type="string" office:string-value="" calcext:value-type="error">
            <text:p>Err:511</text:p>
          </table:table-cell>
          <table:table-cell table:style-name="ce3" table:formula="of:=IF(COM.MICROSOFT.FLOOR([.J82]/3)-2 &gt; 0; COM.MICROSOFT.FLOOR([.J8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79317" calcext:value-type="float">
            <text:p>79317</text:p>
          </table:table-cell>
          <table:table-cell table:style-name="ce3" table:formula="of:=IF(COM.MICROSOFT.FLOOR([.A83]/3)-2 &gt; 0; COM.MICROSOFT.FLOOR([.A83]/3)-2; 0)" office:value-type="string" office:string-value="" calcext:value-type="error">
            <text:p>Err:511</text:p>
          </table:table-cell>
          <table:table-cell table:style-name="ce3" table:formula="of:=IF(COM.MICROSOFT.FLOOR([.B83]/3)-2 &gt; 0; COM.MICROSOFT.FLOOR([.B83]/3)-2; 0)" office:value-type="string" office:string-value="" calcext:value-type="error">
            <text:p>Err:511</text:p>
          </table:table-cell>
          <table:table-cell table:style-name="ce3" table:formula="of:=IF(COM.MICROSOFT.FLOOR([.C83]/3)-2 &gt; 0; COM.MICROSOFT.FLOOR([.C83]/3)-2; 0)" office:value-type="string" office:string-value="" calcext:value-type="error">
            <text:p>Err:511</text:p>
          </table:table-cell>
          <table:table-cell table:style-name="ce3" table:formula="of:=IF(COM.MICROSOFT.FLOOR([.D83]/3)-2 &gt; 0; COM.MICROSOFT.FLOOR([.D83]/3)-2; 0)" office:value-type="string" office:string-value="" calcext:value-type="error">
            <text:p>Err:511</text:p>
          </table:table-cell>
          <table:table-cell table:style-name="ce3" table:formula="of:=IF(COM.MICROSOFT.FLOOR([.E83]/3)-2 &gt; 0; COM.MICROSOFT.FLOOR([.E83]/3)-2; 0)" office:value-type="string" office:string-value="" calcext:value-type="error">
            <text:p>Err:511</text:p>
          </table:table-cell>
          <table:table-cell table:style-name="ce3" table:formula="of:=IF(COM.MICROSOFT.FLOOR([.F83]/3)-2 &gt; 0; COM.MICROSOFT.FLOOR([.F83]/3)-2; 0)" office:value-type="string" office:string-value="" calcext:value-type="error">
            <text:p>Err:511</text:p>
          </table:table-cell>
          <table:table-cell table:style-name="ce3" table:formula="of:=IF(COM.MICROSOFT.FLOOR([.G83]/3)-2 &gt; 0; COM.MICROSOFT.FLOOR([.G83]/3)-2; 0)" office:value-type="string" office:string-value="" calcext:value-type="error">
            <text:p>Err:511</text:p>
          </table:table-cell>
          <table:table-cell table:style-name="ce3" table:formula="of:=IF(COM.MICROSOFT.FLOOR([.H83]/3)-2 &gt; 0; COM.MICROSOFT.FLOOR([.H83]/3)-2; 0)" office:value-type="string" office:string-value="" calcext:value-type="error">
            <text:p>Err:511</text:p>
          </table:table-cell>
          <table:table-cell table:style-name="ce3" table:formula="of:=IF(COM.MICROSOFT.FLOOR([.I83]/3)-2 &gt; 0; COM.MICROSOFT.FLOOR([.I83]/3)-2; 0)" office:value-type="string" office:string-value="" calcext:value-type="error">
            <text:p>Err:511</text:p>
          </table:table-cell>
          <table:table-cell table:style-name="ce3" table:formula="of:=IF(COM.MICROSOFT.FLOOR([.J83]/3)-2 &gt; 0; COM.MICROSOFT.FLOOR([.J8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5357" calcext:value-type="float">
            <text:p>95357</text:p>
          </table:table-cell>
          <table:table-cell table:style-name="ce3" table:formula="of:=IF(COM.MICROSOFT.FLOOR([.A84]/3)-2 &gt; 0; COM.MICROSOFT.FLOOR([.A84]/3)-2; 0)" office:value-type="string" office:string-value="" calcext:value-type="error">
            <text:p>Err:511</text:p>
          </table:table-cell>
          <table:table-cell table:style-name="ce3" table:formula="of:=IF(COM.MICROSOFT.FLOOR([.B84]/3)-2 &gt; 0; COM.MICROSOFT.FLOOR([.B84]/3)-2; 0)" office:value-type="string" office:string-value="" calcext:value-type="error">
            <text:p>Err:511</text:p>
          </table:table-cell>
          <table:table-cell table:style-name="ce3" table:formula="of:=IF(COM.MICROSOFT.FLOOR([.C84]/3)-2 &gt; 0; COM.MICROSOFT.FLOOR([.C84]/3)-2; 0)" office:value-type="string" office:string-value="" calcext:value-type="error">
            <text:p>Err:511</text:p>
          </table:table-cell>
          <table:table-cell table:style-name="ce3" table:formula="of:=IF(COM.MICROSOFT.FLOOR([.D84]/3)-2 &gt; 0; COM.MICROSOFT.FLOOR([.D84]/3)-2; 0)" office:value-type="string" office:string-value="" calcext:value-type="error">
            <text:p>Err:511</text:p>
          </table:table-cell>
          <table:table-cell table:style-name="ce3" table:formula="of:=IF(COM.MICROSOFT.FLOOR([.E84]/3)-2 &gt; 0; COM.MICROSOFT.FLOOR([.E84]/3)-2; 0)" office:value-type="string" office:string-value="" calcext:value-type="error">
            <text:p>Err:511</text:p>
          </table:table-cell>
          <table:table-cell table:style-name="ce3" table:formula="of:=IF(COM.MICROSOFT.FLOOR([.F84]/3)-2 &gt; 0; COM.MICROSOFT.FLOOR([.F84]/3)-2; 0)" office:value-type="string" office:string-value="" calcext:value-type="error">
            <text:p>Err:511</text:p>
          </table:table-cell>
          <table:table-cell table:style-name="ce3" table:formula="of:=IF(COM.MICROSOFT.FLOOR([.G84]/3)-2 &gt; 0; COM.MICROSOFT.FLOOR([.G84]/3)-2; 0)" office:value-type="string" office:string-value="" calcext:value-type="error">
            <text:p>Err:511</text:p>
          </table:table-cell>
          <table:table-cell table:style-name="ce3" table:formula="of:=IF(COM.MICROSOFT.FLOOR([.H84]/3)-2 &gt; 0; COM.MICROSOFT.FLOOR([.H84]/3)-2; 0)" office:value-type="string" office:string-value="" calcext:value-type="error">
            <text:p>Err:511</text:p>
          </table:table-cell>
          <table:table-cell table:style-name="ce3" table:formula="of:=IF(COM.MICROSOFT.FLOOR([.I84]/3)-2 &gt; 0; COM.MICROSOFT.FLOOR([.I84]/3)-2; 0)" office:value-type="string" office:string-value="" calcext:value-type="error">
            <text:p>Err:511</text:p>
          </table:table-cell>
          <table:table-cell table:style-name="ce3" table:formula="of:=IF(COM.MICROSOFT.FLOOR([.J84]/3)-2 &gt; 0; COM.MICROSOFT.FLOOR([.J8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85765" calcext:value-type="float">
            <text:p>85765</text:p>
          </table:table-cell>
          <table:table-cell table:style-name="ce3" table:formula="of:=IF(COM.MICROSOFT.FLOOR([.A85]/3)-2 &gt; 0; COM.MICROSOFT.FLOOR([.A85]/3)-2; 0)" office:value-type="string" office:string-value="" calcext:value-type="error">
            <text:p>Err:511</text:p>
          </table:table-cell>
          <table:table-cell table:style-name="ce3" table:formula="of:=IF(COM.MICROSOFT.FLOOR([.B85]/3)-2 &gt; 0; COM.MICROSOFT.FLOOR([.B85]/3)-2; 0)" office:value-type="string" office:string-value="" calcext:value-type="error">
            <text:p>Err:511</text:p>
          </table:table-cell>
          <table:table-cell table:style-name="ce3" table:formula="of:=IF(COM.MICROSOFT.FLOOR([.C85]/3)-2 &gt; 0; COM.MICROSOFT.FLOOR([.C85]/3)-2; 0)" office:value-type="string" office:string-value="" calcext:value-type="error">
            <text:p>Err:511</text:p>
          </table:table-cell>
          <table:table-cell table:style-name="ce3" table:formula="of:=IF(COM.MICROSOFT.FLOOR([.D85]/3)-2 &gt; 0; COM.MICROSOFT.FLOOR([.D85]/3)-2; 0)" office:value-type="string" office:string-value="" calcext:value-type="error">
            <text:p>Err:511</text:p>
          </table:table-cell>
          <table:table-cell table:style-name="ce3" table:formula="of:=IF(COM.MICROSOFT.FLOOR([.E85]/3)-2 &gt; 0; COM.MICROSOFT.FLOOR([.E85]/3)-2; 0)" office:value-type="string" office:string-value="" calcext:value-type="error">
            <text:p>Err:511</text:p>
          </table:table-cell>
          <table:table-cell table:style-name="ce3" table:formula="of:=IF(COM.MICROSOFT.FLOOR([.F85]/3)-2 &gt; 0; COM.MICROSOFT.FLOOR([.F85]/3)-2; 0)" office:value-type="string" office:string-value="" calcext:value-type="error">
            <text:p>Err:511</text:p>
          </table:table-cell>
          <table:table-cell table:style-name="ce3" table:formula="of:=IF(COM.MICROSOFT.FLOOR([.G85]/3)-2 &gt; 0; COM.MICROSOFT.FLOOR([.G85]/3)-2; 0)" office:value-type="string" office:string-value="" calcext:value-type="error">
            <text:p>Err:511</text:p>
          </table:table-cell>
          <table:table-cell table:style-name="ce3" table:formula="of:=IF(COM.MICROSOFT.FLOOR([.H85]/3)-2 &gt; 0; COM.MICROSOFT.FLOOR([.H85]/3)-2; 0)" office:value-type="string" office:string-value="" calcext:value-type="error">
            <text:p>Err:511</text:p>
          </table:table-cell>
          <table:table-cell table:style-name="ce3" table:formula="of:=IF(COM.MICROSOFT.FLOOR([.I85]/3)-2 &gt; 0; COM.MICROSOFT.FLOOR([.I85]/3)-2; 0)" office:value-type="string" office:string-value="" calcext:value-type="error">
            <text:p>Err:511</text:p>
          </table:table-cell>
          <table:table-cell table:style-name="ce3" table:formula="of:=IF(COM.MICROSOFT.FLOOR([.J85]/3)-2 &gt; 0; COM.MICROSOFT.FLOOR([.J8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7827" calcext:value-type="float">
            <text:p>137827</text:p>
          </table:table-cell>
          <table:table-cell table:style-name="ce3" table:formula="of:=IF(COM.MICROSOFT.FLOOR([.A86]/3)-2 &gt; 0; COM.MICROSOFT.FLOOR([.A86]/3)-2; 0)" office:value-type="string" office:string-value="" calcext:value-type="error">
            <text:p>Err:511</text:p>
          </table:table-cell>
          <table:table-cell table:style-name="ce3" table:formula="of:=IF(COM.MICROSOFT.FLOOR([.B86]/3)-2 &gt; 0; COM.MICROSOFT.FLOOR([.B86]/3)-2; 0)" office:value-type="string" office:string-value="" calcext:value-type="error">
            <text:p>Err:511</text:p>
          </table:table-cell>
          <table:table-cell table:style-name="ce3" table:formula="of:=IF(COM.MICROSOFT.FLOOR([.C86]/3)-2 &gt; 0; COM.MICROSOFT.FLOOR([.C86]/3)-2; 0)" office:value-type="string" office:string-value="" calcext:value-type="error">
            <text:p>Err:511</text:p>
          </table:table-cell>
          <table:table-cell table:style-name="ce3" table:formula="of:=IF(COM.MICROSOFT.FLOOR([.D86]/3)-2 &gt; 0; COM.MICROSOFT.FLOOR([.D86]/3)-2; 0)" office:value-type="string" office:string-value="" calcext:value-type="error">
            <text:p>Err:511</text:p>
          </table:table-cell>
          <table:table-cell table:style-name="ce3" table:formula="of:=IF(COM.MICROSOFT.FLOOR([.E86]/3)-2 &gt; 0; COM.MICROSOFT.FLOOR([.E86]/3)-2; 0)" office:value-type="string" office:string-value="" calcext:value-type="error">
            <text:p>Err:511</text:p>
          </table:table-cell>
          <table:table-cell table:style-name="ce3" table:formula="of:=IF(COM.MICROSOFT.FLOOR([.F86]/3)-2 &gt; 0; COM.MICROSOFT.FLOOR([.F86]/3)-2; 0)" office:value-type="string" office:string-value="" calcext:value-type="error">
            <text:p>Err:511</text:p>
          </table:table-cell>
          <table:table-cell table:style-name="ce3" table:formula="of:=IF(COM.MICROSOFT.FLOOR([.G86]/3)-2 &gt; 0; COM.MICROSOFT.FLOOR([.G86]/3)-2; 0)" office:value-type="string" office:string-value="" calcext:value-type="error">
            <text:p>Err:511</text:p>
          </table:table-cell>
          <table:table-cell table:style-name="ce3" table:formula="of:=IF(COM.MICROSOFT.FLOOR([.H86]/3)-2 &gt; 0; COM.MICROSOFT.FLOOR([.H86]/3)-2; 0)" office:value-type="string" office:string-value="" calcext:value-type="error">
            <text:p>Err:511</text:p>
          </table:table-cell>
          <table:table-cell table:style-name="ce3" table:formula="of:=IF(COM.MICROSOFT.FLOOR([.I86]/3)-2 &gt; 0; COM.MICROSOFT.FLOOR([.I86]/3)-2; 0)" office:value-type="string" office:string-value="" calcext:value-type="error">
            <text:p>Err:511</text:p>
          </table:table-cell>
          <table:table-cell table:style-name="ce3" table:formula="of:=IF(COM.MICROSOFT.FLOOR([.J86]/3)-2 &gt; 0; COM.MICROSOFT.FLOOR([.J8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5014" calcext:value-type="float">
            <text:p>105014</text:p>
          </table:table-cell>
          <table:table-cell table:style-name="ce3" table:formula="of:=IF(COM.MICROSOFT.FLOOR([.A87]/3)-2 &gt; 0; COM.MICROSOFT.FLOOR([.A87]/3)-2; 0)" office:value-type="string" office:string-value="" calcext:value-type="error">
            <text:p>Err:511</text:p>
          </table:table-cell>
          <table:table-cell table:style-name="ce3" table:formula="of:=IF(COM.MICROSOFT.FLOOR([.B87]/3)-2 &gt; 0; COM.MICROSOFT.FLOOR([.B87]/3)-2; 0)" office:value-type="string" office:string-value="" calcext:value-type="error">
            <text:p>Err:511</text:p>
          </table:table-cell>
          <table:table-cell table:style-name="ce3" table:formula="of:=IF(COM.MICROSOFT.FLOOR([.C87]/3)-2 &gt; 0; COM.MICROSOFT.FLOOR([.C87]/3)-2; 0)" office:value-type="string" office:string-value="" calcext:value-type="error">
            <text:p>Err:511</text:p>
          </table:table-cell>
          <table:table-cell table:style-name="ce3" table:formula="of:=IF(COM.MICROSOFT.FLOOR([.D87]/3)-2 &gt; 0; COM.MICROSOFT.FLOOR([.D87]/3)-2; 0)" office:value-type="string" office:string-value="" calcext:value-type="error">
            <text:p>Err:511</text:p>
          </table:table-cell>
          <table:table-cell table:style-name="ce3" table:formula="of:=IF(COM.MICROSOFT.FLOOR([.E87]/3)-2 &gt; 0; COM.MICROSOFT.FLOOR([.E87]/3)-2; 0)" office:value-type="string" office:string-value="" calcext:value-type="error">
            <text:p>Err:511</text:p>
          </table:table-cell>
          <table:table-cell table:style-name="ce3" table:formula="of:=IF(COM.MICROSOFT.FLOOR([.F87]/3)-2 &gt; 0; COM.MICROSOFT.FLOOR([.F87]/3)-2; 0)" office:value-type="string" office:string-value="" calcext:value-type="error">
            <text:p>Err:511</text:p>
          </table:table-cell>
          <table:table-cell table:style-name="ce3" table:formula="of:=IF(COM.MICROSOFT.FLOOR([.G87]/3)-2 &gt; 0; COM.MICROSOFT.FLOOR([.G87]/3)-2; 0)" office:value-type="string" office:string-value="" calcext:value-type="error">
            <text:p>Err:511</text:p>
          </table:table-cell>
          <table:table-cell table:style-name="ce3" table:formula="of:=IF(COM.MICROSOFT.FLOOR([.H87]/3)-2 &gt; 0; COM.MICROSOFT.FLOOR([.H87]/3)-2; 0)" office:value-type="string" office:string-value="" calcext:value-type="error">
            <text:p>Err:511</text:p>
          </table:table-cell>
          <table:table-cell table:style-name="ce3" table:formula="of:=IF(COM.MICROSOFT.FLOOR([.I87]/3)-2 &gt; 0; COM.MICROSOFT.FLOOR([.I87]/3)-2; 0)" office:value-type="string" office:string-value="" calcext:value-type="error">
            <text:p>Err:511</text:p>
          </table:table-cell>
          <table:table-cell table:style-name="ce3" table:formula="of:=IF(COM.MICROSOFT.FLOOR([.J87]/3)-2 &gt; 0; COM.MICROSOFT.FLOOR([.J8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0742" calcext:value-type="float">
            <text:p>110742</text:p>
          </table:table-cell>
          <table:table-cell table:style-name="ce3" table:formula="of:=IF(COM.MICROSOFT.FLOOR([.A88]/3)-2 &gt; 0; COM.MICROSOFT.FLOOR([.A88]/3)-2; 0)" office:value-type="string" office:string-value="" calcext:value-type="error">
            <text:p>Err:511</text:p>
          </table:table-cell>
          <table:table-cell table:style-name="ce3" table:formula="of:=IF(COM.MICROSOFT.FLOOR([.B88]/3)-2 &gt; 0; COM.MICROSOFT.FLOOR([.B88]/3)-2; 0)" office:value-type="string" office:string-value="" calcext:value-type="error">
            <text:p>Err:511</text:p>
          </table:table-cell>
          <table:table-cell table:style-name="ce3" table:formula="of:=IF(COM.MICROSOFT.FLOOR([.C88]/3)-2 &gt; 0; COM.MICROSOFT.FLOOR([.C88]/3)-2; 0)" office:value-type="string" office:string-value="" calcext:value-type="error">
            <text:p>Err:511</text:p>
          </table:table-cell>
          <table:table-cell table:style-name="ce3" table:formula="of:=IF(COM.MICROSOFT.FLOOR([.D88]/3)-2 &gt; 0; COM.MICROSOFT.FLOOR([.D88]/3)-2; 0)" office:value-type="string" office:string-value="" calcext:value-type="error">
            <text:p>Err:511</text:p>
          </table:table-cell>
          <table:table-cell table:style-name="ce3" table:formula="of:=IF(COM.MICROSOFT.FLOOR([.E88]/3)-2 &gt; 0; COM.MICROSOFT.FLOOR([.E88]/3)-2; 0)" office:value-type="string" office:string-value="" calcext:value-type="error">
            <text:p>Err:511</text:p>
          </table:table-cell>
          <table:table-cell table:style-name="ce3" table:formula="of:=IF(COM.MICROSOFT.FLOOR([.F88]/3)-2 &gt; 0; COM.MICROSOFT.FLOOR([.F88]/3)-2; 0)" office:value-type="string" office:string-value="" calcext:value-type="error">
            <text:p>Err:511</text:p>
          </table:table-cell>
          <table:table-cell table:style-name="ce3" table:formula="of:=IF(COM.MICROSOFT.FLOOR([.G88]/3)-2 &gt; 0; COM.MICROSOFT.FLOOR([.G88]/3)-2; 0)" office:value-type="string" office:string-value="" calcext:value-type="error">
            <text:p>Err:511</text:p>
          </table:table-cell>
          <table:table-cell table:style-name="ce3" table:formula="of:=IF(COM.MICROSOFT.FLOOR([.H88]/3)-2 &gt; 0; COM.MICROSOFT.FLOOR([.H88]/3)-2; 0)" office:value-type="string" office:string-value="" calcext:value-type="error">
            <text:p>Err:511</text:p>
          </table:table-cell>
          <table:table-cell table:style-name="ce3" table:formula="of:=IF(COM.MICROSOFT.FLOOR([.I88]/3)-2 &gt; 0; COM.MICROSOFT.FLOOR([.I88]/3)-2; 0)" office:value-type="string" office:string-value="" calcext:value-type="error">
            <text:p>Err:511</text:p>
          </table:table-cell>
          <table:table-cell table:style-name="ce3" table:formula="of:=IF(COM.MICROSOFT.FLOOR([.J88]/3)-2 &gt; 0; COM.MICROSOFT.FLOOR([.J8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5014" calcext:value-type="float">
            <text:p>105014</text:p>
          </table:table-cell>
          <table:table-cell table:style-name="ce3" table:formula="of:=IF(COM.MICROSOFT.FLOOR([.A89]/3)-2 &gt; 0; COM.MICROSOFT.FLOOR([.A89]/3)-2; 0)" office:value-type="string" office:string-value="" calcext:value-type="error">
            <text:p>Err:511</text:p>
          </table:table-cell>
          <table:table-cell table:style-name="ce3" table:formula="of:=IF(COM.MICROSOFT.FLOOR([.B89]/3)-2 &gt; 0; COM.MICROSOFT.FLOOR([.B89]/3)-2; 0)" office:value-type="string" office:string-value="" calcext:value-type="error">
            <text:p>Err:511</text:p>
          </table:table-cell>
          <table:table-cell table:style-name="ce3" table:formula="of:=IF(COM.MICROSOFT.FLOOR([.C89]/3)-2 &gt; 0; COM.MICROSOFT.FLOOR([.C89]/3)-2; 0)" office:value-type="string" office:string-value="" calcext:value-type="error">
            <text:p>Err:511</text:p>
          </table:table-cell>
          <table:table-cell table:style-name="ce3" table:formula="of:=IF(COM.MICROSOFT.FLOOR([.D89]/3)-2 &gt; 0; COM.MICROSOFT.FLOOR([.D89]/3)-2; 0)" office:value-type="string" office:string-value="" calcext:value-type="error">
            <text:p>Err:511</text:p>
          </table:table-cell>
          <table:table-cell table:style-name="ce3" table:formula="of:=IF(COM.MICROSOFT.FLOOR([.E89]/3)-2 &gt; 0; COM.MICROSOFT.FLOOR([.E89]/3)-2; 0)" office:value-type="string" office:string-value="" calcext:value-type="error">
            <text:p>Err:511</text:p>
          </table:table-cell>
          <table:table-cell table:style-name="ce3" table:formula="of:=IF(COM.MICROSOFT.FLOOR([.F89]/3)-2 &gt; 0; COM.MICROSOFT.FLOOR([.F89]/3)-2; 0)" office:value-type="string" office:string-value="" calcext:value-type="error">
            <text:p>Err:511</text:p>
          </table:table-cell>
          <table:table-cell table:style-name="ce3" table:formula="of:=IF(COM.MICROSOFT.FLOOR([.G89]/3)-2 &gt; 0; COM.MICROSOFT.FLOOR([.G89]/3)-2; 0)" office:value-type="string" office:string-value="" calcext:value-type="error">
            <text:p>Err:511</text:p>
          </table:table-cell>
          <table:table-cell table:style-name="ce3" table:formula="of:=IF(COM.MICROSOFT.FLOOR([.H89]/3)-2 &gt; 0; COM.MICROSOFT.FLOOR([.H89]/3)-2; 0)" office:value-type="string" office:string-value="" calcext:value-type="error">
            <text:p>Err:511</text:p>
          </table:table-cell>
          <table:table-cell table:style-name="ce3" table:formula="of:=IF(COM.MICROSOFT.FLOOR([.I89]/3)-2 &gt; 0; COM.MICROSOFT.FLOOR([.I89]/3)-2; 0)" office:value-type="string" office:string-value="" calcext:value-type="error">
            <text:p>Err:511</text:p>
          </table:table-cell>
          <table:table-cell table:style-name="ce3" table:formula="of:=IF(COM.MICROSOFT.FLOOR([.J89]/3)-2 &gt; 0; COM.MICROSOFT.FLOOR([.J8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9330" calcext:value-type="float">
            <text:p>149330</text:p>
          </table:table-cell>
          <table:table-cell table:style-name="ce3" table:formula="of:=IF(COM.MICROSOFT.FLOOR([.A90]/3)-2 &gt; 0; COM.MICROSOFT.FLOOR([.A90]/3)-2; 0)" office:value-type="string" office:string-value="" calcext:value-type="error">
            <text:p>Err:511</text:p>
          </table:table-cell>
          <table:table-cell table:style-name="ce3" table:formula="of:=IF(COM.MICROSOFT.FLOOR([.B90]/3)-2 &gt; 0; COM.MICROSOFT.FLOOR([.B90]/3)-2; 0)" office:value-type="string" office:string-value="" calcext:value-type="error">
            <text:p>Err:511</text:p>
          </table:table-cell>
          <table:table-cell table:style-name="ce3" table:formula="of:=IF(COM.MICROSOFT.FLOOR([.C90]/3)-2 &gt; 0; COM.MICROSOFT.FLOOR([.C90]/3)-2; 0)" office:value-type="string" office:string-value="" calcext:value-type="error">
            <text:p>Err:511</text:p>
          </table:table-cell>
          <table:table-cell table:style-name="ce3" table:formula="of:=IF(COM.MICROSOFT.FLOOR([.D90]/3)-2 &gt; 0; COM.MICROSOFT.FLOOR([.D90]/3)-2; 0)" office:value-type="string" office:string-value="" calcext:value-type="error">
            <text:p>Err:511</text:p>
          </table:table-cell>
          <table:table-cell table:style-name="ce3" table:formula="of:=IF(COM.MICROSOFT.FLOOR([.E90]/3)-2 &gt; 0; COM.MICROSOFT.FLOOR([.E90]/3)-2; 0)" office:value-type="string" office:string-value="" calcext:value-type="error">
            <text:p>Err:511</text:p>
          </table:table-cell>
          <table:table-cell table:style-name="ce3" table:formula="of:=IF(COM.MICROSOFT.FLOOR([.F90]/3)-2 &gt; 0; COM.MICROSOFT.FLOOR([.F90]/3)-2; 0)" office:value-type="string" office:string-value="" calcext:value-type="error">
            <text:p>Err:511</text:p>
          </table:table-cell>
          <table:table-cell table:style-name="ce3" table:formula="of:=IF(COM.MICROSOFT.FLOOR([.G90]/3)-2 &gt; 0; COM.MICROSOFT.FLOOR([.G90]/3)-2; 0)" office:value-type="string" office:string-value="" calcext:value-type="error">
            <text:p>Err:511</text:p>
          </table:table-cell>
          <table:table-cell table:style-name="ce3" table:formula="of:=IF(COM.MICROSOFT.FLOOR([.H90]/3)-2 &gt; 0; COM.MICROSOFT.FLOOR([.H90]/3)-2; 0)" office:value-type="string" office:string-value="" calcext:value-type="error">
            <text:p>Err:511</text:p>
          </table:table-cell>
          <table:table-cell table:style-name="ce3" table:formula="of:=IF(COM.MICROSOFT.FLOOR([.I90]/3)-2 &gt; 0; COM.MICROSOFT.FLOOR([.I90]/3)-2; 0)" office:value-type="string" office:string-value="" calcext:value-type="error">
            <text:p>Err:511</text:p>
          </table:table-cell>
          <table:table-cell table:style-name="ce3" table:formula="of:=IF(COM.MICROSOFT.FLOOR([.J90]/3)-2 &gt; 0; COM.MICROSOFT.FLOOR([.J9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78437" calcext:value-type="float">
            <text:p>78437</text:p>
          </table:table-cell>
          <table:table-cell table:style-name="ce3" table:formula="of:=IF(COM.MICROSOFT.FLOOR([.A91]/3)-2 &gt; 0; COM.MICROSOFT.FLOOR([.A91]/3)-2; 0)" office:value-type="string" office:string-value="" calcext:value-type="error">
            <text:p>Err:511</text:p>
          </table:table-cell>
          <table:table-cell table:style-name="ce3" table:formula="of:=IF(COM.MICROSOFT.FLOOR([.B91]/3)-2 &gt; 0; COM.MICROSOFT.FLOOR([.B91]/3)-2; 0)" office:value-type="string" office:string-value="" calcext:value-type="error">
            <text:p>Err:511</text:p>
          </table:table-cell>
          <table:table-cell table:style-name="ce3" table:formula="of:=IF(COM.MICROSOFT.FLOOR([.C91]/3)-2 &gt; 0; COM.MICROSOFT.FLOOR([.C91]/3)-2; 0)" office:value-type="string" office:string-value="" calcext:value-type="error">
            <text:p>Err:511</text:p>
          </table:table-cell>
          <table:table-cell table:style-name="ce3" table:formula="of:=IF(COM.MICROSOFT.FLOOR([.D91]/3)-2 &gt; 0; COM.MICROSOFT.FLOOR([.D91]/3)-2; 0)" office:value-type="string" office:string-value="" calcext:value-type="error">
            <text:p>Err:511</text:p>
          </table:table-cell>
          <table:table-cell table:style-name="ce3" table:formula="of:=IF(COM.MICROSOFT.FLOOR([.E91]/3)-2 &gt; 0; COM.MICROSOFT.FLOOR([.E91]/3)-2; 0)" office:value-type="string" office:string-value="" calcext:value-type="error">
            <text:p>Err:511</text:p>
          </table:table-cell>
          <table:table-cell table:style-name="ce3" table:formula="of:=IF(COM.MICROSOFT.FLOOR([.F91]/3)-2 &gt; 0; COM.MICROSOFT.FLOOR([.F91]/3)-2; 0)" office:value-type="string" office:string-value="" calcext:value-type="error">
            <text:p>Err:511</text:p>
          </table:table-cell>
          <table:table-cell table:style-name="ce3" table:formula="of:=IF(COM.MICROSOFT.FLOOR([.G91]/3)-2 &gt; 0; COM.MICROSOFT.FLOOR([.G91]/3)-2; 0)" office:value-type="string" office:string-value="" calcext:value-type="error">
            <text:p>Err:511</text:p>
          </table:table-cell>
          <table:table-cell table:style-name="ce3" table:formula="of:=IF(COM.MICROSOFT.FLOOR([.H91]/3)-2 &gt; 0; COM.MICROSOFT.FLOOR([.H91]/3)-2; 0)" office:value-type="string" office:string-value="" calcext:value-type="error">
            <text:p>Err:511</text:p>
          </table:table-cell>
          <table:table-cell table:style-name="ce3" table:formula="of:=IF(COM.MICROSOFT.FLOOR([.I91]/3)-2 &gt; 0; COM.MICROSOFT.FLOOR([.I91]/3)-2; 0)" office:value-type="string" office:string-value="" calcext:value-type="error">
            <text:p>Err:511</text:p>
          </table:table-cell>
          <table:table-cell table:style-name="ce3" table:formula="of:=IF(COM.MICROSOFT.FLOOR([.J91]/3)-2 &gt; 0; COM.MICROSOFT.FLOOR([.J9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7908" calcext:value-type="float">
            <text:p>107908</text:p>
          </table:table-cell>
          <table:table-cell table:style-name="ce3" table:formula="of:=IF(COM.MICROSOFT.FLOOR([.A92]/3)-2 &gt; 0; COM.MICROSOFT.FLOOR([.A92]/3)-2; 0)" office:value-type="string" office:string-value="" calcext:value-type="error">
            <text:p>Err:511</text:p>
          </table:table-cell>
          <table:table-cell table:style-name="ce3" table:formula="of:=IF(COM.MICROSOFT.FLOOR([.B92]/3)-2 &gt; 0; COM.MICROSOFT.FLOOR([.B92]/3)-2; 0)" office:value-type="string" office:string-value="" calcext:value-type="error">
            <text:p>Err:511</text:p>
          </table:table-cell>
          <table:table-cell table:style-name="ce3" table:formula="of:=IF(COM.MICROSOFT.FLOOR([.C92]/3)-2 &gt; 0; COM.MICROSOFT.FLOOR([.C92]/3)-2; 0)" office:value-type="string" office:string-value="" calcext:value-type="error">
            <text:p>Err:511</text:p>
          </table:table-cell>
          <table:table-cell table:style-name="ce3" table:formula="of:=IF(COM.MICROSOFT.FLOOR([.D92]/3)-2 &gt; 0; COM.MICROSOFT.FLOOR([.D92]/3)-2; 0)" office:value-type="string" office:string-value="" calcext:value-type="error">
            <text:p>Err:511</text:p>
          </table:table-cell>
          <table:table-cell table:style-name="ce3" table:formula="of:=IF(COM.MICROSOFT.FLOOR([.E92]/3)-2 &gt; 0; COM.MICROSOFT.FLOOR([.E92]/3)-2; 0)" office:value-type="string" office:string-value="" calcext:value-type="error">
            <text:p>Err:511</text:p>
          </table:table-cell>
          <table:table-cell table:style-name="ce3" table:formula="of:=IF(COM.MICROSOFT.FLOOR([.F92]/3)-2 &gt; 0; COM.MICROSOFT.FLOOR([.F92]/3)-2; 0)" office:value-type="string" office:string-value="" calcext:value-type="error">
            <text:p>Err:511</text:p>
          </table:table-cell>
          <table:table-cell table:style-name="ce3" table:formula="of:=IF(COM.MICROSOFT.FLOOR([.G92]/3)-2 &gt; 0; COM.MICROSOFT.FLOOR([.G92]/3)-2; 0)" office:value-type="string" office:string-value="" calcext:value-type="error">
            <text:p>Err:511</text:p>
          </table:table-cell>
          <table:table-cell table:style-name="ce3" table:formula="of:=IF(COM.MICROSOFT.FLOOR([.H92]/3)-2 &gt; 0; COM.MICROSOFT.FLOOR([.H92]/3)-2; 0)" office:value-type="string" office:string-value="" calcext:value-type="error">
            <text:p>Err:511</text:p>
          </table:table-cell>
          <table:table-cell table:style-name="ce3" table:formula="of:=IF(COM.MICROSOFT.FLOOR([.I92]/3)-2 &gt; 0; COM.MICROSOFT.FLOOR([.I92]/3)-2; 0)" office:value-type="string" office:string-value="" calcext:value-type="error">
            <text:p>Err:511</text:p>
          </table:table-cell>
          <table:table-cell table:style-name="ce3" table:formula="of:=IF(COM.MICROSOFT.FLOOR([.J92]/3)-2 &gt; 0; COM.MICROSOFT.FLOOR([.J92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9044" calcext:value-type="float">
            <text:p>139044</text:p>
          </table:table-cell>
          <table:table-cell table:style-name="ce3" table:formula="of:=IF(COM.MICROSOFT.FLOOR([.A93]/3)-2 &gt; 0; COM.MICROSOFT.FLOOR([.A93]/3)-2; 0)" office:value-type="string" office:string-value="" calcext:value-type="error">
            <text:p>Err:511</text:p>
          </table:table-cell>
          <table:table-cell table:style-name="ce3" table:formula="of:=IF(COM.MICROSOFT.FLOOR([.B93]/3)-2 &gt; 0; COM.MICROSOFT.FLOOR([.B93]/3)-2; 0)" office:value-type="string" office:string-value="" calcext:value-type="error">
            <text:p>Err:511</text:p>
          </table:table-cell>
          <table:table-cell table:style-name="ce3" table:formula="of:=IF(COM.MICROSOFT.FLOOR([.C93]/3)-2 &gt; 0; COM.MICROSOFT.FLOOR([.C93]/3)-2; 0)" office:value-type="string" office:string-value="" calcext:value-type="error">
            <text:p>Err:511</text:p>
          </table:table-cell>
          <table:table-cell table:style-name="ce3" table:formula="of:=IF(COM.MICROSOFT.FLOOR([.D93]/3)-2 &gt; 0; COM.MICROSOFT.FLOOR([.D93]/3)-2; 0)" office:value-type="string" office:string-value="" calcext:value-type="error">
            <text:p>Err:511</text:p>
          </table:table-cell>
          <table:table-cell table:style-name="ce3" table:formula="of:=IF(COM.MICROSOFT.FLOOR([.E93]/3)-2 &gt; 0; COM.MICROSOFT.FLOOR([.E93]/3)-2; 0)" office:value-type="string" office:string-value="" calcext:value-type="error">
            <text:p>Err:511</text:p>
          </table:table-cell>
          <table:table-cell table:style-name="ce3" table:formula="of:=IF(COM.MICROSOFT.FLOOR([.F93]/3)-2 &gt; 0; COM.MICROSOFT.FLOOR([.F93]/3)-2; 0)" office:value-type="string" office:string-value="" calcext:value-type="error">
            <text:p>Err:511</text:p>
          </table:table-cell>
          <table:table-cell table:style-name="ce3" table:formula="of:=IF(COM.MICROSOFT.FLOOR([.G93]/3)-2 &gt; 0; COM.MICROSOFT.FLOOR([.G93]/3)-2; 0)" office:value-type="string" office:string-value="" calcext:value-type="error">
            <text:p>Err:511</text:p>
          </table:table-cell>
          <table:table-cell table:style-name="ce3" table:formula="of:=IF(COM.MICROSOFT.FLOOR([.H93]/3)-2 &gt; 0; COM.MICROSOFT.FLOOR([.H93]/3)-2; 0)" office:value-type="string" office:string-value="" calcext:value-type="error">
            <text:p>Err:511</text:p>
          </table:table-cell>
          <table:table-cell table:style-name="ce3" table:formula="of:=IF(COM.MICROSOFT.FLOOR([.I93]/3)-2 &gt; 0; COM.MICROSOFT.FLOOR([.I93]/3)-2; 0)" office:value-type="string" office:string-value="" calcext:value-type="error">
            <text:p>Err:511</text:p>
          </table:table-cell>
          <table:table-cell table:style-name="ce3" table:formula="of:=IF(COM.MICROSOFT.FLOOR([.J93]/3)-2 &gt; 0; COM.MICROSOFT.FLOOR([.J93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3304" calcext:value-type="float">
            <text:p>143304</text:p>
          </table:table-cell>
          <table:table-cell table:style-name="ce3" table:formula="of:=IF(COM.MICROSOFT.FLOOR([.A94]/3)-2 &gt; 0; COM.MICROSOFT.FLOOR([.A94]/3)-2; 0)" office:value-type="string" office:string-value="" calcext:value-type="error">
            <text:p>Err:511</text:p>
          </table:table-cell>
          <table:table-cell table:style-name="ce3" table:formula="of:=IF(COM.MICROSOFT.FLOOR([.B94]/3)-2 &gt; 0; COM.MICROSOFT.FLOOR([.B94]/3)-2; 0)" office:value-type="string" office:string-value="" calcext:value-type="error">
            <text:p>Err:511</text:p>
          </table:table-cell>
          <table:table-cell table:style-name="ce3" table:formula="of:=IF(COM.MICROSOFT.FLOOR([.C94]/3)-2 &gt; 0; COM.MICROSOFT.FLOOR([.C94]/3)-2; 0)" office:value-type="string" office:string-value="" calcext:value-type="error">
            <text:p>Err:511</text:p>
          </table:table-cell>
          <table:table-cell table:style-name="ce3" table:formula="of:=IF(COM.MICROSOFT.FLOOR([.D94]/3)-2 &gt; 0; COM.MICROSOFT.FLOOR([.D94]/3)-2; 0)" office:value-type="string" office:string-value="" calcext:value-type="error">
            <text:p>Err:511</text:p>
          </table:table-cell>
          <table:table-cell table:style-name="ce3" table:formula="of:=IF(COM.MICROSOFT.FLOOR([.E94]/3)-2 &gt; 0; COM.MICROSOFT.FLOOR([.E94]/3)-2; 0)" office:value-type="string" office:string-value="" calcext:value-type="error">
            <text:p>Err:511</text:p>
          </table:table-cell>
          <table:table-cell table:style-name="ce3" table:formula="of:=IF(COM.MICROSOFT.FLOOR([.F94]/3)-2 &gt; 0; COM.MICROSOFT.FLOOR([.F94]/3)-2; 0)" office:value-type="string" office:string-value="" calcext:value-type="error">
            <text:p>Err:511</text:p>
          </table:table-cell>
          <table:table-cell table:style-name="ce3" table:formula="of:=IF(COM.MICROSOFT.FLOOR([.G94]/3)-2 &gt; 0; COM.MICROSOFT.FLOOR([.G94]/3)-2; 0)" office:value-type="string" office:string-value="" calcext:value-type="error">
            <text:p>Err:511</text:p>
          </table:table-cell>
          <table:table-cell table:style-name="ce3" table:formula="of:=IF(COM.MICROSOFT.FLOOR([.H94]/3)-2 &gt; 0; COM.MICROSOFT.FLOOR([.H94]/3)-2; 0)" office:value-type="string" office:string-value="" calcext:value-type="error">
            <text:p>Err:511</text:p>
          </table:table-cell>
          <table:table-cell table:style-name="ce3" table:formula="of:=IF(COM.MICROSOFT.FLOOR([.I94]/3)-2 &gt; 0; COM.MICROSOFT.FLOOR([.I94]/3)-2; 0)" office:value-type="string" office:string-value="" calcext:value-type="error">
            <text:p>Err:511</text:p>
          </table:table-cell>
          <table:table-cell table:style-name="ce3" table:formula="of:=IF(COM.MICROSOFT.FLOOR([.J94]/3)-2 &gt; 0; COM.MICROSOFT.FLOOR([.J94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90614" calcext:value-type="float">
            <text:p>90614</text:p>
          </table:table-cell>
          <table:table-cell table:style-name="ce3" table:formula="of:=IF(COM.MICROSOFT.FLOOR([.A95]/3)-2 &gt; 0; COM.MICROSOFT.FLOOR([.A95]/3)-2; 0)" office:value-type="string" office:string-value="" calcext:value-type="error">
            <text:p>Err:511</text:p>
          </table:table-cell>
          <table:table-cell table:style-name="ce3" table:formula="of:=IF(COM.MICROSOFT.FLOOR([.B95]/3)-2 &gt; 0; COM.MICROSOFT.FLOOR([.B95]/3)-2; 0)" office:value-type="string" office:string-value="" calcext:value-type="error">
            <text:p>Err:511</text:p>
          </table:table-cell>
          <table:table-cell table:style-name="ce3" table:formula="of:=IF(COM.MICROSOFT.FLOOR([.C95]/3)-2 &gt; 0; COM.MICROSOFT.FLOOR([.C95]/3)-2; 0)" office:value-type="string" office:string-value="" calcext:value-type="error">
            <text:p>Err:511</text:p>
          </table:table-cell>
          <table:table-cell table:style-name="ce3" table:formula="of:=IF(COM.MICROSOFT.FLOOR([.D95]/3)-2 &gt; 0; COM.MICROSOFT.FLOOR([.D95]/3)-2; 0)" office:value-type="string" office:string-value="" calcext:value-type="error">
            <text:p>Err:511</text:p>
          </table:table-cell>
          <table:table-cell table:style-name="ce3" table:formula="of:=IF(COM.MICROSOFT.FLOOR([.E95]/3)-2 &gt; 0; COM.MICROSOFT.FLOOR([.E95]/3)-2; 0)" office:value-type="string" office:string-value="" calcext:value-type="error">
            <text:p>Err:511</text:p>
          </table:table-cell>
          <table:table-cell table:style-name="ce3" table:formula="of:=IF(COM.MICROSOFT.FLOOR([.F95]/3)-2 &gt; 0; COM.MICROSOFT.FLOOR([.F95]/3)-2; 0)" office:value-type="string" office:string-value="" calcext:value-type="error">
            <text:p>Err:511</text:p>
          </table:table-cell>
          <table:table-cell table:style-name="ce3" table:formula="of:=IF(COM.MICROSOFT.FLOOR([.G95]/3)-2 &gt; 0; COM.MICROSOFT.FLOOR([.G95]/3)-2; 0)" office:value-type="string" office:string-value="" calcext:value-type="error">
            <text:p>Err:511</text:p>
          </table:table-cell>
          <table:table-cell table:style-name="ce3" table:formula="of:=IF(COM.MICROSOFT.FLOOR([.H95]/3)-2 &gt; 0; COM.MICROSOFT.FLOOR([.H95]/3)-2; 0)" office:value-type="string" office:string-value="" calcext:value-type="error">
            <text:p>Err:511</text:p>
          </table:table-cell>
          <table:table-cell table:style-name="ce3" table:formula="of:=IF(COM.MICROSOFT.FLOOR([.I95]/3)-2 &gt; 0; COM.MICROSOFT.FLOOR([.I95]/3)-2; 0)" office:value-type="string" office:string-value="" calcext:value-type="error">
            <text:p>Err:511</text:p>
          </table:table-cell>
          <table:table-cell table:style-name="ce3" table:formula="of:=IF(COM.MICROSOFT.FLOOR([.J95]/3)-2 &gt; 0; COM.MICROSOFT.FLOOR([.J95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52119" calcext:value-type="float">
            <text:p>52119</text:p>
          </table:table-cell>
          <table:table-cell table:style-name="ce3" table:formula="of:=IF(COM.MICROSOFT.FLOOR([.A96]/3)-2 &gt; 0; COM.MICROSOFT.FLOOR([.A96]/3)-2; 0)" office:value-type="string" office:string-value="" calcext:value-type="error">
            <text:p>Err:511</text:p>
          </table:table-cell>
          <table:table-cell table:style-name="ce3" table:formula="of:=IF(COM.MICROSOFT.FLOOR([.B96]/3)-2 &gt; 0; COM.MICROSOFT.FLOOR([.B96]/3)-2; 0)" office:value-type="string" office:string-value="" calcext:value-type="error">
            <text:p>Err:511</text:p>
          </table:table-cell>
          <table:table-cell table:style-name="ce3" table:formula="of:=IF(COM.MICROSOFT.FLOOR([.C96]/3)-2 &gt; 0; COM.MICROSOFT.FLOOR([.C96]/3)-2; 0)" office:value-type="string" office:string-value="" calcext:value-type="error">
            <text:p>Err:511</text:p>
          </table:table-cell>
          <table:table-cell table:style-name="ce3" table:formula="of:=IF(COM.MICROSOFT.FLOOR([.D96]/3)-2 &gt; 0; COM.MICROSOFT.FLOOR([.D96]/3)-2; 0)" office:value-type="string" office:string-value="" calcext:value-type="error">
            <text:p>Err:511</text:p>
          </table:table-cell>
          <table:table-cell table:style-name="ce3" table:formula="of:=IF(COM.MICROSOFT.FLOOR([.E96]/3)-2 &gt; 0; COM.MICROSOFT.FLOOR([.E96]/3)-2; 0)" office:value-type="string" office:string-value="" calcext:value-type="error">
            <text:p>Err:511</text:p>
          </table:table-cell>
          <table:table-cell table:style-name="ce3" table:formula="of:=IF(COM.MICROSOFT.FLOOR([.F96]/3)-2 &gt; 0; COM.MICROSOFT.FLOOR([.F96]/3)-2; 0)" office:value-type="string" office:string-value="" calcext:value-type="error">
            <text:p>Err:511</text:p>
          </table:table-cell>
          <table:table-cell table:style-name="ce3" table:formula="of:=IF(COM.MICROSOFT.FLOOR([.G96]/3)-2 &gt; 0; COM.MICROSOFT.FLOOR([.G96]/3)-2; 0)" office:value-type="string" office:string-value="" calcext:value-type="error">
            <text:p>Err:511</text:p>
          </table:table-cell>
          <table:table-cell table:style-name="ce3" table:formula="of:=IF(COM.MICROSOFT.FLOOR([.H96]/3)-2 &gt; 0; COM.MICROSOFT.FLOOR([.H96]/3)-2; 0)" office:value-type="string" office:string-value="" calcext:value-type="error">
            <text:p>Err:511</text:p>
          </table:table-cell>
          <table:table-cell table:style-name="ce3" table:formula="of:=IF(COM.MICROSOFT.FLOOR([.I96]/3)-2 &gt; 0; COM.MICROSOFT.FLOOR([.I96]/3)-2; 0)" office:value-type="string" office:string-value="" calcext:value-type="error">
            <text:p>Err:511</text:p>
          </table:table-cell>
          <table:table-cell table:style-name="ce3" table:formula="of:=IF(COM.MICROSOFT.FLOOR([.J96]/3)-2 &gt; 0; COM.MICROSOFT.FLOOR([.J96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47113" calcext:value-type="float">
            <text:p>147113</text:p>
          </table:table-cell>
          <table:table-cell table:style-name="ce3" table:formula="of:=IF(COM.MICROSOFT.FLOOR([.A97]/3)-2 &gt; 0; COM.MICROSOFT.FLOOR([.A97]/3)-2; 0)" office:value-type="string" office:string-value="" calcext:value-type="error">
            <text:p>Err:511</text:p>
          </table:table-cell>
          <table:table-cell table:style-name="ce3" table:formula="of:=IF(COM.MICROSOFT.FLOOR([.B97]/3)-2 &gt; 0; COM.MICROSOFT.FLOOR([.B97]/3)-2; 0)" office:value-type="string" office:string-value="" calcext:value-type="error">
            <text:p>Err:511</text:p>
          </table:table-cell>
          <table:table-cell table:style-name="ce3" table:formula="of:=IF(COM.MICROSOFT.FLOOR([.C97]/3)-2 &gt; 0; COM.MICROSOFT.FLOOR([.C97]/3)-2; 0)" office:value-type="string" office:string-value="" calcext:value-type="error">
            <text:p>Err:511</text:p>
          </table:table-cell>
          <table:table-cell table:style-name="ce3" table:formula="of:=IF(COM.MICROSOFT.FLOOR([.D97]/3)-2 &gt; 0; COM.MICROSOFT.FLOOR([.D97]/3)-2; 0)" office:value-type="string" office:string-value="" calcext:value-type="error">
            <text:p>Err:511</text:p>
          </table:table-cell>
          <table:table-cell table:style-name="ce3" table:formula="of:=IF(COM.MICROSOFT.FLOOR([.E97]/3)-2 &gt; 0; COM.MICROSOFT.FLOOR([.E97]/3)-2; 0)" office:value-type="string" office:string-value="" calcext:value-type="error">
            <text:p>Err:511</text:p>
          </table:table-cell>
          <table:table-cell table:style-name="ce3" table:formula="of:=IF(COM.MICROSOFT.FLOOR([.F97]/3)-2 &gt; 0; COM.MICROSOFT.FLOOR([.F97]/3)-2; 0)" office:value-type="string" office:string-value="" calcext:value-type="error">
            <text:p>Err:511</text:p>
          </table:table-cell>
          <table:table-cell table:style-name="ce3" table:formula="of:=IF(COM.MICROSOFT.FLOOR([.G97]/3)-2 &gt; 0; COM.MICROSOFT.FLOOR([.G97]/3)-2; 0)" office:value-type="string" office:string-value="" calcext:value-type="error">
            <text:p>Err:511</text:p>
          </table:table-cell>
          <table:table-cell table:style-name="ce3" table:formula="of:=IF(COM.MICROSOFT.FLOOR([.H97]/3)-2 &gt; 0; COM.MICROSOFT.FLOOR([.H97]/3)-2; 0)" office:value-type="string" office:string-value="" calcext:value-type="error">
            <text:p>Err:511</text:p>
          </table:table-cell>
          <table:table-cell table:style-name="ce3" table:formula="of:=IF(COM.MICROSOFT.FLOOR([.I97]/3)-2 &gt; 0; COM.MICROSOFT.FLOOR([.I97]/3)-2; 0)" office:value-type="string" office:string-value="" calcext:value-type="error">
            <text:p>Err:511</text:p>
          </table:table-cell>
          <table:table-cell table:style-name="ce3" table:formula="of:=IF(COM.MICROSOFT.FLOOR([.J97]/3)-2 &gt; 0; COM.MICROSOFT.FLOOR([.J97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19815" calcext:value-type="float">
            <text:p>119815</text:p>
          </table:table-cell>
          <table:table-cell table:style-name="ce3" table:formula="of:=IF(COM.MICROSOFT.FLOOR([.A98]/3)-2 &gt; 0; COM.MICROSOFT.FLOOR([.A98]/3)-2; 0)" office:value-type="string" office:string-value="" calcext:value-type="error">
            <text:p>Err:511</text:p>
          </table:table-cell>
          <table:table-cell table:style-name="ce3" table:formula="of:=IF(COM.MICROSOFT.FLOOR([.B98]/3)-2 &gt; 0; COM.MICROSOFT.FLOOR([.B98]/3)-2; 0)" office:value-type="string" office:string-value="" calcext:value-type="error">
            <text:p>Err:511</text:p>
          </table:table-cell>
          <table:table-cell table:style-name="ce3" table:formula="of:=IF(COM.MICROSOFT.FLOOR([.C98]/3)-2 &gt; 0; COM.MICROSOFT.FLOOR([.C98]/3)-2; 0)" office:value-type="string" office:string-value="" calcext:value-type="error">
            <text:p>Err:511</text:p>
          </table:table-cell>
          <table:table-cell table:style-name="ce3" table:formula="of:=IF(COM.MICROSOFT.FLOOR([.D98]/3)-2 &gt; 0; COM.MICROSOFT.FLOOR([.D98]/3)-2; 0)" office:value-type="string" office:string-value="" calcext:value-type="error">
            <text:p>Err:511</text:p>
          </table:table-cell>
          <table:table-cell table:style-name="ce3" table:formula="of:=IF(COM.MICROSOFT.FLOOR([.E98]/3)-2 &gt; 0; COM.MICROSOFT.FLOOR([.E98]/3)-2; 0)" office:value-type="string" office:string-value="" calcext:value-type="error">
            <text:p>Err:511</text:p>
          </table:table-cell>
          <table:table-cell table:style-name="ce3" table:formula="of:=IF(COM.MICROSOFT.FLOOR([.F98]/3)-2 &gt; 0; COM.MICROSOFT.FLOOR([.F98]/3)-2; 0)" office:value-type="string" office:string-value="" calcext:value-type="error">
            <text:p>Err:511</text:p>
          </table:table-cell>
          <table:table-cell table:style-name="ce3" table:formula="of:=IF(COM.MICROSOFT.FLOOR([.G98]/3)-2 &gt; 0; COM.MICROSOFT.FLOOR([.G98]/3)-2; 0)" office:value-type="string" office:string-value="" calcext:value-type="error">
            <text:p>Err:511</text:p>
          </table:table-cell>
          <table:table-cell table:style-name="ce3" table:formula="of:=IF(COM.MICROSOFT.FLOOR([.H98]/3)-2 &gt; 0; COM.MICROSOFT.FLOOR([.H98]/3)-2; 0)" office:value-type="string" office:string-value="" calcext:value-type="error">
            <text:p>Err:511</text:p>
          </table:table-cell>
          <table:table-cell table:style-name="ce3" table:formula="of:=IF(COM.MICROSOFT.FLOOR([.I98]/3)-2 &gt; 0; COM.MICROSOFT.FLOOR([.I98]/3)-2; 0)" office:value-type="string" office:string-value="" calcext:value-type="error">
            <text:p>Err:511</text:p>
          </table:table-cell>
          <table:table-cell table:style-name="ce3" table:formula="of:=IF(COM.MICROSOFT.FLOOR([.J98]/3)-2 &gt; 0; COM.MICROSOFT.FLOOR([.J98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25634" calcext:value-type="float">
            <text:p>125634</text:p>
          </table:table-cell>
          <table:table-cell table:style-name="ce3" table:formula="of:=IF(COM.MICROSOFT.FLOOR([.A99]/3)-2 &gt; 0; COM.MICROSOFT.FLOOR([.A99]/3)-2; 0)" office:value-type="string" office:string-value="" calcext:value-type="error">
            <text:p>Err:511</text:p>
          </table:table-cell>
          <table:table-cell table:style-name="ce3" table:formula="of:=IF(COM.MICROSOFT.FLOOR([.B99]/3)-2 &gt; 0; COM.MICROSOFT.FLOOR([.B99]/3)-2; 0)" office:value-type="string" office:string-value="" calcext:value-type="error">
            <text:p>Err:511</text:p>
          </table:table-cell>
          <table:table-cell table:style-name="ce3" table:formula="of:=IF(COM.MICROSOFT.FLOOR([.C99]/3)-2 &gt; 0; COM.MICROSOFT.FLOOR([.C99]/3)-2; 0)" office:value-type="string" office:string-value="" calcext:value-type="error">
            <text:p>Err:511</text:p>
          </table:table-cell>
          <table:table-cell table:style-name="ce3" table:formula="of:=IF(COM.MICROSOFT.FLOOR([.D99]/3)-2 &gt; 0; COM.MICROSOFT.FLOOR([.D99]/3)-2; 0)" office:value-type="string" office:string-value="" calcext:value-type="error">
            <text:p>Err:511</text:p>
          </table:table-cell>
          <table:table-cell table:style-name="ce3" table:formula="of:=IF(COM.MICROSOFT.FLOOR([.E99]/3)-2 &gt; 0; COM.MICROSOFT.FLOOR([.E99]/3)-2; 0)" office:value-type="string" office:string-value="" calcext:value-type="error">
            <text:p>Err:511</text:p>
          </table:table-cell>
          <table:table-cell table:style-name="ce3" table:formula="of:=IF(COM.MICROSOFT.FLOOR([.F99]/3)-2 &gt; 0; COM.MICROSOFT.FLOOR([.F99]/3)-2; 0)" office:value-type="string" office:string-value="" calcext:value-type="error">
            <text:p>Err:511</text:p>
          </table:table-cell>
          <table:table-cell table:style-name="ce3" table:formula="of:=IF(COM.MICROSOFT.FLOOR([.G99]/3)-2 &gt; 0; COM.MICROSOFT.FLOOR([.G99]/3)-2; 0)" office:value-type="string" office:string-value="" calcext:value-type="error">
            <text:p>Err:511</text:p>
          </table:table-cell>
          <table:table-cell table:style-name="ce3" table:formula="of:=IF(COM.MICROSOFT.FLOOR([.H99]/3)-2 &gt; 0; COM.MICROSOFT.FLOOR([.H99]/3)-2; 0)" office:value-type="string" office:string-value="" calcext:value-type="error">
            <text:p>Err:511</text:p>
          </table:table-cell>
          <table:table-cell table:style-name="ce3" table:formula="of:=IF(COM.MICROSOFT.FLOOR([.I99]/3)-2 &gt; 0; COM.MICROSOFT.FLOOR([.I99]/3)-2; 0)" office:value-type="string" office:string-value="" calcext:value-type="error">
            <text:p>Err:511</text:p>
          </table:table-cell>
          <table:table-cell table:style-name="ce3" table:formula="of:=IF(COM.MICROSOFT.FLOOR([.J99]/3)-2 &gt; 0; COM.MICROSOFT.FLOOR([.J99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04335" calcext:value-type="float">
            <text:p>104335</text:p>
          </table:table-cell>
          <table:table-cell table:style-name="ce3" table:formula="of:=IF(COM.MICROSOFT.FLOOR([.A100]/3)-2 &gt; 0; COM.MICROSOFT.FLOOR([.A100]/3)-2; 0)" office:value-type="string" office:string-value="" calcext:value-type="error">
            <text:p>Err:511</text:p>
          </table:table-cell>
          <table:table-cell table:style-name="ce3" table:formula="of:=IF(COM.MICROSOFT.FLOOR([.B100]/3)-2 &gt; 0; COM.MICROSOFT.FLOOR([.B100]/3)-2; 0)" office:value-type="string" office:string-value="" calcext:value-type="error">
            <text:p>Err:511</text:p>
          </table:table-cell>
          <table:table-cell table:style-name="ce3" table:formula="of:=IF(COM.MICROSOFT.FLOOR([.C100]/3)-2 &gt; 0; COM.MICROSOFT.FLOOR([.C100]/3)-2; 0)" office:value-type="string" office:string-value="" calcext:value-type="error">
            <text:p>Err:511</text:p>
          </table:table-cell>
          <table:table-cell table:style-name="ce3" table:formula="of:=IF(COM.MICROSOFT.FLOOR([.D100]/3)-2 &gt; 0; COM.MICROSOFT.FLOOR([.D100]/3)-2; 0)" office:value-type="string" office:string-value="" calcext:value-type="error">
            <text:p>Err:511</text:p>
          </table:table-cell>
          <table:table-cell table:style-name="ce3" table:formula="of:=IF(COM.MICROSOFT.FLOOR([.E100]/3)-2 &gt; 0; COM.MICROSOFT.FLOOR([.E100]/3)-2; 0)" office:value-type="string" office:string-value="" calcext:value-type="error">
            <text:p>Err:511</text:p>
          </table:table-cell>
          <table:table-cell table:style-name="ce3" table:formula="of:=IF(COM.MICROSOFT.FLOOR([.F100]/3)-2 &gt; 0; COM.MICROSOFT.FLOOR([.F100]/3)-2; 0)" office:value-type="string" office:string-value="" calcext:value-type="error">
            <text:p>Err:511</text:p>
          </table:table-cell>
          <table:table-cell table:style-name="ce3" table:formula="of:=IF(COM.MICROSOFT.FLOOR([.G100]/3)-2 &gt; 0; COM.MICROSOFT.FLOOR([.G100]/3)-2; 0)" office:value-type="string" office:string-value="" calcext:value-type="error">
            <text:p>Err:511</text:p>
          </table:table-cell>
          <table:table-cell table:style-name="ce3" table:formula="of:=IF(COM.MICROSOFT.FLOOR([.H100]/3)-2 &gt; 0; COM.MICROSOFT.FLOOR([.H100]/3)-2; 0)" office:value-type="string" office:string-value="" calcext:value-type="error">
            <text:p>Err:511</text:p>
          </table:table-cell>
          <table:table-cell table:style-name="ce3" table:formula="of:=IF(COM.MICROSOFT.FLOOR([.I100]/3)-2 &gt; 0; COM.MICROSOFT.FLOOR([.I100]/3)-2; 0)" office:value-type="string" office:string-value="" calcext:value-type="error">
            <text:p>Err:511</text:p>
          </table:table-cell>
          <table:table-cell table:style-name="ce3" table:formula="of:=IF(COM.MICROSOFT.FLOOR([.J100]/3)-2 &gt; 0; COM.MICROSOFT.FLOOR([.J100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2" office:value-type="float" office:value="138295" calcext:value-type="float">
            <text:p>138295</text:p>
          </table:table-cell>
          <table:table-cell table:style-name="ce3" table:formula="of:=IF(COM.MICROSOFT.FLOOR([.A101]/3)-2 &gt; 0; COM.MICROSOFT.FLOOR([.A101]/3)-2; 0)" office:value-type="string" office:string-value="" calcext:value-type="error">
            <text:p>Err:511</text:p>
          </table:table-cell>
          <table:table-cell table:style-name="ce3" table:formula="of:=IF(COM.MICROSOFT.FLOOR([.B101]/3)-2 &gt; 0; COM.MICROSOFT.FLOOR([.B101]/3)-2; 0)" office:value-type="string" office:string-value="" calcext:value-type="error">
            <text:p>Err:511</text:p>
          </table:table-cell>
          <table:table-cell table:style-name="ce3" table:formula="of:=IF(COM.MICROSOFT.FLOOR([.C101]/3)-2 &gt; 0; COM.MICROSOFT.FLOOR([.C101]/3)-2; 0)" office:value-type="string" office:string-value="" calcext:value-type="error">
            <text:p>Err:511</text:p>
          </table:table-cell>
          <table:table-cell table:style-name="ce3" table:formula="of:=IF(COM.MICROSOFT.FLOOR([.D101]/3)-2 &gt; 0; COM.MICROSOFT.FLOOR([.D101]/3)-2; 0)" office:value-type="string" office:string-value="" calcext:value-type="error">
            <text:p>Err:511</text:p>
          </table:table-cell>
          <table:table-cell table:style-name="ce3" table:formula="of:=IF(COM.MICROSOFT.FLOOR([.E101]/3)-2 &gt; 0; COM.MICROSOFT.FLOOR([.E101]/3)-2; 0)" office:value-type="string" office:string-value="" calcext:value-type="error">
            <text:p>Err:511</text:p>
          </table:table-cell>
          <table:table-cell table:style-name="ce3" table:formula="of:=IF(COM.MICROSOFT.FLOOR([.F101]/3)-2 &gt; 0; COM.MICROSOFT.FLOOR([.F101]/3)-2; 0)" office:value-type="string" office:string-value="" calcext:value-type="error">
            <text:p>Err:511</text:p>
          </table:table-cell>
          <table:table-cell table:style-name="ce3" table:formula="of:=IF(COM.MICROSOFT.FLOOR([.G101]/3)-2 &gt; 0; COM.MICROSOFT.FLOOR([.G101]/3)-2; 0)" office:value-type="string" office:string-value="" calcext:value-type="error">
            <text:p>Err:511</text:p>
          </table:table-cell>
          <table:table-cell table:style-name="ce3" table:formula="of:=IF(COM.MICROSOFT.FLOOR([.H101]/3)-2 &gt; 0; COM.MICROSOFT.FLOOR([.H101]/3)-2; 0)" office:value-type="string" office:string-value="" calcext:value-type="error">
            <text:p>Err:511</text:p>
          </table:table-cell>
          <table:table-cell table:style-name="ce3" table:formula="of:=IF(COM.MICROSOFT.FLOOR([.I101]/3)-2 &gt; 0; COM.MICROSOFT.FLOOR([.I101]/3)-2; 0)" office:value-type="string" office:string-value="" calcext:value-type="error">
            <text:p>Err:511</text:p>
          </table:table-cell>
          <table:table-cell table:style-name="ce3" table:formula="of:=IF(COM.MICROSOFT.FLOOR([.J101]/3)-2 &gt; 0; COM.MICROSOFT.FLOOR([.J101]/3)-2; 0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_20_1" style:display-name="PageStyle_P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2" style:display-name="PageStyle_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08" meta:object-count="0"/>
    <meta:generator>LibreOfficeDev/6.0.5.2$Linux_X86_64 LibreOffice_project/</meta:generator>
  </office:meta>
</office:document-meta>
</file>